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67.208" calcext:value-type="float">
            <text:p>367,208</text:p>
          </table:table-cell>
          <table:table-cell office:value-type="float" office:value="40.298" calcext:value-type="float">
            <text:p>40,298</text:p>
          </table:table-cell>
          <table:table-cell/>
          <table:table-cell office:value-type="float" office:value="2497.153" calcext:value-type="float">
            <text:p>2497,153</text:p>
          </table:table-cell>
          <table:table-cell office:value-type="float" office:value="2420.948" calcext:value-type="float">
            <text:p>2420,948</text:p>
          </table:table-cell>
          <table:table-cell table:number-columns-repeated="8"/>
          <table:table-cell table:formula="of:=['PY37-128MB'.N7]-['PY37-128MB'.$L7]" office:value-type="float" office:value="-0.21940206185567" calcext:value-type="float">
            <text:p>-0,2194020619</text:p>
          </table:table-cell>
          <table:table-cell table:formula="of:=['PY37-128MB'.O7]-['PY37-128MB'.$L7]" office:value-type="float" office:value="0.24259793814433" calcext:value-type="float">
            <text:p>0,2425979381</text:p>
          </table:table-cell>
        </table:table-row>
        <table:table-row table:style-name="ro1">
          <table:table-cell office:value-type="float" office:value="61.22" calcext:value-type="float">
            <text:p>61,22</text:p>
          </table:table-cell>
          <table:table-cell office:value-type="float" office:value="9.181" calcext:value-type="float">
            <text:p>9,181</text:p>
          </table:table-cell>
          <table:table-cell/>
          <table:table-cell office:value-type="float" office:value="2516.365" calcext:value-type="float">
            <text:p>2516,365</text:p>
          </table:table-cell>
          <table:table-cell office:value-type="float" office:value="2419.778" calcext:value-type="float">
            <text:p>2419,778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9.132" calcext:value-type="float">
            <text:p>9,132</text:p>
          </table:table-cell>
          <table:table-cell/>
          <table:table-cell office:value-type="float" office:value="2517.056" calcext:value-type="float">
            <text:p>2517,056</text:p>
          </table:table-cell>
          <table:table-cell office:value-type="float" office:value="2381.073" calcext:value-type="float">
            <text:p>2381,073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PY37-128MB'.$B$8:.$B$104])" office:value-type="float" office:value="1.04140206185567" calcext:value-type="float">
            <text:p>1,0414020619</text:p>
          </table:table-cell>
          <table:table-cell table:formula="of:=STDEV(['PY37-128MB'.$B$8:.$B$104])" office:value-type="float" office:value="0.0712103193296997" calcext:value-type="float">
            <text:p>0,0712103193</text:p>
          </table:table-cell>
          <table:table-cell table:formula="of:=MIN(['PY37-128MB'.$B$8:.$B$104])" office:value-type="float" office:value="0.822" calcext:value-type="float">
            <text:p>0,822</text:p>
          </table:table-cell>
          <table:table-cell table:formula="of:=MAX(['PY37-128MB'.$B$8:.$B$104])" office:value-type="float" office:value="1.284" calcext:value-type="float">
            <text:p>1,284</text:p>
          </table:table-cell>
        </table:table-row>
        <table:table-row table:style-name="ro1">
          <table:table-cell office:value-type="float" office:value="60.072" calcext:value-type="float">
            <text:p>60,072</text:p>
          </table:table-cell>
          <table:table-cell office:value-type="float" office:value="1.284" calcext:value-type="float">
            <text:p>1,284</text:p>
          </table:table-cell>
          <table:table-cell office:value-type="string" calcext:value-type="string">
            <text:p>←</text:p>
          </table:table-cell>
          <table:table-cell office:value-type="float" office:value="2440.63" calcext:value-type="float">
            <text:p>2440,63</text:p>
          </table:table-cell>
          <table:table-cell office:value-type="float" office:value="2378.638" calcext:value-type="float">
            <text:p>2378,63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2176.77294318182" calcext:value-type="float">
            <text:p>2176,7729431818</text:p>
          </table:table-cell>
          <table:table-cell table:formula="of:=STDEV(['PY37-128MB'.$E$17:.$E$104])" office:value-type="float" office:value="57.1788242467272" calcext:value-type="float">
            <text:p>57,1788242467</text:p>
          </table:table-cell>
          <table:table-cell table:formula="of:=MIN(['PY37-128MB'.$E$17:.$E$104])" office:value-type="float" office:value="2045.003" calcext:value-type="float">
            <text:p>2045,003</text:p>
          </table:table-cell>
          <table:table-cell table:formula="of:=MAX(['PY37-128MB'.$E$17:.$E$104])" office:value-type="float" office:value="2282.42" calcext:value-type="float">
            <text:p>2282,42</text:p>
          </table:table-cell>
        </table:table-row>
        <table:table-row table:style-name="ro1">
          <table:table-cell office:value-type="float" office:value="57.043" calcext:value-type="float">
            <text:p>57,043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2748.488" calcext:value-type="float">
            <text:p>2748,488</text:p>
          </table:table-cell>
          <table:table-cell office:value-type="float" office:value="2371.838" calcext:value-type="float">
            <text:p>2371,838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28MB'.$H$5:.$H$79])" office:value-type="string" office:string-value="" calcext:value-type="error">
            <text:p>#DIV/0!</text:p>
          </table:table-cell>
          <table:table-cell table:formula="of:=STDEV(['PY37-128MB'.$H$5:.$H$79])" office:value-type="string" office:string-value="" calcext:value-type="error">
            <text:p>#DIV/0!</text:p>
          </table:table-cell>
          <table:table-cell table:formula="of:=MIN(['PY37-128MB'.$H$5:.$H$79])" office:value-type="float" office:value="0" calcext:value-type="float">
            <text:p>0</text:p>
          </table:table-cell>
          <table:table-cell table:formula="of:=MAX(['PY37-128MB'.$H$5:.$H$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95" calcext:value-type="float">
            <text:p>48,195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521.256" calcext:value-type="float">
            <text:p>2521,256</text:p>
          </table:table-cell>
          <table:table-cell office:value-type="float" office:value="2361.343" calcext:value-type="float">
            <text:p>2361,343</text:p>
          </table:table-cell>
          <table:table-cell table:number-columns-repeated="10"/>
        </table:table-row>
        <table:table-row table:style-name="ro1">
          <table:table-cell office:value-type="float" office:value="83.352" calcext:value-type="float">
            <text:p>83,352</text:p>
          </table:table-cell>
          <table:table-cell office:value-type="float" office:value="1.166" calcext:value-type="float">
            <text:p>1,166</text:p>
          </table:table-cell>
          <table:table-cell/>
          <table:table-cell office:value-type="float" office:value="2439.724" calcext:value-type="float">
            <text:p>2439,724</text:p>
          </table:table-cell>
          <table:table-cell office:value-type="float" office:value="2306.867" calcext:value-type="float">
            <text:p>2306,867</text:p>
          </table:table-cell>
          <table:table-cell table:number-columns-repeated="8"/>
          <table:table-cell table:formula="of:=[.L8]-[.N8]" office:value-type="float" office:value="131.769943181818" calcext:value-type="float">
            <text:p>131,7699431818</text:p>
          </table:table-cell>
          <table:table-cell table:formula="of:=[.L8]-[.O8]" office:value-type="float" office:value="-105.647056818182" calcext:value-type="float">
            <text:p>-105,6470568182</text:p>
          </table:table-cell>
        </table:table-row>
        <table:table-row table:style-name="ro1">
          <table:table-cell office:value-type="float" office:value="60.867" calcext:value-type="float">
            <text:p>60,867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2398.615" calcext:value-type="float">
            <text:p>2398,615</text:p>
          </table:table-cell>
          <table:table-cell office:value-type="float" office:value="2304.762" calcext:value-type="float">
            <text:p>2304,762</text:p>
          </table:table-cell>
          <table:table-cell table:number-columns-repeated="10"/>
        </table:table-row>
        <table:table-row table:style-name="ro1">
          <table:table-cell office:value-type="float" office:value="53.957" calcext:value-type="float">
            <text:p>53,957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2415.035" calcext:value-type="float">
            <text:p>2415,035</text:p>
          </table:table-cell>
          <table:table-cell office:value-type="float" office:value="2303.93" calcext:value-type="float">
            <text:p>2303,93</text:p>
          </table:table-cell>
          <table:table-cell table:number-columns-repeated="10"/>
        </table:table-row>
        <table:table-row table:style-name="ro1">
          <table:table-cell office:value-type="float" office:value="102.718" calcext:value-type="float">
            <text:p>102,718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2375.918" calcext:value-type="float">
            <text:p>2375,918</text:p>
          </table:table-cell>
          <table:table-cell office:value-type="float" office:value="2302.922" calcext:value-type="float">
            <text:p>2302,922</text:p>
          </table:table-cell>
          <table:table-cell table:number-columns-repeated="10"/>
        </table:table-row>
        <table:table-row table:style-name="ro1">
          <table:table-cell office:value-type="float" office:value="179.048" calcext:value-type="float">
            <text:p>179,048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2378.86" calcext:value-type="float">
            <text:p>2378,86</text:p>
          </table:table-cell>
          <table:table-cell office:value-type="float" office:value="2302.826" calcext:value-type="float">
            <text:p>2302,826</text:p>
          </table:table-cell>
          <table:table-cell table:number-columns-repeated="10"/>
        </table:table-row>
        <table:table-row table:style-name="ro1">
          <table:table-cell office:value-type="float" office:value="64.078" calcext:value-type="float">
            <text:p>64,078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2422.714" calcext:value-type="float">
            <text:p>2422,714</text:p>
          </table:table-cell>
          <table:table-cell office:value-type="float" office:value="2298.415" calcext:value-type="float">
            <text:p>2298,415</text:p>
          </table:table-cell>
          <table:table-cell table:number-columns-repeated="10"/>
        </table:table-row>
        <table:table-row table:style-name="ro1">
          <table:table-cell office:value-type="float" office:value="77.206" calcext:value-type="float">
            <text:p>77,206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2400.839" calcext:value-type="float">
            <text:p>2400,839</text:p>
          </table:table-cell>
          <table:table-cell office:value-type="float" office:value="2282.42" calcext:value-type="float">
            <text:p>2282,42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79.399" calcext:value-type="float">
            <text:p>79,399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2399.891" calcext:value-type="float">
            <text:p>2399,891</text:p>
          </table:table-cell>
          <table:table-cell office:value-type="float" office:value="2281.914" calcext:value-type="float">
            <text:p>2281,914</text:p>
          </table:table-cell>
          <table:table-cell table:number-columns-repeated="10"/>
        </table:table-row>
        <table:table-row table:style-name="ro1">
          <table:table-cell office:value-type="float" office:value="84.855" calcext:value-type="float">
            <text:p>84,855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2399.24" calcext:value-type="float">
            <text:p>2399,24</text:p>
          </table:table-cell>
          <table:table-cell office:value-type="float" office:value="2281.253" calcext:value-type="float">
            <text:p>2281,253</text:p>
          </table:table-cell>
          <table:table-cell table:number-columns-repeated="10"/>
        </table:table-row>
        <table:table-row table:style-name="ro1">
          <table:table-cell office:value-type="float" office:value="51.188" calcext:value-type="float">
            <text:p>51,188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2399.918" calcext:value-type="float">
            <text:p>2399,918</text:p>
          </table:table-cell>
          <table:table-cell office:value-type="float" office:value="2280.618" calcext:value-type="float">
            <text:p>2280,618</text:p>
          </table:table-cell>
          <table:table-cell table:number-columns-repeated="10"/>
        </table:table-row>
        <table:table-row table:style-name="ro1">
          <table:table-cell office:value-type="float" office:value="61.033" calcext:value-type="float">
            <text:p>61,03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2361.243" calcext:value-type="float">
            <text:p>2361,243</text:p>
          </table:table-cell>
          <table:table-cell office:value-type="float" office:value="2278.559" calcext:value-type="float">
            <text:p>2278,559</text:p>
          </table:table-cell>
          <table:table-cell table:number-columns-repeated="10"/>
        </table:table-row>
        <table:table-row table:style-name="ro1">
          <table:table-cell office:value-type="float" office:value="59.803" calcext:value-type="float">
            <text:p>59,80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2354.312" calcext:value-type="float">
            <text:p>2354,312</text:p>
          </table:table-cell>
          <table:table-cell office:value-type="float" office:value="2278.382" calcext:value-type="float">
            <text:p>2278,382</text:p>
          </table:table-cell>
          <table:table-cell table:number-columns-repeated="10"/>
        </table:table-row>
        <table:table-row table:style-name="ro1">
          <table:table-cell office:value-type="float" office:value="49.941" calcext:value-type="float">
            <text:p>49,941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2339.297" calcext:value-type="float">
            <text:p>2339,297</text:p>
          </table:table-cell>
          <table:table-cell office:value-type="float" office:value="2276.712" calcext:value-type="float">
            <text:p>2276,712</text:p>
          </table:table-cell>
          <table:table-cell table:number-columns-repeated="10"/>
        </table:table-row>
        <table:table-row table:style-name="ro1">
          <table:table-cell office:value-type="float" office:value="54.304" calcext:value-type="float">
            <text:p>54,304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2379.89" calcext:value-type="float">
            <text:p>2379,89</text:p>
          </table:table-cell>
          <table:table-cell office:value-type="float" office:value="2264.696" calcext:value-type="float">
            <text:p>2264,696</text:p>
          </table:table-cell>
          <table:table-cell table:number-columns-repeated="10"/>
        </table:table-row>
        <table:table-row table:style-name="ro1">
          <table:table-cell office:value-type="float" office:value="164.056" calcext:value-type="float">
            <text:p>164,056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2399.879" calcext:value-type="float">
            <text:p>2399,879</text:p>
          </table:table-cell>
          <table:table-cell office:value-type="float" office:value="2260.696" calcext:value-type="float">
            <text:p>2260,696</text:p>
          </table:table-cell>
          <table:table-cell table:number-columns-repeated="10"/>
        </table:table-row>
        <table:table-row table:style-name="ro1">
          <table:table-cell office:value-type="float" office:value="59.966" calcext:value-type="float">
            <text:p>59,966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2357.253" calcext:value-type="float">
            <text:p>2357,253</text:p>
          </table:table-cell>
          <table:table-cell office:value-type="float" office:value="2257.984" calcext:value-type="float">
            <text:p>2257,984</text:p>
          </table:table-cell>
          <table:table-cell table:number-columns-repeated="10"/>
        </table:table-row>
        <table:table-row table:style-name="ro1">
          <table:table-cell office:value-type="float" office:value="77.029" calcext:value-type="float">
            <text:p>77,029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2362.965" calcext:value-type="float">
            <text:p>2362,965</text:p>
          </table:table-cell>
          <table:table-cell office:value-type="float" office:value="2243.152" calcext:value-type="float">
            <text:p>2243,152</text:p>
          </table:table-cell>
          <table:table-cell table:number-columns-repeated="10"/>
        </table:table-row>
        <table:table-row table:style-name="ro1">
          <table:table-cell office:value-type="float" office:value="55.422" calcext:value-type="float">
            <text:p>55,422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2391.93" calcext:value-type="float">
            <text:p>2391,93</text:p>
          </table:table-cell>
          <table:table-cell office:value-type="float" office:value="2242.734" calcext:value-type="float">
            <text:p>2242,734</text:p>
          </table:table-cell>
          <table:table-cell table:number-columns-repeated="10"/>
        </table:table-row>
        <table:table-row table:style-name="ro1">
          <table:table-cell office:value-type="float" office:value="50.905" calcext:value-type="float">
            <text:p>50,905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2359.922" calcext:value-type="float">
            <text:p>2359,922</text:p>
          </table:table-cell>
          <table:table-cell office:value-type="float" office:value="2240.596" calcext:value-type="float">
            <text:p>2240,596</text:p>
          </table:table-cell>
          <table:table-cell table:number-columns-repeated="10"/>
        </table:table-row>
        <table:table-row table:style-name="ro1">
          <table:table-cell office:value-type="float" office:value="79.144" calcext:value-type="float">
            <text:p>79,144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2315.525" calcext:value-type="float">
            <text:p>2315,525</text:p>
          </table:table-cell>
          <table:table-cell office:value-type="float" office:value="2236.949" calcext:value-type="float">
            <text:p>2236,949</text:p>
          </table:table-cell>
          <table:table-cell table:number-columns-repeated="10"/>
        </table:table-row>
        <table:table-row table:style-name="ro1">
          <table:table-cell office:value-type="float" office:value="60.116" calcext:value-type="float">
            <text:p>60,116</text:p>
          </table:table-cell>
          <table:table-cell office:value-type="float" office:value="1.079" calcext:value-type="float">
            <text:p>1,079</text:p>
          </table:table-cell>
          <table:table-cell/>
          <table:table-cell office:value-type="float" office:value="2427.856" calcext:value-type="float">
            <text:p>2427,856</text:p>
          </table:table-cell>
          <table:table-cell office:value-type="float" office:value="2230.931" calcext:value-type="float">
            <text:p>2230,931</text:p>
          </table:table-cell>
          <table:table-cell table:number-columns-repeated="10"/>
        </table:table-row>
        <table:table-row table:style-name="ro1">
          <table:table-cell office:value-type="float" office:value="59.089" calcext:value-type="float">
            <text:p>59,089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309.349" calcext:value-type="float">
            <text:p>2309,349</text:p>
          </table:table-cell>
          <table:table-cell office:value-type="float" office:value="2230.92" calcext:value-type="float">
            <text:p>2230,92</text:p>
          </table:table-cell>
          <table:table-cell table:number-columns-repeated="10"/>
        </table:table-row>
        <table:table-row table:style-name="ro1">
          <table:table-cell office:value-type="float" office:value="87.441" calcext:value-type="float">
            <text:p>87,441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360.636" calcext:value-type="float">
            <text:p>2360,636</text:p>
          </table:table-cell>
          <table:table-cell office:value-type="float" office:value="2227.903" calcext:value-type="float">
            <text:p>2227,903</text:p>
          </table:table-cell>
          <table:table-cell table:number-columns-repeated="10"/>
        </table:table-row>
        <table:table-row table:style-name="ro1">
          <table:table-cell office:value-type="float" office:value="58.219" calcext:value-type="float">
            <text:p>58,21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2354.542" calcext:value-type="float">
            <text:p>2354,542</text:p>
          </table:table-cell>
          <table:table-cell office:value-type="float" office:value="2227.062" calcext:value-type="float">
            <text:p>2227,062</text:p>
          </table:table-cell>
          <table:table-cell table:number-columns-repeated="10"/>
        </table:table-row>
        <table:table-row table:style-name="ro1">
          <table:table-cell office:value-type="float" office:value="58.777" calcext:value-type="float">
            <text:p>58,777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00.415" calcext:value-type="float">
            <text:p>2300,415</text:p>
          </table:table-cell>
          <table:table-cell office:value-type="float" office:value="2226.5" calcext:value-type="float">
            <text:p>2226,5</text:p>
          </table:table-cell>
          <table:table-cell table:number-columns-repeated="10"/>
        </table:table-row>
        <table:table-row table:style-name="ro1">
          <table:table-cell office:value-type="float" office:value="87.342" calcext:value-type="float">
            <text:p>87,342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60.001" calcext:value-type="float">
            <text:p>2360,001</text:p>
          </table:table-cell>
          <table:table-cell office:value-type="float" office:value="2224.3" calcext:value-type="float">
            <text:p>2224,3</text:p>
          </table:table-cell>
          <table:table-cell table:number-columns-repeated="10"/>
        </table:table-row>
        <table:table-row table:style-name="ro1">
          <table:table-cell office:value-type="float" office:value="60.409" calcext:value-type="float">
            <text:p>60,409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79.434" calcext:value-type="float">
            <text:p>2379,434</text:p>
          </table:table-cell>
          <table:table-cell office:value-type="float" office:value="2222.481" calcext:value-type="float">
            <text:p>2222,481</text:p>
          </table:table-cell>
          <table:table-cell table:number-columns-repeated="10"/>
        </table:table-row>
        <table:table-row table:style-name="ro1">
          <table:table-cell office:value-type="float" office:value="393.701" calcext:value-type="float">
            <text:p>393,701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2318.909" calcext:value-type="float">
            <text:p>2318,909</text:p>
          </table:table-cell>
          <table:table-cell office:value-type="float" office:value="2222.415" calcext:value-type="float">
            <text:p>2222,415</text:p>
          </table:table-cell>
          <table:table-cell table:number-columns-repeated="10"/>
        </table:table-row>
        <table:table-row table:style-name="ro1">
          <table:table-cell office:value-type="float" office:value="76.931" calcext:value-type="float">
            <text:p>76,931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2318.882" calcext:value-type="float">
            <text:p>2318,882</text:p>
          </table:table-cell>
          <table:table-cell office:value-type="float" office:value="2221.99" calcext:value-type="float">
            <text:p>2221,99</text:p>
          </table:table-cell>
          <table:table-cell table:number-columns-repeated="10"/>
        </table:table-row>
        <table:table-row table:style-name="ro1">
          <table:table-cell office:value-type="float" office:value="102.298" calcext:value-type="float">
            <text:p>102,298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2338.08" calcext:value-type="float">
            <text:p>2338,08</text:p>
          </table:table-cell>
          <table:table-cell office:value-type="float" office:value="2221.297" calcext:value-type="float">
            <text:p>2221,297</text:p>
          </table:table-cell>
          <table:table-cell table:number-columns-repeated="10"/>
        </table:table-row>
        <table:table-row table:style-name="ro1">
          <table:table-cell office:value-type="float" office:value="86.429" calcext:value-type="float">
            <text:p>86,429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2299.606" calcext:value-type="float">
            <text:p>2299,606</text:p>
          </table:table-cell>
          <table:table-cell office:value-type="float" office:value="2220.127" calcext:value-type="float">
            <text:p>2220,127</text:p>
          </table:table-cell>
          <table:table-cell table:number-columns-repeated="10"/>
        </table:table-row>
        <table:table-row table:style-name="ro1">
          <table:table-cell office:value-type="float" office:value="64.219" calcext:value-type="float">
            <text:p>64,219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2315.79" calcext:value-type="float">
            <text:p>2315,79</text:p>
          </table:table-cell>
          <table:table-cell office:value-type="float" office:value="2218.758" calcext:value-type="float">
            <text:p>2218,758</text:p>
          </table:table-cell>
          <table:table-cell table:number-columns-repeated="10"/>
        </table:table-row>
        <table:table-row table:style-name="ro1">
          <table:table-cell office:value-type="float" office:value="162.311" calcext:value-type="float">
            <text:p>162,311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2338.964" calcext:value-type="float">
            <text:p>2338,964</text:p>
          </table:table-cell>
          <table:table-cell office:value-type="float" office:value="2217.883" calcext:value-type="float">
            <text:p>2217,883</text:p>
          </table:table-cell>
          <table:table-cell table:number-columns-repeated="10"/>
        </table:table-row>
        <table:table-row table:style-name="ro1">
          <table:table-cell office:value-type="float" office:value="55.281" calcext:value-type="float">
            <text:p>55,281</text:p>
          </table:table-cell>
          <table:table-cell office:value-type="float" office:value="1.067" calcext:value-type="float">
            <text:p>1,067</text:p>
          </table:table-cell>
          <table:table-cell/>
          <table:table-cell office:value-type="float" office:value="2307.017" calcext:value-type="float">
            <text:p>2307,017</text:p>
          </table:table-cell>
          <table:table-cell office:value-type="float" office:value="2212.519" calcext:value-type="float">
            <text:p>2212,519</text:p>
          </table:table-cell>
          <table:table-cell table:number-columns-repeated="10"/>
        </table:table-row>
        <table:table-row table:style-name="ro1">
          <table:table-cell office:value-type="float" office:value="132.792" calcext:value-type="float">
            <text:p>132,792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2322.868" calcext:value-type="float">
            <text:p>2322,868</text:p>
          </table:table-cell>
          <table:table-cell office:value-type="float" office:value="2206.505" calcext:value-type="float">
            <text:p>2206,505</text:p>
          </table:table-cell>
          <table:table-cell table:number-columns-repeated="10"/>
        </table:table-row>
        <table:table-row table:style-name="ro1">
          <table:table-cell office:value-type="float" office:value="57.057" calcext:value-type="float">
            <text:p>57,057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2320.155" calcext:value-type="float">
            <text:p>2320,155</text:p>
          </table:table-cell>
          <table:table-cell office:value-type="float" office:value="2204.444" calcext:value-type="float">
            <text:p>2204,444</text:p>
          </table:table-cell>
          <table:table-cell table:number-columns-repeated="10"/>
        </table:table-row>
        <table:table-row table:style-name="ro1">
          <table:table-cell office:value-type="float" office:value="67.721" calcext:value-type="float">
            <text:p>67,721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2321.278" calcext:value-type="float">
            <text:p>2321,278</text:p>
          </table:table-cell>
          <table:table-cell office:value-type="float" office:value="2203.014" calcext:value-type="float">
            <text:p>2203,014</text:p>
          </table:table-cell>
          <table:table-cell table:number-columns-repeated="10"/>
        </table:table-row>
        <table:table-row table:style-name="ro1">
          <table:table-cell office:value-type="float" office:value="50.125" calcext:value-type="float">
            <text:p>50,125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2320.008" calcext:value-type="float">
            <text:p>2320,008</text:p>
          </table:table-cell>
          <table:table-cell office:value-type="float" office:value="2202.842" calcext:value-type="float">
            <text:p>2202,842</text:p>
          </table:table-cell>
          <table:table-cell table:number-columns-repeated="10"/>
        </table:table-row>
        <table:table-row table:style-name="ro1">
          <table:table-cell office:value-type="float" office:value="59.839" calcext:value-type="float">
            <text:p>59,839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2295.809" calcext:value-type="float">
            <text:p>2295,809</text:p>
          </table:table-cell>
          <table:table-cell office:value-type="float" office:value="2201.076" calcext:value-type="float">
            <text:p>2201,076</text:p>
          </table:table-cell>
          <table:table-cell table:number-columns-repeated="10"/>
        </table:table-row>
        <table:table-row table:style-name="ro1">
          <table:table-cell office:value-type="float" office:value="54.385" calcext:value-type="float">
            <text:p>54,385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346.29" calcext:value-type="float">
            <text:p>2346,29</text:p>
          </table:table-cell>
          <table:table-cell office:value-type="float" office:value="2195.748" calcext:value-type="float">
            <text:p>2195,748</text:p>
          </table:table-cell>
          <table:table-cell table:number-columns-repeated="10"/>
        </table:table-row>
        <table:table-row table:style-name="ro1">
          <table:table-cell office:value-type="float" office:value="49.857" calcext:value-type="float">
            <text:p>49,857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282.044" calcext:value-type="float">
            <text:p>2282,044</text:p>
          </table:table-cell>
          <table:table-cell office:value-type="float" office:value="2185.019" calcext:value-type="float">
            <text:p>2185,019</text:p>
          </table:table-cell>
          <table:table-cell table:number-columns-repeated="10"/>
        </table:table-row>
        <table:table-row table:style-name="ro1">
          <table:table-cell office:value-type="float" office:value="106.122" calcext:value-type="float">
            <text:p>106,122</text:p>
          </table:table-cell>
          <table:table-cell office:value-type="float" office:value="1.055" calcext:value-type="float">
            <text:p>1,055</text:p>
          </table:table-cell>
          <table:table-cell/>
          <table:table-cell office:value-type="float" office:value="2258.874" calcext:value-type="float">
            <text:p>2258,874</text:p>
          </table:table-cell>
          <table:table-cell office:value-type="float" office:value="2183.056" calcext:value-type="float">
            <text:p>2183,056</text:p>
          </table:table-cell>
          <table:table-cell table:number-columns-repeated="10"/>
        </table:table-row>
        <table:table-row table:style-name="ro1">
          <table:table-cell office:value-type="float" office:value="51.555" calcext:value-type="float">
            <text:p>51,555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2300.819" calcext:value-type="float">
            <text:p>2300,819</text:p>
          </table:table-cell>
          <table:table-cell office:value-type="float" office:value="2182.902" calcext:value-type="float">
            <text:p>2182,902</text:p>
          </table:table-cell>
          <table:table-cell table:number-columns-repeated="10"/>
        </table:table-row>
        <table:table-row table:style-name="ro1">
          <table:table-cell office:value-type="float" office:value="89.624" calcext:value-type="float">
            <text:p>89,624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2279.179" calcext:value-type="float">
            <text:p>2279,179</text:p>
          </table:table-cell>
          <table:table-cell office:value-type="float" office:value="2182.703" calcext:value-type="float">
            <text:p>2182,703</text:p>
          </table:table-cell>
          <table:table-cell table:number-columns-repeated="10"/>
        </table:table-row>
        <table:table-row table:style-name="ro1">
          <table:table-cell office:value-type="float" office:value="204.462" calcext:value-type="float">
            <text:p>204,462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2298.933" calcext:value-type="float">
            <text:p>2298,933</text:p>
          </table:table-cell>
          <table:table-cell office:value-type="float" office:value="2181.513" calcext:value-type="float">
            <text:p>2181,513</text:p>
          </table:table-cell>
          <table:table-cell table:number-columns-repeated="10"/>
        </table:table-row>
        <table:table-row table:style-name="ro1">
          <table:table-cell office:value-type="float" office:value="59.155" calcext:value-type="float">
            <text:p>59,15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2279.891" calcext:value-type="float">
            <text:p>2279,891</text:p>
          </table:table-cell>
          <table:table-cell office:value-type="float" office:value="2179.972" calcext:value-type="float">
            <text:p>2179,972</text:p>
          </table:table-cell>
          <table:table-cell table:number-columns-repeated="10"/>
        </table:table-row>
        <table:table-row table:style-name="ro1">
          <table:table-cell office:value-type="float" office:value="55.772" calcext:value-type="float">
            <text:p>55,772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318.364" calcext:value-type="float">
            <text:p>2318,364</text:p>
          </table:table-cell>
          <table:table-cell office:value-type="float" office:value="2179.492" calcext:value-type="float">
            <text:p>2179,492</text:p>
          </table:table-cell>
          <table:table-cell table:number-columns-repeated="10"/>
        </table:table-row>
        <table:table-row table:style-name="ro1">
          <table:table-cell office:value-type="float" office:value="78.436" calcext:value-type="float">
            <text:p>78,436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406.4" calcext:value-type="float">
            <text:p>2406,4</text:p>
          </table:table-cell>
          <table:table-cell office:value-type="float" office:value="2175.306" calcext:value-type="float">
            <text:p>2175,306</text:p>
          </table:table-cell>
          <table:table-cell table:number-columns-repeated="10"/>
        </table:table-row>
        <table:table-row table:style-name="ro1">
          <table:table-cell office:value-type="float" office:value="50.827" calcext:value-type="float">
            <text:p>50,827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309.158" calcext:value-type="float">
            <text:p>2309,158</text:p>
          </table:table-cell>
          <table:table-cell office:value-type="float" office:value="2168.547" calcext:value-type="float">
            <text:p>2168,547</text:p>
          </table:table-cell>
          <table:table-cell table:number-columns-repeated="10"/>
        </table:table-row>
        <table:table-row table:style-name="ro1">
          <table:table-cell office:value-type="float" office:value="77.579" calcext:value-type="float">
            <text:p>77,579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399.439" calcext:value-type="float">
            <text:p>2399,439</text:p>
          </table:table-cell>
          <table:table-cell office:value-type="float" office:value="2167.304" calcext:value-type="float">
            <text:p>2167,304</text:p>
          </table:table-cell>
          <table:table-cell table:number-columns-repeated="10"/>
        </table:table-row>
        <table:table-row table:style-name="ro1">
          <table:table-cell office:value-type="float" office:value="55.322" calcext:value-type="float">
            <text:p>55,322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2279.619" calcext:value-type="float">
            <text:p>2279,619</text:p>
          </table:table-cell>
          <table:table-cell office:value-type="float" office:value="2167.09" calcext:value-type="float">
            <text:p>2167,09</text:p>
          </table:table-cell>
          <table:table-cell table:number-columns-repeated="10"/>
        </table:table-row>
        <table:table-row table:style-name="ro1">
          <table:table-cell office:value-type="float" office:value="59.594" calcext:value-type="float">
            <text:p>59,594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float" office:value="2247.198" calcext:value-type="float">
            <text:p>2247,198</text:p>
          </table:table-cell>
          <table:table-cell office:value-type="float" office:value="2166.366" calcext:value-type="float">
            <text:p>2166,366</text:p>
          </table:table-cell>
          <table:table-cell table:number-columns-repeated="10"/>
        </table:table-row>
        <table:table-row table:style-name="ro1">
          <table:table-cell office:value-type="float" office:value="51.194" calcext:value-type="float">
            <text:p>51,194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239.406" calcext:value-type="float">
            <text:p>2239,406</text:p>
          </table:table-cell>
          <table:table-cell office:value-type="float" office:value="2165.341" calcext:value-type="float">
            <text:p>2165,341</text:p>
          </table:table-cell>
          <table:table-cell table:number-columns-repeated="10"/>
        </table:table-row>
        <table:table-row table:style-name="ro1">
          <table:table-cell office:value-type="float" office:value="60.046" calcext:value-type="float">
            <text:p>60,046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286.274" calcext:value-type="float">
            <text:p>2286,274</text:p>
          </table:table-cell>
          <table:table-cell office:value-type="float" office:value="2165.159" calcext:value-type="float">
            <text:p>2165,159</text:p>
          </table:table-cell>
          <table:table-cell table:number-columns-repeated="10"/>
        </table:table-row>
        <table:table-row table:style-name="ro1">
          <table:table-cell office:value-type="float" office:value="50.923" calcext:value-type="float">
            <text:p>50,923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2303.556" calcext:value-type="float">
            <text:p>2303,556</text:p>
          </table:table-cell>
          <table:table-cell office:value-type="float" office:value="2164.627" calcext:value-type="float">
            <text:p>2164,627</text:p>
          </table:table-cell>
          <table:table-cell table:number-columns-repeated="10"/>
        </table:table-row>
        <table:table-row table:style-name="ro1">
          <table:table-cell office:value-type="float" office:value="59.831" calcext:value-type="float">
            <text:p>59,831</text:p>
          </table:table-cell>
          <table:table-cell office:value-type="float" office:value="1.029" calcext:value-type="float">
            <text:p>1,029</text:p>
          </table:table-cell>
          <table:table-cell/>
          <table:table-cell office:value-type="float" office:value="2239.149" calcext:value-type="float">
            <text:p>2239,149</text:p>
          </table:table-cell>
          <table:table-cell office:value-type="float" office:value="2163.264" calcext:value-type="float">
            <text:p>2163,264</text:p>
          </table:table-cell>
          <table:table-cell table:number-columns-repeated="10"/>
        </table:table-row>
        <table:table-row table:style-name="ro1">
          <table:table-cell office:value-type="float" office:value="368.957" calcext:value-type="float">
            <text:p>368,957</text:p>
          </table:table-cell>
          <table:table-cell office:value-type="float" office:value="1.028" calcext:value-type="float">
            <text:p>1,028</text:p>
          </table:table-cell>
          <table:table-cell/>
          <table:table-cell office:value-type="float" office:value="2281.662" calcext:value-type="float">
            <text:p>2281,662</text:p>
          </table:table-cell>
          <table:table-cell office:value-type="float" office:value="2162.315" calcext:value-type="float">
            <text:p>2162,315</text:p>
          </table:table-cell>
          <table:table-cell table:number-columns-repeated="10"/>
        </table:table-row>
        <table:table-row table:style-name="ro1">
          <table:table-cell office:value-type="float" office:value="84.765" calcext:value-type="float">
            <text:p>84,765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274.479" calcext:value-type="float">
            <text:p>2274,479</text:p>
          </table:table-cell>
          <table:table-cell office:value-type="float" office:value="2161.18" calcext:value-type="float">
            <text:p>2161,18</text:p>
          </table:table-cell>
          <table:table-cell table:number-columns-repeated="10"/>
        </table:table-row>
        <table:table-row table:style-name="ro1">
          <table:table-cell office:value-type="float" office:value="52.802" calcext:value-type="float">
            <text:p>52,802</text:p>
          </table:table-cell>
          <table:table-cell office:value-type="float" office:value="1.024" calcext:value-type="float">
            <text:p>1,024</text:p>
          </table:table-cell>
          <table:table-cell/>
          <table:table-cell office:value-type="float" office:value="2437.359" calcext:value-type="float">
            <text:p>2437,359</text:p>
          </table:table-cell>
          <table:table-cell office:value-type="float" office:value="2161.08" calcext:value-type="float">
            <text:p>2161,08</text:p>
          </table:table-cell>
          <table:table-cell table:number-columns-repeated="10"/>
        </table:table-row>
        <table:table-row table:style-name="ro1">
          <table:table-cell office:value-type="float" office:value="60.2" calcext:value-type="float">
            <text:p>60,2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2242.839" calcext:value-type="float">
            <text:p>2242,839</text:p>
          </table:table-cell>
          <table:table-cell office:value-type="float" office:value="2160.408" calcext:value-type="float">
            <text:p>2160,408</text:p>
          </table:table-cell>
          <table:table-cell table:number-columns-repeated="10"/>
        </table:table-row>
        <table:table-row table:style-name="ro1">
          <table:table-cell office:value-type="float" office:value="59.551" calcext:value-type="float">
            <text:p>59,55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37.308" calcext:value-type="float">
            <text:p>2237,308</text:p>
          </table:table-cell>
          <table:table-cell office:value-type="float" office:value="2159.868" calcext:value-type="float">
            <text:p>2159,868</text:p>
          </table:table-cell>
          <table:table-cell table:number-columns-repeated="10"/>
        </table:table-row>
        <table:table-row table:style-name="ro1">
          <table:table-cell office:value-type="float" office:value="59.902" calcext:value-type="float">
            <text:p>59,902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2600.657" calcext:value-type="float">
            <text:p>2600,657</text:p>
          </table:table-cell>
          <table:table-cell office:value-type="float" office:value="2159.343" calcext:value-type="float">
            <text:p>2159,343</text:p>
          </table:table-cell>
          <table:table-cell table:number-columns-repeated="10"/>
        </table:table-row>
        <table:table-row table:style-name="ro1">
          <table:table-cell office:value-type="float" office:value="86.55" calcext:value-type="float">
            <text:p>86,55</text:p>
          </table:table-cell>
          <table:table-cell office:value-type="float" office:value="1.016" calcext:value-type="float">
            <text:p>1,016</text:p>
          </table:table-cell>
          <table:table-cell/>
          <table:table-cell office:value-type="float" office:value="2282.519" calcext:value-type="float">
            <text:p>2282,519</text:p>
          </table:table-cell>
          <table:table-cell office:value-type="float" office:value="2159.095" calcext:value-type="float">
            <text:p>2159,095</text:p>
          </table:table-cell>
          <table:table-cell table:number-columns-repeated="10"/>
        </table:table-row>
        <table:table-row table:style-name="ro1">
          <table:table-cell office:value-type="float" office:value="161.636" calcext:value-type="float">
            <text:p>161,636</text:p>
          </table:table-cell>
          <table:table-cell office:value-type="float" office:value="1.012" calcext:value-type="float">
            <text:p>1,012</text:p>
          </table:table-cell>
          <table:table-cell/>
          <table:table-cell office:value-type="float" office:value="2282.875" calcext:value-type="float">
            <text:p>2282,875</text:p>
          </table:table-cell>
          <table:table-cell office:value-type="float" office:value="2146.698" calcext:value-type="float">
            <text:p>2146,698</text:p>
          </table:table-cell>
          <table:table-cell table:number-columns-repeated="10"/>
        </table:table-row>
        <table:table-row table:style-name="ro1">
          <table:table-cell office:value-type="float" office:value="60.149" calcext:value-type="float">
            <text:p>60,149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2265.407" calcext:value-type="float">
            <text:p>2265,407</text:p>
          </table:table-cell>
          <table:table-cell office:value-type="float" office:value="2146.117" calcext:value-type="float">
            <text:p>2146,117</text:p>
          </table:table-cell>
          <table:table-cell table:number-columns-repeated="10"/>
        </table:table-row>
        <table:table-row table:style-name="ro1">
          <table:table-cell office:value-type="float" office:value="59.426" calcext:value-type="float">
            <text:p>59,426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2278.934" calcext:value-type="float">
            <text:p>2278,934</text:p>
          </table:table-cell>
          <table:table-cell office:value-type="float" office:value="2146.051" calcext:value-type="float">
            <text:p>2146,051</text:p>
          </table:table-cell>
          <table:table-cell table:number-columns-repeated="10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30.316" calcext:value-type="float">
            <text:p>2330,316</text:p>
          </table:table-cell>
          <table:table-cell office:value-type="float" office:value="2145.585" calcext:value-type="float">
            <text:p>2145,585</text:p>
          </table:table-cell>
          <table:table-cell table:number-columns-repeated="10"/>
        </table:table-row>
        <table:table-row table:style-name="ro1">
          <table:table-cell office:value-type="float" office:value="59.366" calcext:value-type="float">
            <text:p>59,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40.286" calcext:value-type="float">
            <text:p>2240,286</text:p>
          </table:table-cell>
          <table:table-cell office:value-type="float" office:value="2144.182" calcext:value-type="float">
            <text:p>2144,182</text:p>
          </table:table-cell>
          <table:table-cell table:number-columns-repeated="10"/>
        </table:table-row>
        <table:table-row table:style-name="ro1">
          <table:table-cell office:value-type="float" office:value="60.36" calcext:value-type="float">
            <text:p>60,36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float" office:value="2245.437" calcext:value-type="float">
            <text:p>2245,437</text:p>
          </table:table-cell>
          <table:table-cell office:value-type="float" office:value="2143.704" calcext:value-type="float">
            <text:p>2143,704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51.739" calcext:value-type="float">
            <text:p>51,739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2220.564" calcext:value-type="float">
            <text:p>2220,564</text:p>
          </table:table-cell>
          <table:table-cell office:value-type="float" office:value="2143.025" calcext:value-type="float">
            <text:p>2143,025</text:p>
          </table:table-cell>
          <table:table-cell table:number-columns-repeated="10"/>
        </table:table-row>
        <table:table-row table:style-name="ro1">
          <table:table-cell office:value-type="float" office:value="66.157" calcext:value-type="float">
            <text:p>66,157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2271.836" calcext:value-type="float">
            <text:p>2271,836</text:p>
          </table:table-cell>
          <table:table-cell office:value-type="float" office:value="2141.407" calcext:value-type="float">
            <text:p>2141,407</text:p>
          </table:table-cell>
          <table:table-cell table:number-columns-repeated="10"/>
        </table:table-row>
        <table:table-row table:style-name="ro1">
          <table:table-cell office:value-type="float" office:value="79.785" calcext:value-type="float">
            <text:p>79,78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2287.37" calcext:value-type="float">
            <text:p>2287,37</text:p>
          </table:table-cell>
          <table:table-cell office:value-type="float" office:value="2141.321" calcext:value-type="float">
            <text:p>2141,321</text:p>
          </table:table-cell>
          <table:table-cell table:number-columns-repeated="10"/>
        </table:table-row>
        <table:table-row table:style-name="ro1">
          <table:table-cell office:value-type="float" office:value="88.671" calcext:value-type="float">
            <text:p>88,671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2239.755" calcext:value-type="float">
            <text:p>2239,755</text:p>
          </table:table-cell>
          <table:table-cell office:value-type="float" office:value="2136.086" calcext:value-type="float">
            <text:p>2136,086</text:p>
          </table:table-cell>
          <table:table-cell table:number-columns-repeated="10"/>
        </table:table-row>
        <table:table-row table:style-name="ro1">
          <table:table-cell office:value-type="float" office:value="71.824" calcext:value-type="float">
            <text:p>71,824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259.774" calcext:value-type="float">
            <text:p>2259,774</text:p>
          </table:table-cell>
          <table:table-cell office:value-type="float" office:value="2129.329" calcext:value-type="float">
            <text:p>2129,329</text:p>
          </table:table-cell>
          <table:table-cell table:number-columns-repeated="10"/>
        </table:table-row>
        <table:table-row table:style-name="ro1">
          <table:table-cell office:value-type="float" office:value="78.556" calcext:value-type="float">
            <text:p>78,556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246.163" calcext:value-type="float">
            <text:p>2246,163</text:p>
          </table:table-cell>
          <table:table-cell office:value-type="float" office:value="2128.836" calcext:value-type="float">
            <text:p>2128,836</text:p>
          </table:table-cell>
          <table:table-cell table:number-columns-repeated="10"/>
        </table:table-row>
        <table:table-row table:style-name="ro1">
          <table:table-cell office:value-type="float" office:value="60.791" calcext:value-type="float">
            <text:p>60,791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2225.047" calcext:value-type="float">
            <text:p>2225,047</text:p>
          </table:table-cell>
          <table:table-cell office:value-type="float" office:value="2128.756" calcext:value-type="float">
            <text:p>2128,756</text:p>
          </table:table-cell>
          <table:table-cell table:number-columns-repeated="10"/>
        </table:table-row>
        <table:table-row table:style-name="ro1">
          <table:table-cell office:value-type="float" office:value="59.345" calcext:value-type="float">
            <text:p>59,345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2240.649" calcext:value-type="float">
            <text:p>2240,649</text:p>
          </table:table-cell>
          <table:table-cell office:value-type="float" office:value="2127.47" calcext:value-type="float">
            <text:p>2127,47</text:p>
          </table:table-cell>
          <table:table-cell table:number-columns-repeated="10"/>
        </table:table-row>
        <table:table-row table:style-name="ro1">
          <table:table-cell office:value-type="float" office:value="60.246" calcext:value-type="float">
            <text:p>60,246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2224.25" calcext:value-type="float">
            <text:p>2224,25</text:p>
          </table:table-cell>
          <table:table-cell office:value-type="float" office:value="2126.599" calcext:value-type="float">
            <text:p>2126,599</text:p>
          </table:table-cell>
          <table:table-cell table:number-columns-repeated="10"/>
        </table:table-row>
        <table:table-row table:style-name="ro1">
          <table:table-cell office:value-type="float" office:value="53.044" calcext:value-type="float">
            <text:p>53,044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2270.121" calcext:value-type="float">
            <text:p>2270,121</text:p>
          </table:table-cell>
          <table:table-cell office:value-type="float" office:value="2126.327" calcext:value-type="float">
            <text:p>2126,327</text:p>
          </table:table-cell>
          <table:table-cell table:number-columns-repeated="10"/>
        </table:table-row>
        <table:table-row table:style-name="ro1">
          <table:table-cell office:value-type="float" office:value="59.286" calcext:value-type="float">
            <text:p>59,286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2199.733" calcext:value-type="float">
            <text:p>2199,733</text:p>
          </table:table-cell>
          <table:table-cell office:value-type="float" office:value="2121.69" calcext:value-type="float">
            <text:p>2121,69</text:p>
          </table:table-cell>
          <table:table-cell table:number-columns-repeated="10"/>
        </table:table-row>
        <table:table-row table:style-name="ro1">
          <table:table-cell office:value-type="float" office:value="50.136" calcext:value-type="float">
            <text:p>50,136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2197.976" calcext:value-type="float">
            <text:p>2197,976</text:p>
          </table:table-cell>
          <table:table-cell office:value-type="float" office:value="2121.182" calcext:value-type="float">
            <text:p>2121,182</text:p>
          </table:table-cell>
          <table:table-cell table:number-columns-repeated="10"/>
        </table:table-row>
        <table:table-row table:style-name="ro1">
          <table:table-cell office:value-type="float" office:value="83.878" calcext:value-type="float">
            <text:p>83,878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2220.274" calcext:value-type="float">
            <text:p>2220,274</text:p>
          </table:table-cell>
          <table:table-cell office:value-type="float" office:value="2108.161" calcext:value-type="float">
            <text:p>2108,161</text:p>
          </table:table-cell>
          <table:table-cell table:number-columns-repeated="10"/>
        </table:table-row>
        <table:table-row table:style-name="ro1">
          <table:table-cell office:value-type="float" office:value="63.742" calcext:value-type="float">
            <text:p>63,742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2238.57" calcext:value-type="float">
            <text:p>2238,57</text:p>
          </table:table-cell>
          <table:table-cell office:value-type="float" office:value="2107.128" calcext:value-type="float">
            <text:p>2107,128</text:p>
          </table:table-cell>
          <table:table-cell table:number-columns-repeated="10"/>
        </table:table-row>
        <table:table-row table:style-name="ro1">
          <table:table-cell office:value-type="float" office:value="70.252" calcext:value-type="float">
            <text:p>70,252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2240.292" calcext:value-type="float">
            <text:p>2240,292</text:p>
          </table:table-cell>
          <table:table-cell office:value-type="float" office:value="2106.582" calcext:value-type="float">
            <text:p>2106,582</text:p>
          </table:table-cell>
          <table:table-cell table:number-columns-repeated="10"/>
        </table:table-row>
        <table:table-row table:style-name="ro1">
          <table:table-cell office:value-type="float" office:value="59.678" calcext:value-type="float">
            <text:p>59,678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2216.592" calcext:value-type="float">
            <text:p>2216,592</text:p>
          </table:table-cell>
          <table:table-cell office:value-type="float" office:value="2101.766" calcext:value-type="float">
            <text:p>2101,766</text:p>
          </table:table-cell>
          <table:table-cell table:number-columns-repeated="10"/>
        </table:table-row>
        <table:table-row table:style-name="ro1">
          <table:table-cell office:value-type="float" office:value="59.859" calcext:value-type="float">
            <text:p>59,859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2218.12" calcext:value-type="float">
            <text:p>2218,12</text:p>
          </table:table-cell>
          <table:table-cell office:value-type="float" office:value="2101.439" calcext:value-type="float">
            <text:p>2101,439</text:p>
          </table:table-cell>
          <table:table-cell table:number-columns-repeated="10"/>
        </table:table-row>
        <table:table-row table:style-name="ro1">
          <table:table-cell office:value-type="float" office:value="59.329" calcext:value-type="float">
            <text:p>59,329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2270.075" calcext:value-type="float">
            <text:p>2270,075</text:p>
          </table:table-cell>
          <table:table-cell office:value-type="float" office:value="2099.367" calcext:value-type="float">
            <text:p>2099,367</text:p>
          </table:table-cell>
          <table:table-cell table:number-columns-repeated="10"/>
        </table:table-row>
        <table:table-row table:style-name="ro1">
          <table:table-cell office:value-type="float" office:value="244.333" calcext:value-type="float">
            <text:p>244,333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2171.959" calcext:value-type="float">
            <text:p>2171,959</text:p>
          </table:table-cell>
          <table:table-cell office:value-type="float" office:value="2095.026" calcext:value-type="float">
            <text:p>2095,026</text:p>
          </table:table-cell>
          <table:table-cell table:number-columns-repeated="10"/>
        </table:table-row>
        <table:table-row table:style-name="ro1">
          <table:table-cell office:value-type="float" office:value="52.681" calcext:value-type="float">
            <text:p>52,681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2199.873" calcext:value-type="float">
            <text:p>2199,873</text:p>
          </table:table-cell>
          <table:table-cell office:value-type="float" office:value="2087.022" calcext:value-type="float">
            <text:p>2087,022</text:p>
          </table:table-cell>
          <table:table-cell table:number-columns-repeated="10"/>
        </table:table-row>
        <table:table-row table:style-name="ro1">
          <table:table-cell office:value-type="float" office:value="50.394" calcext:value-type="float">
            <text:p>50,394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2180.065" calcext:value-type="float">
            <text:p>2180,065</text:p>
          </table:table-cell>
          <table:table-cell office:value-type="float" office:value="2085.051" calcext:value-type="float">
            <text:p>2085,051</text:p>
          </table:table-cell>
          <table:table-cell table:number-columns-repeated="10"/>
        </table:table-row>
        <table:table-row table:style-name="ro1">
          <table:table-cell office:value-type="float" office:value="82.632" calcext:value-type="float">
            <text:p>82,632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2159.189" calcext:value-type="float">
            <text:p>2159,189</text:p>
          </table:table-cell>
          <table:table-cell office:value-type="float" office:value="2082.346" calcext:value-type="float">
            <text:p>2082,346</text:p>
          </table:table-cell>
          <table:table-cell table:number-columns-repeated="10"/>
        </table:table-row>
        <table:table-row table:style-name="ro1">
          <table:table-cell office:value-type="float" office:value="779.914" calcext:value-type="float">
            <text:p>779,914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2185.202" calcext:value-type="float">
            <text:p>2185,202</text:p>
          </table:table-cell>
          <table:table-cell office:value-type="float" office:value="2080.972" calcext:value-type="float">
            <text:p>2080,972</text:p>
          </table:table-cell>
          <table:table-cell table:number-columns-repeated="10"/>
        </table:table-row>
        <table:table-row table:style-name="ro1">
          <table:table-cell office:value-type="float" office:value="46.957" calcext:value-type="float">
            <text:p>46,957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2140.421" calcext:value-type="float">
            <text:p>2140,421</text:p>
          </table:table-cell>
          <table:table-cell office:value-type="float" office:value="2065.461" calcext:value-type="float">
            <text:p>2065,461</text:p>
          </table:table-cell>
          <table:table-cell table:number-columns-repeated="10"/>
        </table:table-row>
        <table:table-row table:style-name="ro1">
          <table:table-cell office:value-type="float" office:value="69.486" calcext:value-type="float">
            <text:p>69,486</text:p>
          </table:table-cell>
          <table:table-cell office:value-type="float" office:value="0.822" calcext:value-type="float">
            <text:p>0,822</text:p>
          </table:table-cell>
          <table:table-cell/>
          <table:table-cell office:value-type="float" office:value="2159.456" calcext:value-type="float">
            <text:p>2159,456</text:p>
          </table:table-cell>
          <table:table-cell office:value-type="float" office:value="2045.003" calcext:value-type="float">
            <text:p>2045,003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.539" calcext:value-type="float">
            <text:p>64,539</text:p>
          </table:table-cell>
          <table:table-cell office:value-type="float" office:value="10.122" calcext:value-type="float">
            <text:p>10,122</text:p>
          </table:table-cell>
          <table:table-cell/>
          <table:table-cell office:value-type="float" office:value="1260.269" calcext:value-type="float">
            <text:p>1260,269</text:p>
          </table:table-cell>
          <table:table-cell office:value-type="float" office:value="1185.47" calcext:value-type="float">
            <text:p>1185,47</text:p>
          </table:table-cell>
          <table:table-cell table:number-columns-repeated="8"/>
          <table:table-cell table:formula="of:=['PY37-256MB'.N7]-['PY37-256MB'.$L7]" office:value-type="float" office:value="-0.181234693877551" calcext:value-type="float">
            <text:p>-0,1812346939</text:p>
          </table:table-cell>
          <table:table-cell table:formula="of:=['PY37-256MB'.O7]-['PY37-256MB'.$L7]" office:value-type="float" office:value="0.184765306122449" calcext:value-type="float">
            <text:p>0,1847653061</text:p>
          </table:table-cell>
        </table:table-row>
        <table:table-row table:style-name="ro1">
          <table:table-cell office:value-type="float" office:value="62.928" calcext:value-type="float">
            <text:p>62,928</text:p>
          </table:table-cell>
          <table:table-cell office:value-type="float" office:value="9.076" calcext:value-type="float">
            <text:p>9,076</text:p>
          </table:table-cell>
          <table:table-cell/>
          <table:table-cell office:value-type="float" office:value="1249.764" calcext:value-type="float">
            <text:p>1249,764</text:p>
          </table:table-cell>
          <table:table-cell office:value-type="float" office:value="1175.48" calcext:value-type="float">
            <text:p>1175,48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7.8" calcext:value-type="float">
            <text:p>87,8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←</text:p>
          </table:table-cell>
          <table:table-cell office:value-type="float" office:value="1225.331" calcext:value-type="float">
            <text:p>1225,331</text:p>
          </table:table-cell>
          <table:table-cell office:value-type="float" office:value="1165.755" calcext:value-type="float">
            <text:p>1165,75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256MB'.$B$7:.$B$104])" office:value-type="float" office:value="1.08523469387755" calcext:value-type="float">
            <text:p>1,0852346939</text:p>
          </table:table-cell>
          <table:table-cell table:formula="of:=STDEV(['PY37-256MB'.$B$7:.$B$104])" office:value-type="float" office:value="0.0672798128483993" calcext:value-type="float">
            <text:p>0,0672798128</text:p>
          </table:table-cell>
          <table:table-cell table:formula="of:=MIN(['PY37-256MB'.$B$7:.$B$104])" office:value-type="float" office:value="0.904" calcext:value-type="float">
            <text:p>0,904</text:p>
          </table:table-cell>
          <table:table-cell table:formula="of:=MAX(['PY37-256MB'.$B$7:.$B$104])"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81.75" calcext:value-type="float">
            <text:p>81,75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1678.227" calcext:value-type="float">
            <text:p>1678,227</text:p>
          </table:table-cell>
          <table:table-cell office:value-type="float" office:value="1163.296" calcext:value-type="float">
            <text:p>1163,29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256MB'.$E$5:.$E$104])" office:value-type="float" office:value="1091.18324" calcext:value-type="float">
            <text:p>1091,18324</text:p>
          </table:table-cell>
          <table:table-cell table:formula="of:=STDEV(['PY37-256MB'.$E$5:.$E$104])" office:value-type="float" office:value="31.9687282048055" calcext:value-type="float">
            <text:p>31,9687282048</text:p>
          </table:table-cell>
          <table:table-cell table:formula="of:=MIN(['PY37-256MB'.$E$5:.$E$104])" office:value-type="float" office:value="1010.886" calcext:value-type="float">
            <text:p>1010,886</text:p>
          </table:table-cell>
          <table:table-cell table:formula="of:=MAX(['PY37-256MB'.$E$5:.$E$104])" office:value-type="float" office:value="1185.47" calcext:value-type="float">
            <text:p>1185,47</text:p>
          </table:table-cell>
        </table:table-row>
        <table:table-row table:style-name="ro1">
          <table:table-cell office:value-type="float" office:value="122.638" calcext:value-type="float">
            <text:p>122,638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006.013" calcext:value-type="float">
            <text:p>2006,013</text:p>
          </table:table-cell>
          <table:table-cell office:value-type="float" office:value="1162.481" calcext:value-type="float">
            <text:p>1162,481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37-256MB'.$H$5:.$H$60])" office:value-type="string" office:string-value="" calcext:value-type="error">
            <text:p>#DIV/0!</text:p>
          </table:table-cell>
          <table:table-cell table:formula="of:=STDEV(['PY37-256MB'.$H$5:.$H$60])" office:value-type="string" office:string-value="" calcext:value-type="error">
            <text:p>#DIV/0!</text:p>
          </table:table-cell>
          <table:table-cell table:formula="of:=MIN(['PY37-256MB'.$H$5:.$H$60])" office:value-type="float" office:value="0" calcext:value-type="float">
            <text:p>0</text:p>
          </table:table-cell>
          <table:table-cell table:formula="of:=MAX(['PY37-256MB'.$H$5:.$H$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71" calcext:value-type="float">
            <text:p>53,571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1263.488" calcext:value-type="float">
            <text:p>1263,488</text:p>
          </table:table-cell>
          <table:table-cell office:value-type="float" office:value="1161.358" calcext:value-type="float">
            <text:p>1161,358</text:p>
          </table:table-cell>
          <table:table-cell table:number-columns-repeated="10"/>
        </table:table-row>
        <table:table-row table:style-name="ro1">
          <table:table-cell office:value-type="float" office:value="78.786" calcext:value-type="float">
            <text:p>78,786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075.676" calcext:value-type="float">
            <text:p>2075,676</text:p>
          </table:table-cell>
          <table:table-cell office:value-type="float" office:value="1151.119" calcext:value-type="float">
            <text:p>1151,119</text:p>
          </table:table-cell>
          <table:table-cell table:number-columns-repeated="10"/>
        </table:table-row>
        <table:table-row table:style-name="ro1">
          <table:table-cell office:value-type="float" office:value="61.429" calcext:value-type="float">
            <text:p>61,429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3564.116" calcext:value-type="float">
            <text:p>3564,116</text:p>
          </table:table-cell>
          <table:table-cell office:value-type="float" office:value="1149.887" calcext:value-type="float">
            <text:p>1149,887</text:p>
          </table:table-cell>
          <table:table-cell table:number-columns-repeated="10"/>
        </table:table-row>
        <table:table-row table:style-name="ro1">
          <table:table-cell office:value-type="float" office:value="60.51" calcext:value-type="float">
            <text:p>60,51</text:p>
          </table:table-cell>
          <table:table-cell office:value-type="float" office:value="1.169" calcext:value-type="float">
            <text:p>1,169</text:p>
          </table:table-cell>
          <table:table-cell/>
          <table:table-cell office:value-type="float" office:value="1198.438" calcext:value-type="float">
            <text:p>1198,438</text:p>
          </table:table-cell>
          <table:table-cell office:value-type="float" office:value="1138.876" calcext:value-type="float">
            <text:p>1138,876</text:p>
          </table:table-cell>
          <table:table-cell table:number-columns-repeated="10"/>
        </table:table-row>
        <table:table-row table:style-name="ro1">
          <table:table-cell office:value-type="float" office:value="57.725" calcext:value-type="float">
            <text:p>57,725</text:p>
          </table:table-cell>
          <table:table-cell office:value-type="float" office:value="1.162" calcext:value-type="float">
            <text:p>1,162</text:p>
          </table:table-cell>
          <table:table-cell/>
          <table:table-cell office:value-type="float" office:value="1214.803" calcext:value-type="float">
            <text:p>1214,803</text:p>
          </table:table-cell>
          <table:table-cell office:value-type="float" office:value="1134.999" calcext:value-type="float">
            <text:p>1134,999</text:p>
          </table:table-cell>
          <table:table-cell table:number-columns-repeated="10"/>
        </table:table-row>
        <table:table-row table:style-name="ro1">
          <table:table-cell office:value-type="float" office:value="57.299" calcext:value-type="float">
            <text:p>57,299</text:p>
          </table:table-cell>
          <table:table-cell office:value-type="float" office:value="1.162" calcext:value-type="float">
            <text:p>1,162</text:p>
          </table:table-cell>
          <table:table-cell/>
          <table:table-cell office:value-type="float" office:value="2416.291" calcext:value-type="float">
            <text:p>2416,291</text:p>
          </table:table-cell>
          <table:table-cell office:value-type="float" office:value="1130.6" calcext:value-type="float">
            <text:p>1130,6</text:p>
          </table:table-cell>
          <table:table-cell table:number-columns-repeated="10"/>
        </table:table-row>
        <table:table-row table:style-name="ro1">
          <table:table-cell office:value-type="float" office:value="61.882" calcext:value-type="float">
            <text:p>61,882</text:p>
          </table:table-cell>
          <table:table-cell office:value-type="float" office:value="1.161" calcext:value-type="float">
            <text:p>1,161</text:p>
          </table:table-cell>
          <table:table-cell/>
          <table:table-cell office:value-type="float" office:value="1180.636" calcext:value-type="float">
            <text:p>1180,636</text:p>
          </table:table-cell>
          <table:table-cell office:value-type="float" office:value="1123.18" calcext:value-type="float">
            <text:p>1123,18</text:p>
          </table:table-cell>
          <table:table-cell table:number-columns-repeated="10"/>
        </table:table-row>
        <table:table-row table:style-name="ro1">
          <table:table-cell office:value-type="float" office:value="76.369" calcext:value-type="float">
            <text:p>76,369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201.528" calcext:value-type="float">
            <text:p>1201,528</text:p>
          </table:table-cell>
          <table:table-cell office:value-type="float" office:value="1122.021" calcext:value-type="float">
            <text:p>1122,021</text:p>
          </table:table-cell>
          <table:table-cell table:number-columns-repeated="10"/>
        </table:table-row>
        <table:table-row table:style-name="ro1">
          <table:table-cell office:value-type="float" office:value="64.987" calcext:value-type="float">
            <text:p>64,987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1181.978" calcext:value-type="float">
            <text:p>1181,978</text:p>
          </table:table-cell>
          <table:table-cell office:value-type="float" office:value="1120.368" calcext:value-type="float">
            <text:p>1120,368</text:p>
          </table:table-cell>
          <table:table-cell table:number-columns-repeated="10"/>
        </table:table-row>
        <table:table-row table:style-name="ro1">
          <table:table-cell office:value-type="float" office:value="63.351" calcext:value-type="float">
            <text:p>63,351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1219.812" calcext:value-type="float">
            <text:p>1219,812</text:p>
          </table:table-cell>
          <table:table-cell office:value-type="float" office:value="1119.043" calcext:value-type="float">
            <text:p>1119,043</text:p>
          </table:table-cell>
          <table:table-cell table:number-columns-repeated="10"/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1366.095" calcext:value-type="float">
            <text:p>1366,095</text:p>
          </table:table-cell>
          <table:table-cell office:value-type="float" office:value="1112.38" calcext:value-type="float">
            <text:p>1112,38</text:p>
          </table:table-cell>
          <table:table-cell table:number-columns-repeated="10"/>
        </table:table-row>
        <table:table-row table:style-name="ro1">
          <table:table-cell office:value-type="float" office:value="59.694" calcext:value-type="float">
            <text:p>59,694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1165.49" calcext:value-type="float">
            <text:p>1165,49</text:p>
          </table:table-cell>
          <table:table-cell office:value-type="float" office:value="1111.996" calcext:value-type="float">
            <text:p>1111,996</text:p>
          </table:table-cell>
          <table:table-cell table:number-columns-repeated="10"/>
        </table:table-row>
        <table:table-row table:style-name="ro1">
          <table:table-cell office:value-type="float" office:value="55.184" calcext:value-type="float">
            <text:p>55,184</text:p>
          </table:table-cell>
          <table:table-cell office:value-type="float" office:value="1.154" calcext:value-type="float">
            <text:p>1,154</text:p>
          </table:table-cell>
          <table:table-cell/>
          <table:table-cell office:value-type="float" office:value="1233.645" calcext:value-type="float">
            <text:p>1233,645</text:p>
          </table:table-cell>
          <table:table-cell office:value-type="float" office:value="1111.996" calcext:value-type="float">
            <text:p>1111,996</text:p>
          </table:table-cell>
          <table:table-cell table:number-columns-repeated="10"/>
        </table:table-row>
        <table:table-row table:style-name="ro1">
          <table:table-cell office:value-type="float" office:value="53.29" calcext:value-type="float">
            <text:p>53,29</text:p>
          </table:table-cell>
          <table:table-cell office:value-type="float" office:value="1.149" calcext:value-type="float">
            <text:p>1,149</text:p>
          </table:table-cell>
          <table:table-cell/>
          <table:table-cell office:value-type="float" office:value="2520.243" calcext:value-type="float">
            <text:p>2520,243</text:p>
          </table:table-cell>
          <table:table-cell office:value-type="float" office:value="1109.91" calcext:value-type="float">
            <text:p>1109,91</text:p>
          </table:table-cell>
          <table:table-cell table:number-columns-repeated="10"/>
        </table:table-row>
        <table:table-row table:style-name="ro1">
          <table:table-cell office:value-type="float" office:value="684.714" calcext:value-type="float">
            <text:p>684,714</text:p>
          </table:table-cell>
          <table:table-cell office:value-type="float" office:value="1.147" calcext:value-type="float">
            <text:p>1,147</text:p>
          </table:table-cell>
          <table:table-cell/>
          <table:table-cell office:value-type="float" office:value="1180.428" calcext:value-type="float">
            <text:p>1180,428</text:p>
          </table:table-cell>
          <table:table-cell office:value-type="float" office:value="1109.771" calcext:value-type="float">
            <text:p>1109,771</text:p>
          </table:table-cell>
          <table:table-cell table:number-columns-repeated="10"/>
        </table:table-row>
        <table:table-row table:style-name="ro1">
          <table:table-cell office:value-type="float" office:value="116.304" calcext:value-type="float">
            <text:p>116,304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2785.254" calcext:value-type="float">
            <text:p>2785,254</text:p>
          </table:table-cell>
          <table:table-cell office:value-type="float" office:value="1109.567" calcext:value-type="float">
            <text:p>1109,567</text:p>
          </table:table-cell>
          <table:table-cell table:number-columns-repeated="10"/>
        </table:table-row>
        <table:table-row table:style-name="ro1">
          <table:table-cell office:value-type="float" office:value="60.707" calcext:value-type="float">
            <text:p>60,707</text:p>
          </table:table-cell>
          <table:table-cell office:value-type="float" office:value="1.143" calcext:value-type="float">
            <text:p>1,143</text:p>
          </table:table-cell>
          <table:table-cell/>
          <table:table-cell office:value-type="float" office:value="1179.983" calcext:value-type="float">
            <text:p>1179,983</text:p>
          </table:table-cell>
          <table:table-cell office:value-type="float" office:value="1107.604" calcext:value-type="float">
            <text:p>1107,604</text:p>
          </table:table-cell>
          <table:table-cell table:number-columns-repeated="10"/>
        </table:table-row>
        <table:table-row table:style-name="ro1">
          <table:table-cell office:value-type="float" office:value="57.533" calcext:value-type="float">
            <text:p>57,533</text:p>
          </table:table-cell>
          <table:table-cell office:value-type="float" office:value="1.139" calcext:value-type="float">
            <text:p>1,139</text:p>
          </table:table-cell>
          <table:table-cell/>
          <table:table-cell office:value-type="float" office:value="1516.116" calcext:value-type="float">
            <text:p>1516,116</text:p>
          </table:table-cell>
          <table:table-cell office:value-type="float" office:value="1105.286" calcext:value-type="float">
            <text:p>1105,286</text:p>
          </table:table-cell>
          <table:table-cell table:number-columns-repeated="10"/>
        </table:table-row>
        <table:table-row table:style-name="ro1">
          <table:table-cell office:value-type="float" office:value="59.133" calcext:value-type="float">
            <text:p>59,133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666.885" calcext:value-type="float">
            <text:p>1666,885</text:p>
          </table:table-cell>
          <table:table-cell office:value-type="float" office:value="1104.219" calcext:value-type="float">
            <text:p>1104,219</text:p>
          </table:table-cell>
          <table:table-cell table:number-columns-repeated="10"/>
        </table:table-row>
        <table:table-row table:style-name="ro1">
          <table:table-cell office:value-type="float" office:value="80.21" calcext:value-type="float">
            <text:p>80,21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1186.119" calcext:value-type="float">
            <text:p>1186,119</text:p>
          </table:table-cell>
          <table:table-cell office:value-type="float" office:value="1103.919" calcext:value-type="float">
            <text:p>1103,919</text:p>
          </table:table-cell>
          <table:table-cell table:number-columns-repeated="10"/>
        </table:table-row>
        <table:table-row table:style-name="ro1">
          <table:table-cell office:value-type="float" office:value="59.588" calcext:value-type="float">
            <text:p>59,588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2412.942" calcext:value-type="float">
            <text:p>2412,942</text:p>
          </table:table-cell>
          <table:table-cell office:value-type="float" office:value="1103.684" calcext:value-type="float">
            <text:p>1103,684</text:p>
          </table:table-cell>
          <table:table-cell table:number-columns-repeated="10"/>
        </table:table-row>
        <table:table-row table:style-name="ro1">
          <table:table-cell office:value-type="float" office:value="58.302" calcext:value-type="float">
            <text:p>58,302</text:p>
          </table:table-cell>
          <table:table-cell office:value-type="float" office:value="1.132" calcext:value-type="float">
            <text:p>1,132</text:p>
          </table:table-cell>
          <table:table-cell/>
          <table:table-cell office:value-type="float" office:value="1178.645" calcext:value-type="float">
            <text:p>1178,645</text:p>
          </table:table-cell>
          <table:table-cell office:value-type="float" office:value="1103.569" calcext:value-type="float">
            <text:p>1103,569</text:p>
          </table:table-cell>
          <table:table-cell table:number-columns-repeated="10"/>
        </table:table-row>
        <table:table-row table:style-name="ro1">
          <table:table-cell office:value-type="float" office:value="56.963" calcext:value-type="float">
            <text:p>56,963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160.558" calcext:value-type="float">
            <text:p>1160,558</text:p>
          </table:table-cell>
          <table:table-cell office:value-type="float" office:value="1103.312" calcext:value-type="float">
            <text:p>1103,312</text:p>
          </table:table-cell>
          <table:table-cell table:number-columns-repeated="10"/>
        </table:table-row>
        <table:table-row table:style-name="ro1">
          <table:table-cell office:value-type="float" office:value="77.224" calcext:value-type="float">
            <text:p>77,224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884.563" calcext:value-type="float">
            <text:p>1884,563</text:p>
          </table:table-cell>
          <table:table-cell office:value-type="float" office:value="1102.241" calcext:value-type="float">
            <text:p>1102,241</text:p>
          </table:table-cell>
          <table:table-cell table:number-columns-repeated="10"/>
        </table:table-row>
        <table:table-row table:style-name="ro1">
          <table:table-cell office:value-type="float" office:value="63.045" calcext:value-type="float">
            <text:p>63,045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380.622" calcext:value-type="float">
            <text:p>1380,622</text:p>
          </table:table-cell>
          <table:table-cell office:value-type="float" office:value="1101.443" calcext:value-type="float">
            <text:p>1101,443</text:p>
          </table:table-cell>
          <table:table-cell table:number-columns-repeated="10"/>
        </table:table-row>
        <table:table-row table:style-name="ro1">
          <table:table-cell office:value-type="float" office:value="271.921" calcext:value-type="float">
            <text:p>271,921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179.025" calcext:value-type="float">
            <text:p>1179,025</text:p>
          </table:table-cell>
          <table:table-cell office:value-type="float" office:value="1101.13" calcext:value-type="float">
            <text:p>1101,13</text:p>
          </table:table-cell>
          <table:table-cell table:number-columns-repeated="10"/>
        </table:table-row>
        <table:table-row table:style-name="ro1">
          <table:table-cell office:value-type="float" office:value="62.315" calcext:value-type="float">
            <text:p>62,31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1195.831" calcext:value-type="float">
            <text:p>1195,831</text:p>
          </table:table-cell>
          <table:table-cell office:value-type="float" office:value="1100.966" calcext:value-type="float">
            <text:p>1100,966</text:p>
          </table:table-cell>
          <table:table-cell table:number-columns-repeated="10"/>
        </table:table-row>
        <table:table-row table:style-name="ro1">
          <table:table-cell office:value-type="float" office:value="97.564" calcext:value-type="float">
            <text:p>97,564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2060.498" calcext:value-type="float">
            <text:p>2060,498</text:p>
          </table:table-cell>
          <table:table-cell office:value-type="float" office:value="1100.9" calcext:value-type="float">
            <text:p>1100,9</text:p>
          </table:table-cell>
          <table:table-cell table:number-columns-repeated="10"/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1201.91" calcext:value-type="float">
            <text:p>1201,91</text:p>
          </table:table-cell>
          <table:table-cell office:value-type="float" office:value="1100.68" calcext:value-type="float">
            <text:p>1100,68</text:p>
          </table:table-cell>
          <table:table-cell table:number-columns-repeated="10"/>
        </table:table-row>
        <table:table-row table:style-name="ro1">
          <table:table-cell office:value-type="float" office:value="77.467" calcext:value-type="float">
            <text:p>77,467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1289.989" calcext:value-type="float">
            <text:p>1289,989</text:p>
          </table:table-cell>
          <table:table-cell office:value-type="float" office:value="1100.487" calcext:value-type="float">
            <text:p>1100,487</text:p>
          </table:table-cell>
          <table:table-cell table:number-columns-repeated="10"/>
        </table:table-row>
        <table:table-row table:style-name="ro1">
          <table:table-cell office:value-type="float" office:value="62.918" calcext:value-type="float">
            <text:p>62,918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2221.564" calcext:value-type="float">
            <text:p>2221,564</text:p>
          </table:table-cell>
          <table:table-cell office:value-type="float" office:value="1099.923" calcext:value-type="float">
            <text:p>1099,923</text:p>
          </table:table-cell>
          <table:table-cell table:number-columns-repeated="10"/>
        </table:table-row>
        <table:table-row table:style-name="ro1">
          <table:table-cell office:value-type="float" office:value="65.041" calcext:value-type="float">
            <text:p>65,041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77.35" calcext:value-type="float">
            <text:p>1177,35</text:p>
          </table:table-cell>
          <table:table-cell office:value-type="float" office:value="1099.649" calcext:value-type="float">
            <text:p>1099,649</text:p>
          </table:table-cell>
          <table:table-cell table:number-columns-repeated="10"/>
        </table:table-row>
        <table:table-row table:style-name="ro1">
          <table:table-cell office:value-type="float" office:value="70.12" calcext:value-type="float">
            <text:p>70,1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99.985" calcext:value-type="float">
            <text:p>1199,985</text:p>
          </table:table-cell>
          <table:table-cell office:value-type="float" office:value="1099.232" calcext:value-type="float">
            <text:p>1099,232</text:p>
          </table:table-cell>
          <table:table-cell table:number-columns-repeated="10"/>
        </table:table-row>
        <table:table-row table:style-name="ro1">
          <table:table-cell office:value-type="float" office:value="60.329" calcext:value-type="float">
            <text:p>60,329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1181.517" calcext:value-type="float">
            <text:p>1181,517</text:p>
          </table:table-cell>
          <table:table-cell office:value-type="float" office:value="1098.774" calcext:value-type="float">
            <text:p>1098,774</text:p>
          </table:table-cell>
          <table:table-cell table:number-columns-repeated="10"/>
        </table:table-row>
        <table:table-row table:style-name="ro1">
          <table:table-cell office:value-type="float" office:value="59.158" calcext:value-type="float">
            <text:p>59,158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float" office:value="1566.751" calcext:value-type="float">
            <text:p>1566,751</text:p>
          </table:table-cell>
          <table:table-cell office:value-type="float" office:value="1098.294" calcext:value-type="float">
            <text:p>1098,294</text:p>
          </table:table-cell>
          <table:table-cell table:number-columns-repeated="10"/>
        </table:table-row>
        <table:table-row table:style-name="ro1">
          <table:table-cell office:value-type="float" office:value="63.019" calcext:value-type="float">
            <text:p>63,019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1470.985" calcext:value-type="float">
            <text:p>1470,985</text:p>
          </table:table-cell>
          <table:table-cell office:value-type="float" office:value="1097.955" calcext:value-type="float">
            <text:p>1097,955</text:p>
          </table:table-cell>
          <table:table-cell table:number-columns-repeated="10"/>
        </table:table-row>
        <table:table-row table:style-name="ro1">
          <table:table-cell office:value-type="float" office:value="58.277" calcext:value-type="float">
            <text:p>58,277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1203.608" calcext:value-type="float">
            <text:p>1203,608</text:p>
          </table:table-cell>
          <table:table-cell office:value-type="float" office:value="1096.66" calcext:value-type="float">
            <text:p>1096,66</text:p>
          </table:table-cell>
          <table:table-cell table:number-columns-repeated="10"/>
        </table:table-row>
        <table:table-row table:style-name="ro1">
          <table:table-cell office:value-type="float" office:value="59.339" calcext:value-type="float">
            <text:p>59,339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1186.571" calcext:value-type="float">
            <text:p>1186,571</text:p>
          </table:table-cell>
          <table:table-cell office:value-type="float" office:value="1095.884" calcext:value-type="float">
            <text:p>1095,884</text:p>
          </table:table-cell>
          <table:table-cell table:number-columns-repeated="10"/>
        </table:table-row>
        <table:table-row table:style-name="ro1">
          <table:table-cell office:value-type="float" office:value="368.326" calcext:value-type="float">
            <text:p>368,326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1162.338" calcext:value-type="float">
            <text:p>1162,338</text:p>
          </table:table-cell>
          <table:table-cell office:value-type="float" office:value="1095.341" calcext:value-type="float">
            <text:p>1095,341</text:p>
          </table:table-cell>
          <table:table-cell table:number-columns-repeated="10"/>
        </table:table-row>
        <table:table-row table:style-name="ro1">
          <table:table-cell office:value-type="float" office:value="58.117" calcext:value-type="float">
            <text:p>58,117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1638.254" calcext:value-type="float">
            <text:p>1638,254</text:p>
          </table:table-cell>
          <table:table-cell office:value-type="float" office:value="1094.224" calcext:value-type="float">
            <text:p>1094,224</text:p>
          </table:table-cell>
          <table:table-cell table:number-columns-repeated="10"/>
        </table:table-row>
        <table:table-row table:style-name="ro1">
          <table:table-cell office:value-type="float" office:value="79.434" calcext:value-type="float">
            <text:p>79,434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2079.435" calcext:value-type="float">
            <text:p>2079,435</text:p>
          </table:table-cell>
          <table:table-cell office:value-type="float" office:value="1093.708" calcext:value-type="float">
            <text:p>1093,708</text:p>
          </table:table-cell>
          <table:table-cell table:number-columns-repeated="10"/>
        </table:table-row>
        <table:table-row table:style-name="ro1">
          <table:table-cell office:value-type="float" office:value="61.938" calcext:value-type="float">
            <text:p>61,938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617.3" calcext:value-type="float">
            <text:p>1617,3</text:p>
          </table:table-cell>
          <table:table-cell office:value-type="float" office:value="1091.852" calcext:value-type="float">
            <text:p>1091,852</text:p>
          </table:table-cell>
          <table:table-cell table:number-columns-repeated="10"/>
        </table:table-row>
        <table:table-row table:style-name="ro1">
          <table:table-cell office:value-type="float" office:value="52.338" calcext:value-type="float">
            <text:p>52,338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3984.08" calcext:value-type="float">
            <text:p>3984,08</text:p>
          </table:table-cell>
          <table:table-cell office:value-type="float" office:value="1090.966" calcext:value-type="float">
            <text:p>1090,966</text:p>
          </table:table-cell>
          <table:table-cell table:number-columns-repeated="10"/>
        </table:table-row>
        <table:table-row table:style-name="ro1">
          <table:table-cell office:value-type="float" office:value="52.092" calcext:value-type="float">
            <text:p>52,092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1166.489" calcext:value-type="float">
            <text:p>1166,489</text:p>
          </table:table-cell>
          <table:table-cell office:value-type="float" office:value="1089.136" calcext:value-type="float">
            <text:p>1089,136</text:p>
          </table:table-cell>
          <table:table-cell table:number-columns-repeated="10"/>
        </table:table-row>
        <table:table-row table:style-name="ro1">
          <table:table-cell office:value-type="float" office:value="70.593" calcext:value-type="float">
            <text:p>70,593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1179.958" calcext:value-type="float">
            <text:p>1179,958</text:p>
          </table:table-cell>
          <table:table-cell office:value-type="float" office:value="1088.678" calcext:value-type="float">
            <text:p>1088,678</text:p>
          </table:table-cell>
          <table:table-cell table:number-columns-repeated="10"/>
        </table:table-row>
        <table:table-row table:style-name="ro1">
          <table:table-cell office:value-type="float" office:value="54.746" calcext:value-type="float">
            <text:p>54,746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1160.167" calcext:value-type="float">
            <text:p>1160,167</text:p>
          </table:table-cell>
          <table:table-cell office:value-type="float" office:value="1088.097" calcext:value-type="float">
            <text:p>1088,097</text:p>
          </table:table-cell>
          <table:table-cell table:number-columns-repeated="10"/>
        </table:table-row>
        <table:table-row table:style-name="ro1">
          <table:table-cell office:value-type="float" office:value="59.587" calcext:value-type="float">
            <text:p>59,587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1159.779" calcext:value-type="float">
            <text:p>1159,779</text:p>
          </table:table-cell>
          <table:table-cell office:value-type="float" office:value="1087.724" calcext:value-type="float">
            <text:p>1087,724</text:p>
          </table:table-cell>
          <table:table-cell table:number-columns-repeated="10"/>
        </table:table-row>
        <table:table-row table:style-name="ro1">
          <table:table-cell office:value-type="float" office:value="59.864" calcext:value-type="float">
            <text:p>59,864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180.115" calcext:value-type="float">
            <text:p>1180,115</text:p>
          </table:table-cell>
          <table:table-cell office:value-type="float" office:value="1087.385" calcext:value-type="float">
            <text:p>1087,385</text:p>
          </table:table-cell>
          <table:table-cell table:number-columns-repeated="10"/>
        </table:table-row>
        <table:table-row table:style-name="ro1">
          <table:table-cell office:value-type="float" office:value="126.598" calcext:value-type="float">
            <text:p>126,598</text:p>
          </table:table-cell>
          <table:table-cell office:value-type="float" office:value="1.089" calcext:value-type="float">
            <text:p>1,089</text:p>
          </table:table-cell>
          <table:table-cell/>
          <table:table-cell office:value-type="float" office:value="1155.486" calcext:value-type="float">
            <text:p>1155,486</text:p>
          </table:table-cell>
          <table:table-cell office:value-type="float" office:value="1087.334" calcext:value-type="float">
            <text:p>1087,334</text:p>
          </table:table-cell>
          <table:table-cell table:number-columns-repeated="10"/>
        </table:table-row>
        <table:table-row table:style-name="ro1">
          <table:table-cell office:value-type="float" office:value="55.972" calcext:value-type="float">
            <text:p>55,972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1177.976" calcext:value-type="float">
            <text:p>1177,976</text:p>
          </table:table-cell>
          <table:table-cell office:value-type="float" office:value="1087.258" calcext:value-type="float">
            <text:p>1087,258</text:p>
          </table:table-cell>
          <table:table-cell table:number-columns-repeated="10"/>
        </table:table-row>
        <table:table-row table:style-name="ro1">
          <table:table-cell office:value-type="float" office:value="60.349" calcext:value-type="float">
            <text:p>60,349</text:p>
          </table:table-cell>
          <table:table-cell office:value-type="float" office:value="1.085" calcext:value-type="float">
            <text:p>1,085</text:p>
          </table:table-cell>
          <table:table-cell/>
          <table:table-cell office:value-type="float" office:value="2564.529" calcext:value-type="float">
            <text:p>2564,529</text:p>
          </table:table-cell>
          <table:table-cell office:value-type="float" office:value="1087.207" calcext:value-type="float">
            <text:p>1087,207</text:p>
          </table:table-cell>
          <table:table-cell table:number-columns-repeated="10"/>
        </table:table-row>
        <table:table-row table:style-name="ro1">
          <table:table-cell office:value-type="float" office:value="55.128" calcext:value-type="float">
            <text:p>55,12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138.298" calcext:value-type="float">
            <text:p>1138,298</text:p>
          </table:table-cell>
          <table:table-cell office:value-type="float" office:value="1086.965" calcext:value-type="float">
            <text:p>1086,965</text:p>
          </table:table-cell>
          <table:table-cell table:number-columns-repeated="10"/>
        </table:table-row>
        <table:table-row table:style-name="ro1">
          <table:table-cell office:value-type="float" office:value="78.674" calcext:value-type="float">
            <text:p>78,674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176.373" calcext:value-type="float">
            <text:p>1176,373</text:p>
          </table:table-cell>
          <table:table-cell office:value-type="float" office:value="1086.9" calcext:value-type="float">
            <text:p>1086,9</text:p>
          </table:table-cell>
          <table:table-cell table:number-columns-repeated="10"/>
        </table:table-row>
        <table:table-row table:style-name="ro1">
          <table:table-cell office:value-type="float" office:value="57.18" calcext:value-type="float">
            <text:p>57,1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2425.275" calcext:value-type="float">
            <text:p>2425,275</text:p>
          </table:table-cell>
          <table:table-cell office:value-type="float" office:value="1085.998" calcext:value-type="float">
            <text:p>1085,998</text:p>
          </table:table-cell>
          <table:table-cell table:number-columns-repeated="3"/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66.215" calcext:value-type="float">
            <text:p>66,215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158.626" calcext:value-type="float">
            <text:p>1158,626</text:p>
          </table:table-cell>
          <table:table-cell office:value-type="float" office:value="1085.803" calcext:value-type="float">
            <text:p>1085,803</text:p>
          </table:table-cell>
          <table:table-cell table:number-columns-repeated="10"/>
        </table:table-row>
        <table:table-row table:style-name="ro1">
          <table:table-cell office:value-type="float" office:value="53.049" calcext:value-type="float">
            <text:p>53,049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1180.011" calcext:value-type="float">
            <text:p>1180,011</text:p>
          </table:table-cell>
          <table:table-cell office:value-type="float" office:value="1084.825" calcext:value-type="float">
            <text:p>1084,825</text:p>
          </table:table-cell>
          <table:table-cell table:number-columns-repeated="10"/>
        </table:table-row>
        <table:table-row table:style-name="ro1">
          <table:table-cell office:value-type="float" office:value="56.66" calcext:value-type="float">
            <text:p>56,66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1170.158" calcext:value-type="float">
            <text:p>1170,158</text:p>
          </table:table-cell>
          <table:table-cell office:value-type="float" office:value="1084.389" calcext:value-type="float">
            <text:p>1084,389</text:p>
          </table:table-cell>
          <table:table-cell table:number-columns-repeated="10"/>
        </table:table-row>
        <table:table-row table:style-name="ro1">
          <table:table-cell office:value-type="float" office:value="55.659" calcext:value-type="float">
            <text:p>55,659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float" office:value="1179.362" calcext:value-type="float">
            <text:p>1179,362</text:p>
          </table:table-cell>
          <table:table-cell office:value-type="float" office:value="1083.616" calcext:value-type="float">
            <text:p>1083,616</text:p>
          </table:table-cell>
          <table:table-cell table:number-columns-repeated="10"/>
        </table:table-row>
        <table:table-row table:style-name="ro1">
          <table:table-cell office:value-type="float" office:value="53.353" calcext:value-type="float">
            <text:p>53,353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680.938" calcext:value-type="float">
            <text:p>1680,938</text:p>
          </table:table-cell>
          <table:table-cell office:value-type="float" office:value="1083.247" calcext:value-type="float">
            <text:p>1083,247</text:p>
          </table:table-cell>
          <table:table-cell table:number-columns-repeated="10"/>
        </table:table-row>
        <table:table-row table:style-name="ro1">
          <table:table-cell office:value-type="float" office:value="55.401" calcext:value-type="float">
            <text:p>55,401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1498.554" calcext:value-type="float">
            <text:p>1498,554</text:p>
          </table:table-cell>
          <table:table-cell office:value-type="float" office:value="1082.344" calcext:value-type="float">
            <text:p>1082,344</text:p>
          </table:table-cell>
          <table:table-cell table:number-columns-repeated="10"/>
        </table:table-row>
        <table:table-row table:style-name="ro1">
          <table:table-cell office:value-type="float" office:value="57.884" calcext:value-type="float">
            <text:p>57,884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1156.941" calcext:value-type="float">
            <text:p>1156,941</text:p>
          </table:table-cell>
          <table:table-cell office:value-type="float" office:value="1081.546" calcext:value-type="float">
            <text:p>1081,546</text:p>
          </table:table-cell>
          <table:table-cell table:number-columns-repeated="10"/>
        </table:table-row>
        <table:table-row table:style-name="ro1">
          <table:table-cell office:value-type="float" office:value="65.596" calcext:value-type="float">
            <text:p>65,596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1154.937" calcext:value-type="float">
            <text:p>1154,937</text:p>
          </table:table-cell>
          <table:table-cell office:value-type="float" office:value="1080.073" calcext:value-type="float">
            <text:p>1080,073</text:p>
          </table:table-cell>
          <table:table-cell table:number-columns-repeated="10"/>
        </table:table-row>
        <table:table-row table:style-name="ro1">
          <table:table-cell office:value-type="float" office:value="57.654" calcext:value-type="float">
            <text:p>57,654</text:p>
          </table:table-cell>
          <table:table-cell office:value-type="float" office:value="1.065" calcext:value-type="float">
            <text:p>1,065</text:p>
          </table:table-cell>
          <table:table-cell/>
          <table:table-cell office:value-type="float" office:value="1163.036" calcext:value-type="float">
            <text:p>1163,036</text:p>
          </table:table-cell>
          <table:table-cell office:value-type="float" office:value="1079.906" calcext:value-type="float">
            <text:p>1079,906</text:p>
          </table:table-cell>
          <table:table-cell table:number-columns-repeated="10"/>
        </table:table-row>
        <table:table-row table:style-name="ro1">
          <table:table-cell office:value-type="float" office:value="58.284" calcext:value-type="float">
            <text:p>58,284</text:p>
          </table:table-cell>
          <table:table-cell office:value-type="float" office:value="1.065" calcext:value-type="float">
            <text:p>1,065</text:p>
          </table:table-cell>
          <table:table-cell/>
          <table:table-cell office:value-type="float" office:value="1918.123" calcext:value-type="float">
            <text:p>1918,123</text:p>
          </table:table-cell>
          <table:table-cell office:value-type="float" office:value="1079.333" calcext:value-type="float">
            <text:p>1079,333</text:p>
          </table:table-cell>
          <table:table-cell table:number-columns-repeated="10"/>
        </table:table-row>
        <table:table-row table:style-name="ro1">
          <table:table-cell office:value-type="float" office:value="53.614" calcext:value-type="float">
            <text:p>53,614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746.663" calcext:value-type="float">
            <text:p>1746,663</text:p>
          </table:table-cell>
          <table:table-cell office:value-type="float" office:value="1078.022" calcext:value-type="float">
            <text:p>1078,022</text:p>
          </table:table-cell>
          <table:table-cell table:number-columns-repeated="10"/>
        </table:table-row>
        <table:table-row table:style-name="ro1">
          <table:table-cell office:value-type="float" office:value="61.055" calcext:value-type="float">
            <text:p>61,055</text:p>
          </table:table-cell>
          <table:table-cell office:value-type="float" office:value="1.055" calcext:value-type="float">
            <text:p>1,055</text:p>
          </table:table-cell>
          <table:table-cell/>
          <table:table-cell office:value-type="float" office:value="2219.128" calcext:value-type="float">
            <text:p>2219,128</text:p>
          </table:table-cell>
          <table:table-cell office:value-type="float" office:value="1075.977" calcext:value-type="float">
            <text:p>1075,977</text:p>
          </table:table-cell>
          <table:table-cell table:number-columns-repeated="10"/>
        </table:table-row>
        <table:table-row table:style-name="ro1">
          <table:table-cell office:value-type="float" office:value="62.514" calcext:value-type="float">
            <text:p>62,51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1230.022" calcext:value-type="float">
            <text:p>1230,022</text:p>
          </table:table-cell>
          <table:table-cell office:value-type="float" office:value="1068.538" calcext:value-type="float">
            <text:p>1068,538</text:p>
          </table:table-cell>
          <table:table-cell table:number-columns-repeated="10"/>
        </table:table-row>
        <table:table-row table:style-name="ro1">
          <table:table-cell office:value-type="float" office:value="52.169" calcext:value-type="float">
            <text:p>52,169</text:p>
          </table:table-cell>
          <table:table-cell office:value-type="float" office:value="1.049" calcext:value-type="float">
            <text:p>1,049</text:p>
          </table:table-cell>
          <table:table-cell/>
          <table:table-cell office:value-type="float" office:value="1295.766" calcext:value-type="float">
            <text:p>1295,766</text:p>
          </table:table-cell>
          <table:table-cell office:value-type="float" office:value="1067.707" calcext:value-type="float">
            <text:p>1067,707</text:p>
          </table:table-cell>
          <table:table-cell table:number-columns-repeated="10"/>
        </table:table-row>
        <table:table-row table:style-name="ro1">
          <table:table-cell office:value-type="float" office:value="99.991" calcext:value-type="float">
            <text:p>99,991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1141.245" calcext:value-type="float">
            <text:p>1141,245</text:p>
          </table:table-cell>
          <table:table-cell office:value-type="float" office:value="1067.295" calcext:value-type="float">
            <text:p>1067,295</text:p>
          </table:table-cell>
          <table:table-cell table:number-columns-repeated="10"/>
        </table:table-row>
        <table:table-row table:style-name="ro1">
          <table:table-cell office:value-type="float" office:value="59.045" calcext:value-type="float">
            <text:p>59,045</text:p>
          </table:table-cell>
          <table:table-cell office:value-type="float" office:value="1.041" calcext:value-type="float">
            <text:p>1,041</text:p>
          </table:table-cell>
          <table:table-cell/>
          <table:table-cell office:value-type="float" office:value="1324.96" calcext:value-type="float">
            <text:p>1324,96</text:p>
          </table:table-cell>
          <table:table-cell office:value-type="float" office:value="1067.099" calcext:value-type="float">
            <text:p>1067,099</text:p>
          </table:table-cell>
          <table:table-cell table:number-columns-repeated="10"/>
        </table:table-row>
        <table:table-row table:style-name="ro1">
          <table:table-cell office:value-type="float" office:value="53.33" calcext:value-type="float">
            <text:p>53,33</text:p>
          </table:table-cell>
          <table:table-cell office:value-type="float" office:value="1.041" calcext:value-type="float">
            <text:p>1,041</text:p>
          </table:table-cell>
          <table:table-cell/>
          <table:table-cell office:value-type="float" office:value="1698.366" calcext:value-type="float">
            <text:p>1698,366</text:p>
          </table:table-cell>
          <table:table-cell office:value-type="float" office:value="1066.925" calcext:value-type="float">
            <text:p>1066,925</text:p>
          </table:table-cell>
          <table:table-cell table:number-columns-repeated="10"/>
        </table:table-row>
        <table:table-row table:style-name="ro1">
          <table:table-cell office:value-type="float" office:value="62.673" calcext:value-type="float">
            <text:p>62,673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147.687" calcext:value-type="float">
            <text:p>1147,687</text:p>
          </table:table-cell>
          <table:table-cell office:value-type="float" office:value="1066.688" calcext:value-type="float">
            <text:p>1066,688</text:p>
          </table:table-cell>
          <table:table-cell table:number-columns-repeated="10"/>
        </table:table-row>
        <table:table-row table:style-name="ro1">
          <table:table-cell office:value-type="float" office:value="51.76" calcext:value-type="float">
            <text:p>51,76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1164.78" calcext:value-type="float">
            <text:p>1164,78</text:p>
          </table:table-cell>
          <table:table-cell office:value-type="float" office:value="1066.304" calcext:value-type="float">
            <text:p>1066,304</text:p>
          </table:table-cell>
          <table:table-cell table:number-columns-repeated="10"/>
        </table:table-row>
        <table:table-row table:style-name="ro1">
          <table:table-cell office:value-type="float" office:value="59.411" calcext:value-type="float">
            <text:p>59,411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1158.01" calcext:value-type="float">
            <text:p>1158,01</text:p>
          </table:table-cell>
          <table:table-cell office:value-type="float" office:value="1065.867" calcext:value-type="float">
            <text:p>1065,867</text:p>
          </table:table-cell>
          <table:table-cell table:number-columns-repeated="10"/>
        </table:table-row>
        <table:table-row table:style-name="ro1">
          <table:table-cell office:value-type="float" office:value="59.903" calcext:value-type="float">
            <text:p>59,903</text:p>
          </table:table-cell>
          <table:table-cell office:value-type="float" office:value="1.033" calcext:value-type="float">
            <text:p>1,033</text:p>
          </table:table-cell>
          <table:table-cell/>
          <table:table-cell office:value-type="float" office:value="2113.623" calcext:value-type="float">
            <text:p>2113,623</text:p>
          </table:table-cell>
          <table:table-cell office:value-type="float" office:value="1065.058" calcext:value-type="float">
            <text:p>1065,058</text:p>
          </table:table-cell>
          <table:table-cell table:number-columns-repeated="10"/>
        </table:table-row>
        <table:table-row table:style-name="ro1">
          <table:table-cell office:value-type="float" office:value="87.01" calcext:value-type="float">
            <text:p>87,01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1363.382" calcext:value-type="float">
            <text:p>1363,382</text:p>
          </table:table-cell>
          <table:table-cell office:value-type="float" office:value="1064.357" calcext:value-type="float">
            <text:p>1064,357</text:p>
          </table:table-cell>
          <table:table-cell table:number-columns-repeated="10"/>
        </table:table-row>
        <table:table-row table:style-name="ro1">
          <table:table-cell office:value-type="float" office:value="114.695" calcext:value-type="float">
            <text:p>114,695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2305.201" calcext:value-type="float">
            <text:p>2305,201</text:p>
          </table:table-cell>
          <table:table-cell office:value-type="float" office:value="1064.055" calcext:value-type="float">
            <text:p>1064,055</text:p>
          </table:table-cell>
          <table:table-cell table:number-columns-repeated="10"/>
        </table:table-row>
        <table:table-row table:style-name="ro1">
          <table:table-cell office:value-type="float" office:value="53.58" calcext:value-type="float">
            <text:p>53,58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1121.091" calcext:value-type="float">
            <text:p>1121,091</text:p>
          </table:table-cell>
          <table:table-cell office:value-type="float" office:value="1063.545" calcext:value-type="float">
            <text:p>1063,545</text:p>
          </table:table-cell>
          <table:table-cell table:number-columns-repeated="10"/>
        </table:table-row>
        <table:table-row table:style-name="ro1">
          <table:table-cell office:value-type="float" office:value="53.742" calcext:value-type="float">
            <text:p>53,742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1152.169" calcext:value-type="float">
            <text:p>1152,169</text:p>
          </table:table-cell>
          <table:table-cell office:value-type="float" office:value="1063.519" calcext:value-type="float">
            <text:p>1063,519</text:p>
          </table:table-cell>
          <table:table-cell table:number-columns-repeated="10"/>
        </table:table-row>
        <table:table-row table:style-name="ro1">
          <table:table-cell office:value-type="float" office:value="58.695" calcext:value-type="float">
            <text:p>58,695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158.348" calcext:value-type="float">
            <text:p>1158,348</text:p>
          </table:table-cell>
          <table:table-cell office:value-type="float" office:value="1062.698" calcext:value-type="float">
            <text:p>1062,698</text:p>
          </table:table-cell>
          <table:table-cell table:number-columns-repeated="10"/>
        </table:table-row>
        <table:table-row table:style-name="ro1">
          <table:table-cell office:value-type="float" office:value="51.504" calcext:value-type="float">
            <text:p>51,504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2375.282" calcext:value-type="float">
            <text:p>2375,282</text:p>
          </table:table-cell>
          <table:table-cell office:value-type="float" office:value="1061.33" calcext:value-type="float">
            <text:p>1061,33</text:p>
          </table:table-cell>
          <table:table-cell table:number-columns-repeated="10"/>
        </table:table-row>
        <table:table-row table:style-name="ro1">
          <table:table-cell office:value-type="float" office:value="62.052" calcext:value-type="float">
            <text:p>62,052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1339.578" calcext:value-type="float">
            <text:p>1339,578</text:p>
          </table:table-cell>
          <table:table-cell office:value-type="float" office:value="1057.954" calcext:value-type="float">
            <text:p>1057,954</text:p>
          </table:table-cell>
          <table:table-cell table:number-columns-repeated="10"/>
        </table:table-row>
        <table:table-row table:style-name="ro1">
          <table:table-cell office:value-type="float" office:value="58.217" calcext:value-type="float">
            <text:p>58,217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2111.578" calcext:value-type="float">
            <text:p>2111,578</text:p>
          </table:table-cell>
          <table:table-cell office:value-type="float" office:value="1055.776" calcext:value-type="float">
            <text:p>1055,776</text:p>
          </table:table-cell>
          <table:table-cell table:number-columns-repeated="10"/>
        </table:table-row>
        <table:table-row table:style-name="ro1">
          <table:table-cell office:value-type="float" office:value="59.107" calcext:value-type="float">
            <text:p>59,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2.905" calcext:value-type="float">
            <text:p>1312,905</text:p>
          </table:table-cell>
          <table:table-cell office:value-type="float" office:value="1055.734" calcext:value-type="float">
            <text:p>1055,734</text:p>
          </table:table-cell>
          <table:table-cell table:number-columns-repeated="10"/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float" office:value="2017.465" calcext:value-type="float">
            <text:p>2017,465</text:p>
          </table:table-cell>
          <table:table-cell office:value-type="float" office:value="1054.735" calcext:value-type="float">
            <text:p>1054,735</text:p>
          </table:table-cell>
          <table:table-cell table:number-columns-repeated="10"/>
        </table:table-row>
        <table:table-row table:style-name="ro1">
          <table:table-cell office:value-type="float" office:value="74.184" calcext:value-type="float">
            <text:p>74,184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133.213" calcext:value-type="float">
            <text:p>1133,213</text:p>
          </table:table-cell>
          <table:table-cell office:value-type="float" office:value="1054.339" calcext:value-type="float">
            <text:p>1054,339</text:p>
          </table:table-cell>
          <table:table-cell table:number-columns-repeated="10"/>
        </table:table-row>
        <table:table-row table:style-name="ro1">
          <table:table-cell office:value-type="float" office:value="58.405" calcext:value-type="float">
            <text:p>58,405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1140.99" calcext:value-type="float">
            <text:p>1140,99</text:p>
          </table:table-cell>
          <table:table-cell office:value-type="float" office:value="1050.158" calcext:value-type="float">
            <text:p>1050,158</text:p>
          </table:table-cell>
          <table:table-cell table:number-columns-repeated="10"/>
        </table:table-row>
        <table:table-row table:style-name="ro1">
          <table:table-cell office:value-type="float" office:value="73.055" calcext:value-type="float">
            <text:p>73,055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2091.104" calcext:value-type="float">
            <text:p>2091,104</text:p>
          </table:table-cell>
          <table:table-cell office:value-type="float" office:value="1049.666" calcext:value-type="float">
            <text:p>1049,666</text:p>
          </table:table-cell>
          <table:table-cell table:number-columns-repeated="10"/>
        </table:table-row>
        <table:table-row table:style-name="ro1">
          <table:table-cell office:value-type="float" office:value="60.099" calcext:value-type="float">
            <text:p>60,099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1120.106" calcext:value-type="float">
            <text:p>1120,106</text:p>
          </table:table-cell>
          <table:table-cell office:value-type="float" office:value="1048.759" calcext:value-type="float">
            <text:p>1048,759</text:p>
          </table:table-cell>
          <table:table-cell table:number-columns-repeated="10"/>
        </table:table-row>
        <table:table-row table:style-name="ro1">
          <table:table-cell office:value-type="float" office:value="50.269" calcext:value-type="float">
            <text:p>50,269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1517.616" calcext:value-type="float">
            <text:p>1517,616</text:p>
          </table:table-cell>
          <table:table-cell office:value-type="float" office:value="1047.416" calcext:value-type="float">
            <text:p>1047,416</text:p>
          </table:table-cell>
          <table:table-cell table:number-columns-repeated="10"/>
        </table:table-row>
        <table:table-row table:style-name="ro1">
          <table:table-cell office:value-type="float" office:value="59.845" calcext:value-type="float">
            <text:p>59,84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1123.167" calcext:value-type="float">
            <text:p>1123,167</text:p>
          </table:table-cell>
          <table:table-cell office:value-type="float" office:value="1047.113" calcext:value-type="float">
            <text:p>1047,113</text:p>
          </table:table-cell>
          <table:table-cell table:number-columns-repeated="10"/>
        </table:table-row>
        <table:table-row table:style-name="ro1">
          <table:table-cell office:value-type="float" office:value="63.521" calcext:value-type="float">
            <text:p>63,521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138.389" calcext:value-type="float">
            <text:p>1138,389</text:p>
          </table:table-cell>
          <table:table-cell office:value-type="float" office:value="1045.253" calcext:value-type="float">
            <text:p>1045,253</text:p>
          </table:table-cell>
          <table:table-cell table:number-columns-repeated="10"/>
        </table:table-row>
        <table:table-row table:style-name="ro1">
          <table:table-cell office:value-type="float" office:value="53.257" calcext:value-type="float">
            <text:p>53,257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119.511" calcext:value-type="float">
            <text:p>1119,511</text:p>
          </table:table-cell>
          <table:table-cell office:value-type="float" office:value="1030.973" calcext:value-type="float">
            <text:p>1030,973</text:p>
          </table:table-cell>
          <table:table-cell table:number-columns-repeated="10"/>
        </table:table-row>
        <table:table-row table:style-name="ro1">
          <table:table-cell office:value-type="float" office:value="73.708" calcext:value-type="float">
            <text:p>73,708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820.072" calcext:value-type="float">
            <text:p>1820,072</text:p>
          </table:table-cell>
          <table:table-cell office:value-type="float" office:value="1025.359" calcext:value-type="float">
            <text:p>1025,359</text:p>
          </table:table-cell>
          <table:table-cell table:number-columns-repeated="10"/>
        </table:table-row>
        <table:table-row table:style-name="ro1">
          <table:table-cell office:value-type="float" office:value="65.802" calcext:value-type="float">
            <text:p>65,802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1770.748" calcext:value-type="float">
            <text:p>1770,748</text:p>
          </table:table-cell>
          <table:table-cell office:value-type="float" office:value="1010.886" calcext:value-type="float">
            <text:p>1010,886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32.877" calcext:value-type="float">
            <text:p>332,877</text:p>
          </table:table-cell>
          <table:table-cell office:value-type="float" office:value="15.784" calcext:value-type="float">
            <text:p>15,784</text:p>
          </table:table-cell>
          <table:table-cell/>
          <table:table-cell office:value-type="float" office:value="619.775" calcext:value-type="float">
            <text:p>619,775</text:p>
          </table:table-cell>
          <table:table-cell office:value-type="float" office:value="561.183" calcext:value-type="float">
            <text:p>561,183</text:p>
          </table:table-cell>
          <table:table-cell table:number-columns-repeated="8"/>
          <table:table-cell table:formula="of:=['PY37-512MB'.N7]-['PY37-512MB'.$L7]" office:value-type="float" office:value="-0.74186" calcext:value-type="float">
            <text:p>-0,74186</text:p>
          </table:table-cell>
          <table:table-cell table:formula="of:=['PY37-512MB'.O7]-['PY37-512MB'.$L7]" office:value-type="float" office:value="14.18314" calcext:value-type="float">
            <text:p>14,18314</text:p>
          </table:table-cell>
        </table:table-row>
        <table:table-row table:style-name="ro1">
          <table:table-cell office:value-type="float" office:value="70.792" calcext:value-type="float">
            <text:p>70,792</text:p>
          </table:table-cell>
          <table:table-cell office:value-type="float" office:value="13.247" calcext:value-type="float">
            <text:p>13,247</text:p>
          </table:table-cell>
          <table:table-cell/>
          <table:table-cell office:value-type="float" office:value="659.776" calcext:value-type="float">
            <text:p>659,776</text:p>
          </table:table-cell>
          <table:table-cell office:value-type="float" office:value="561.034" calcext:value-type="float">
            <text:p>561,03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5.144" calcext:value-type="float">
            <text:p>145,144</text:p>
          </table:table-cell>
          <table:table-cell office:value-type="float" office:value="13.131" calcext:value-type="float">
            <text:p>13,131</text:p>
          </table:table-cell>
          <table:table-cell/>
          <table:table-cell office:value-type="float" office:value="862.98" calcext:value-type="float">
            <text:p>862,98</text:p>
          </table:table-cell>
          <table:table-cell office:value-type="float" office:value="560.983" calcext:value-type="float">
            <text:p>560,98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512MB'.$B$5:.$B$104])" office:value-type="float" office:value="1.60086" calcext:value-type="float">
            <text:p>1,60086</text:p>
          </table:table-cell>
          <table:table-cell table:formula="of:=STDEV(['PY37-512MB'.$B$5:.$B$104])" office:value-type="float" office:value="2.40386437213" calcext:value-type="float">
            <text:p>2,4038643721</text:p>
          </table:table-cell>
          <table:table-cell table:formula="of:=MIN(['PY37-512MB'.$B$5:.$B$104])" office:value-type="float" office:value="0.859" calcext:value-type="float">
            <text:p>0,859</text:p>
          </table:table-cell>
          <table:table-cell table:formula="of:=MAX(['PY37-512MB'.$B$5:.$B$104])" office:value-type="float" office:value="15.784" calcext:value-type="float">
            <text:p>15,784</text:p>
          </table:table-cell>
        </table:table-row>
        <table:table-row table:style-name="ro1">
          <table:table-cell office:value-type="float" office:value="626.601" calcext:value-type="float">
            <text:p>626,601</text:p>
          </table:table-cell>
          <table:table-cell office:value-type="float" office:value="9.549" calcext:value-type="float">
            <text:p>9,549</text:p>
          </table:table-cell>
          <table:table-cell/>
          <table:table-cell office:value-type="float" office:value="882.744" calcext:value-type="float">
            <text:p>882,744</text:p>
          </table:table-cell>
          <table:table-cell office:value-type="float" office:value="559.738" calcext:value-type="float">
            <text:p>559,73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526.484829787234" calcext:value-type="float">
            <text:p>526,4848297872</text:p>
          </table:table-cell>
          <table:table-cell table:formula="of:=STDEV(['PY37-512MB'.$E$11:.$E$104])" office:value-type="float" office:value="13.3507243028825" calcext:value-type="float">
            <text:p>13,3507243029</text:p>
          </table:table-cell>
          <table:table-cell table:formula="of:=MIN(['PY37-512MB'.$E$11:.$E$104])" office:value-type="float" office:value="489.038" calcext:value-type="float">
            <text:p>489,038</text:p>
          </table:table-cell>
          <table:table-cell table:formula="of:=MAX(['PY37-512MB'.$E$11:.$E$104])" office:value-type="float" office:value="551.326" calcext:value-type="float">
            <text:p>551,326</text:p>
          </table:table-cell>
        </table:table-row>
        <table:table-row table:style-name="ro1">
          <table:table-cell office:value-type="float" office:value="207.097" calcext:value-type="float">
            <text:p>207,097</text:p>
          </table:table-cell>
          <table:table-cell office:value-type="float" office:value="5.062" calcext:value-type="float">
            <text:p>5,062</text:p>
          </table:table-cell>
          <table:table-cell/>
          <table:table-cell office:value-type="float" office:value="815.09" calcext:value-type="float">
            <text:p>815,09</text:p>
          </table:table-cell>
          <table:table-cell office:value-type="float" office:value="555.863" calcext:value-type="float">
            <text:p>555,863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37-512MB'.$H$5:.$H$104])" office:value-type="string" office:string-value="" calcext:value-type="error">
            <text:p>#DIV/0!</text:p>
          </table:table-cell>
          <table:table-cell table:formula="of:=STDEV(['PY37-512MB'.$H$5:.$H$104])" office:value-type="string" office:string-value="" calcext:value-type="error">
            <text:p>#DIV/0!</text:p>
          </table:table-cell>
          <table:table-cell table:formula="of:=MIN(['PY37-512MB'.$H$5:.$H$104])" office:value-type="float" office:value="0" calcext:value-type="float">
            <text:p>0</text:p>
          </table:table-cell>
          <table:table-cell table:formula="of:=MAX(['PY37-512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857" calcext:value-type="float">
            <text:p>425,857</text:p>
          </table:table-cell>
          <table:table-cell office:value-type="float" office:value="2.098" calcext:value-type="float">
            <text:p>2,098</text:p>
          </table:table-cell>
          <table:table-cell/>
          <table:table-cell office:value-type="float" office:value="639.612" calcext:value-type="float">
            <text:p>639,612</text:p>
          </table:table-cell>
          <table:table-cell office:value-type="float" office:value="552.082" calcext:value-type="float">
            <text:p>552,082</text:p>
          </table:table-cell>
          <table:table-cell table:number-columns-repeated="10"/>
        </table:table-row>
        <table:table-row table:style-name="ro1">
          <table:table-cell office:value-type="float" office:value="384.487" calcext:value-type="float">
            <text:p>384,487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←</text:p>
          </table:table-cell>
          <table:table-cell office:value-type="float" office:value="1041.811" calcext:value-type="float">
            <text:p>1041,811</text:p>
          </table:table-cell>
          <table:table-cell office:value-type="float" office:value="551.326" calcext:value-type="float">
            <text:p>551,326</text:p>
          </table:table-cell>
          <table:table-cell table:number-columns-repeated="10"/>
        </table:table-row>
        <table:table-row table:style-name="ro1">
          <table:table-cell office:value-type="float" office:value="112.665" calcext:value-type="float">
            <text:p>112,665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065.45" calcext:value-type="float">
            <text:p>1065,45</text:p>
          </table:table-cell>
          <table:table-cell office:value-type="float" office:value="550.047" calcext:value-type="float">
            <text:p>550,047</text:p>
          </table:table-cell>
          <table:table-cell table:number-columns-repeated="10"/>
        </table:table-row>
        <table:table-row table:style-name="ro1">
          <table:table-cell office:value-type="float" office:value="233.158" calcext:value-type="float">
            <text:p>233,158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866.81" calcext:value-type="float">
            <text:p>866,81</text:p>
          </table:table-cell>
          <table:table-cell office:value-type="float" office:value="548.656" calcext:value-type="float">
            <text:p>548,656</text:p>
          </table:table-cell>
          <table:table-cell table:number-columns-repeated="10"/>
        </table:table-row>
        <table:table-row table:style-name="ro1">
          <table:table-cell office:value-type="float" office:value="375.143" calcext:value-type="float">
            <text:p>375,143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799.147" calcext:value-type="float">
            <text:p>1799,147</text:p>
          </table:table-cell>
          <table:table-cell office:value-type="float" office:value="544.16" calcext:value-type="float">
            <text:p>544,16</text:p>
          </table:table-cell>
          <table:table-cell table:number-columns-repeated="10"/>
        </table:table-row>
        <table:table-row table:style-name="ro1">
          <table:table-cell office:value-type="float" office:value="264.101" calcext:value-type="float">
            <text:p>264,101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977.892" calcext:value-type="float">
            <text:p>977,892</text:p>
          </table:table-cell>
          <table:table-cell office:value-type="float" office:value="543.611" calcext:value-type="float">
            <text:p>543,611</text:p>
          </table:table-cell>
          <table:table-cell table:number-columns-repeated="10"/>
        </table:table-row>
        <table:table-row table:style-name="ro1">
          <table:table-cell office:value-type="float" office:value="158.62" calcext:value-type="float">
            <text:p>158,6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1466.795" calcext:value-type="float">
            <text:p>1466,795</text:p>
          </table:table-cell>
          <table:table-cell office:value-type="float" office:value="542.964" calcext:value-type="float">
            <text:p>542,964</text:p>
          </table:table-cell>
          <table:table-cell table:number-columns-repeated="10"/>
        </table:table-row>
        <table:table-row table:style-name="ro1">
          <table:table-cell office:value-type="float" office:value="67.082" calcext:value-type="float">
            <text:p>67,082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53.857" calcext:value-type="float">
            <text:p>853,857</text:p>
          </table:table-cell>
          <table:table-cell office:value-type="float" office:value="542.829" calcext:value-type="float">
            <text:p>542,829</text:p>
          </table:table-cell>
          <table:table-cell table:number-columns-repeated="10"/>
        </table:table-row>
        <table:table-row table:style-name="ro1">
          <table:table-cell office:value-type="float" office:value="73.01" calcext:value-type="float">
            <text:p>73,01</text:p>
          </table:table-cell>
          <table:table-cell office:value-type="float" office:value="1.182" calcext:value-type="float">
            <text:p>1,182</text:p>
          </table:table-cell>
          <table:table-cell/>
          <table:table-cell office:value-type="float" office:value="702.979" calcext:value-type="float">
            <text:p>702,979</text:p>
          </table:table-cell>
          <table:table-cell office:value-type="float" office:value="542.777" calcext:value-type="float">
            <text:p>542,777</text:p>
          </table:table-cell>
          <table:table-cell table:number-columns-repeated="10"/>
        </table:table-row>
        <table:table-row table:style-name="ro1">
          <table:table-cell office:value-type="float" office:value="158.479" calcext:value-type="float">
            <text:p>158,479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912.085" calcext:value-type="float">
            <text:p>912,085</text:p>
          </table:table-cell>
          <table:table-cell office:value-type="float" office:value="542.638" calcext:value-type="float">
            <text:p>542,638</text:p>
          </table:table-cell>
          <table:table-cell table:number-columns-repeated="10"/>
        </table:table-row>
        <table:table-row table:style-name="ro1">
          <table:table-cell office:value-type="float" office:value="112.49" calcext:value-type="float">
            <text:p>112,49</text:p>
          </table:table-cell>
          <table:table-cell office:value-type="float" office:value="1.179" calcext:value-type="float">
            <text:p>1,179</text:p>
          </table:table-cell>
          <table:table-cell/>
          <table:table-cell office:value-type="float" office:value="603.938" calcext:value-type="float">
            <text:p>603,938</text:p>
          </table:table-cell>
          <table:table-cell office:value-type="float" office:value="542.631" calcext:value-type="float">
            <text:p>542,631</text:p>
          </table:table-cell>
          <table:table-cell table:number-columns-repeated="10"/>
        </table:table-row>
        <table:table-row table:style-name="ro1">
          <table:table-cell office:value-type="float" office:value="145.873" calcext:value-type="float">
            <text:p>145,873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924.592" calcext:value-type="float">
            <text:p>924,592</text:p>
          </table:table-cell>
          <table:table-cell office:value-type="float" office:value="542.296" calcext:value-type="float">
            <text:p>542,296</text:p>
          </table:table-cell>
          <table:table-cell table:number-columns-repeated="10"/>
        </table:table-row>
        <table:table-row table:style-name="ro1">
          <table:table-cell office:value-type="float" office:value="621.55" calcext:value-type="float">
            <text:p>621,55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262.202" calcext:value-type="float">
            <text:p>1262,202</text:p>
          </table:table-cell>
          <table:table-cell office:value-type="float" office:value="542.234" calcext:value-type="float">
            <text:p>542,234</text:p>
          </table:table-cell>
          <table:table-cell table:number-columns-repeated="10"/>
        </table:table-row>
        <table:table-row table:style-name="ro1">
          <table:table-cell office:value-type="float" office:value="268.685" calcext:value-type="float">
            <text:p>268,685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602.562" calcext:value-type="float">
            <text:p>602,562</text:p>
          </table:table-cell>
          <table:table-cell office:value-type="float" office:value="541.868" calcext:value-type="float">
            <text:p>541,868</text:p>
          </table:table-cell>
          <table:table-cell table:number-columns-repeated="10"/>
        </table:table-row>
        <table:table-row table:style-name="ro1">
          <table:table-cell office:value-type="float" office:value="155.128" calcext:value-type="float">
            <text:p>155,128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597.536" calcext:value-type="float">
            <text:p>597,536</text:p>
          </table:table-cell>
          <table:table-cell office:value-type="float" office:value="541.736" calcext:value-type="float">
            <text:p>541,736</text:p>
          </table:table-cell>
          <table:table-cell table:number-columns-repeated="10"/>
        </table:table-row>
        <table:table-row table:style-name="ro1">
          <table:table-cell office:value-type="float" office:value="571.13" calcext:value-type="float">
            <text:p>571,13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649.978" calcext:value-type="float">
            <text:p>649,978</text:p>
          </table:table-cell>
          <table:table-cell office:value-type="float" office:value="541.636" calcext:value-type="float">
            <text:p>541,636</text:p>
          </table:table-cell>
          <table:table-cell table:number-columns-repeated="10"/>
        </table:table-row>
        <table:table-row table:style-name="ro1">
          <table:table-cell office:value-type="float" office:value="1089.922" calcext:value-type="float">
            <text:p>1089,922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690.723" calcext:value-type="float">
            <text:p>1690,723</text:p>
          </table:table-cell>
          <table:table-cell office:value-type="float" office:value="541.529" calcext:value-type="float">
            <text:p>541,529</text:p>
          </table:table-cell>
          <table:table-cell table:number-columns-repeated="10"/>
        </table:table-row>
        <table:table-row table:style-name="ro1">
          <table:table-cell office:value-type="float" office:value="154.939" calcext:value-type="float">
            <text:p>154,93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9.579" calcext:value-type="float">
            <text:p>599,579</text:p>
          </table:table-cell>
          <table:table-cell office:value-type="float" office:value="541.183" calcext:value-type="float">
            <text:p>541,183</text:p>
          </table:table-cell>
          <table:table-cell table:number-columns-repeated="10"/>
        </table:table-row>
        <table:table-row table:style-name="ro1">
          <table:table-cell office:value-type="float" office:value="77.798" calcext:value-type="float">
            <text:p>77,798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8.331" calcext:value-type="float">
            <text:p>598,331</text:p>
          </table:table-cell>
          <table:table-cell office:value-type="float" office:value="540.816" calcext:value-type="float">
            <text:p>540,816</text:p>
          </table:table-cell>
          <table:table-cell table:number-columns-repeated="10"/>
        </table:table-row>
        <table:table-row table:style-name="ro1">
          <table:table-cell office:value-type="float" office:value="737.491" calcext:value-type="float">
            <text:p>737,491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846.722" calcext:value-type="float">
            <text:p>1846,722</text:p>
          </table:table-cell>
          <table:table-cell office:value-type="float" office:value="540.079" calcext:value-type="float">
            <text:p>540,079</text:p>
          </table:table-cell>
          <table:table-cell table:number-columns-repeated="10"/>
        </table:table-row>
        <table:table-row table:style-name="ro1">
          <table:table-cell office:value-type="float" office:value="289.421" calcext:value-type="float">
            <text:p>289,421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1031.482" calcext:value-type="float">
            <text:p>1031,482</text:p>
          </table:table-cell>
          <table:table-cell office:value-type="float" office:value="540.078" calcext:value-type="float">
            <text:p>540,078</text:p>
          </table:table-cell>
          <table:table-cell table:number-columns-repeated="10"/>
        </table:table-row>
        <table:table-row table:style-name="ro1">
          <table:table-cell office:value-type="float" office:value="177.406" calcext:value-type="float">
            <text:p>177,406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716.823" calcext:value-type="float">
            <text:p>716,823</text:p>
          </table:table-cell>
          <table:table-cell office:value-type="float" office:value="539.885" calcext:value-type="float">
            <text:p>539,885</text:p>
          </table:table-cell>
          <table:table-cell table:number-columns-repeated="10"/>
        </table:table-row>
        <table:table-row table:style-name="ro1">
          <table:table-cell office:value-type="float" office:value="58.273" calcext:value-type="float">
            <text:p>58,273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596.64" calcext:value-type="float">
            <text:p>596,64</text:p>
          </table:table-cell>
          <table:table-cell office:value-type="float" office:value="539.725" calcext:value-type="float">
            <text:p>539,725</text:p>
          </table:table-cell>
          <table:table-cell table:number-columns-repeated="10"/>
        </table:table-row>
        <table:table-row table:style-name="ro1">
          <table:table-cell office:value-type="float" office:value="139.857" calcext:value-type="float">
            <text:p>139,85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835.459" calcext:value-type="float">
            <text:p>835,459</text:p>
          </table:table-cell>
          <table:table-cell office:value-type="float" office:value="539.467" calcext:value-type="float">
            <text:p>539,467</text:p>
          </table:table-cell>
          <table:table-cell table:number-columns-repeated="10"/>
        </table:table-row>
        <table:table-row table:style-name="ro1">
          <table:table-cell office:value-type="float" office:value="638.126" calcext:value-type="float">
            <text:p>638,12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705.933" calcext:value-type="float">
            <text:p>705,933</text:p>
          </table:table-cell>
          <table:table-cell office:value-type="float" office:value="539.378" calcext:value-type="float">
            <text:p>539,378</text:p>
          </table:table-cell>
          <table:table-cell table:number-columns-repeated="10"/>
        </table:table-row>
        <table:table-row table:style-name="ro1">
          <table:table-cell office:value-type="float" office:value="64.091" calcext:value-type="float">
            <text:p>64,091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910.24" calcext:value-type="float">
            <text:p>910,24</text:p>
          </table:table-cell>
          <table:table-cell office:value-type="float" office:value="538.97" calcext:value-type="float">
            <text:p>538,97</text:p>
          </table:table-cell>
          <table:table-cell table:number-columns-repeated="10"/>
        </table:table-row>
        <table:table-row table:style-name="ro1">
          <table:table-cell office:value-type="float" office:value="89.053" calcext:value-type="float">
            <text:p>89,053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956.705" calcext:value-type="float">
            <text:p>956,705</text:p>
          </table:table-cell>
          <table:table-cell office:value-type="float" office:value="538.866" calcext:value-type="float">
            <text:p>538,866</text:p>
          </table:table-cell>
          <table:table-cell table:number-columns-repeated="10"/>
        </table:table-row>
        <table:table-row table:style-name="ro1">
          <table:table-cell office:value-type="float" office:value="70.078" calcext:value-type="float">
            <text:p>70,078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1032.923" calcext:value-type="float">
            <text:p>1032,923</text:p>
          </table:table-cell>
          <table:table-cell office:value-type="float" office:value="538.601" calcext:value-type="float">
            <text:p>538,601</text:p>
          </table:table-cell>
          <table:table-cell table:number-columns-repeated="10"/>
        </table:table-row>
        <table:table-row table:style-name="ro1">
          <table:table-cell office:value-type="float" office:value="117.482" calcext:value-type="float">
            <text:p>117,482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738.111" calcext:value-type="float">
            <text:p>738,111</text:p>
          </table:table-cell>
          <table:table-cell office:value-type="float" office:value="538.385" calcext:value-type="float">
            <text:p>538,385</text:p>
          </table:table-cell>
          <table:table-cell table:number-columns-repeated="10"/>
        </table:table-row>
        <table:table-row table:style-name="ro1">
          <table:table-cell office:value-type="float" office:value="266.256" calcext:value-type="float">
            <text:p>266,256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958.865" calcext:value-type="float">
            <text:p>958,865</text:p>
          </table:table-cell>
          <table:table-cell office:value-type="float" office:value="536.883" calcext:value-type="float">
            <text:p>536,883</text:p>
          </table:table-cell>
          <table:table-cell table:number-columns-repeated="10"/>
        </table:table-row>
        <table:table-row table:style-name="ro1">
          <table:table-cell office:value-type="float" office:value="93.531" calcext:value-type="float">
            <text:p>93,531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2164.502" calcext:value-type="float">
            <text:p>2164,502</text:p>
          </table:table-cell>
          <table:table-cell office:value-type="float" office:value="536.572" calcext:value-type="float">
            <text:p>536,572</text:p>
          </table:table-cell>
          <table:table-cell table:number-columns-repeated="10"/>
        </table:table-row>
        <table:table-row table:style-name="ro1">
          <table:table-cell office:value-type="float" office:value="69.356" calcext:value-type="float">
            <text:p>69,356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990.156" calcext:value-type="float">
            <text:p>990,156</text:p>
          </table:table-cell>
          <table:table-cell office:value-type="float" office:value="535.68" calcext:value-type="float">
            <text:p>535,68</text:p>
          </table:table-cell>
          <table:table-cell table:number-columns-repeated="10"/>
        </table:table-row>
        <table:table-row table:style-name="ro1">
          <table:table-cell office:value-type="float" office:value="1313.801" calcext:value-type="float">
            <text:p>1313,801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2220.882" calcext:value-type="float">
            <text:p>2220,882</text:p>
          </table:table-cell>
          <table:table-cell office:value-type="float" office:value="535.288" calcext:value-type="float">
            <text:p>535,288</text:p>
          </table:table-cell>
          <table:table-cell table:number-columns-repeated="10"/>
        </table:table-row>
        <table:table-row table:style-name="ro1">
          <table:table-cell office:value-type="float" office:value="384.904" calcext:value-type="float">
            <text:p>384,904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1180.431" calcext:value-type="float">
            <text:p>1180,431</text:p>
          </table:table-cell>
          <table:table-cell office:value-type="float" office:value="534.566" calcext:value-type="float">
            <text:p>534,566</text:p>
          </table:table-cell>
          <table:table-cell table:number-columns-repeated="10"/>
        </table:table-row>
        <table:table-row table:style-name="ro1">
          <table:table-cell office:value-type="float" office:value="472.025" calcext:value-type="float">
            <text:p>472,02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592.845" calcext:value-type="float">
            <text:p>592,845</text:p>
          </table:table-cell>
          <table:table-cell office:value-type="float" office:value="534.039" calcext:value-type="float">
            <text:p>534,039</text:p>
          </table:table-cell>
          <table:table-cell table:number-columns-repeated="10"/>
        </table:table-row>
        <table:table-row table:style-name="ro1">
          <table:table-cell office:value-type="float" office:value="81.73" calcext:value-type="float">
            <text:p>81,73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04.652" calcext:value-type="float">
            <text:p>604,652</text:p>
          </table:table-cell>
          <table:table-cell office:value-type="float" office:value="533.806" calcext:value-type="float">
            <text:p>533,806</text:p>
          </table:table-cell>
          <table:table-cell table:number-columns-repeated="10"/>
        </table:table-row>
        <table:table-row table:style-name="ro1">
          <table:table-cell office:value-type="float" office:value="623.675" calcext:value-type="float">
            <text:p>623,675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1607.303" calcext:value-type="float">
            <text:p>1607,303</text:p>
          </table:table-cell>
          <table:table-cell office:value-type="float" office:value="532.424" calcext:value-type="float">
            <text:p>532,424</text:p>
          </table:table-cell>
          <table:table-cell table:number-columns-repeated="10"/>
        </table:table-row>
        <table:table-row table:style-name="ro1">
          <table:table-cell office:value-type="float" office:value="308.571" calcext:value-type="float">
            <text:p>308,57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597.626" calcext:value-type="float">
            <text:p>597,626</text:p>
          </table:table-cell>
          <table:table-cell office:value-type="float" office:value="530.946" calcext:value-type="float">
            <text:p>530,946</text:p>
          </table:table-cell>
          <table:table-cell table:number-columns-repeated="10"/>
        </table:table-row>
        <table:table-row table:style-name="ro1">
          <table:table-cell office:value-type="float" office:value="328.928" calcext:value-type="float">
            <text:p>328,92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448.163" calcext:value-type="float">
            <text:p>1448,163</text:p>
          </table:table-cell>
          <table:table-cell office:value-type="float" office:value="529.085" calcext:value-type="float">
            <text:p>529,085</text:p>
          </table:table-cell>
          <table:table-cell table:number-columns-repeated="10"/>
        </table:table-row>
        <table:table-row table:style-name="ro1">
          <table:table-cell office:value-type="float" office:value="108.942" calcext:value-type="float">
            <text:p>108,942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599.174" calcext:value-type="float">
            <text:p>599,174</text:p>
          </table:table-cell>
          <table:table-cell office:value-type="float" office:value="528.442" calcext:value-type="float">
            <text:p>528,442</text:p>
          </table:table-cell>
          <table:table-cell table:number-columns-repeated="10"/>
        </table:table-row>
        <table:table-row table:style-name="ro1">
          <table:table-cell office:value-type="float" office:value="200.993" calcext:value-type="float">
            <text:p>200,993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79.502" calcext:value-type="float">
            <text:p>579,502</text:p>
          </table:table-cell>
          <table:table-cell office:value-type="float" office:value="528.39" calcext:value-type="float">
            <text:p>528,39</text:p>
          </table:table-cell>
          <table:table-cell table:number-columns-repeated="10"/>
        </table:table-row>
        <table:table-row table:style-name="ro1">
          <table:table-cell office:value-type="float" office:value="58.618" calcext:value-type="float">
            <text:p>58,61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673.946" calcext:value-type="float">
            <text:p>673,946</text:p>
          </table:table-cell>
          <table:table-cell office:value-type="float" office:value="528.06" calcext:value-type="float">
            <text:p>528,06</text:p>
          </table:table-cell>
          <table:table-cell table:number-columns-repeated="10"/>
        </table:table-row>
        <table:table-row table:style-name="ro1">
          <table:table-cell office:value-type="float" office:value="65.784" calcext:value-type="float">
            <text:p>65,784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81.786" calcext:value-type="float">
            <text:p>581,786</text:p>
          </table:table-cell>
          <table:table-cell office:value-type="float" office:value="527.947" calcext:value-type="float">
            <text:p>527,947</text:p>
          </table:table-cell>
          <table:table-cell table:number-columns-repeated="10"/>
        </table:table-row>
        <table:table-row table:style-name="ro1">
          <table:table-cell office:value-type="float" office:value="367.722" calcext:value-type="float">
            <text:p>367,72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823.267" calcext:value-type="float">
            <text:p>823,267</text:p>
          </table:table-cell>
          <table:table-cell office:value-type="float" office:value="527.855" calcext:value-type="float">
            <text:p>527,855</text:p>
          </table:table-cell>
          <table:table-cell table:number-columns-repeated="10"/>
        </table:table-row>
        <table:table-row table:style-name="ro1">
          <table:table-cell office:value-type="float" office:value="470.694" calcext:value-type="float">
            <text:p>470,694</text:p>
          </table:table-cell>
          <table:table-cell office:value-type="float" office:value="1.079" calcext:value-type="float">
            <text:p>1,079</text:p>
          </table:table-cell>
          <table:table-cell/>
          <table:table-cell office:value-type="float" office:value="867.745" calcext:value-type="float">
            <text:p>867,745</text:p>
          </table:table-cell>
          <table:table-cell office:value-type="float" office:value="527.804" calcext:value-type="float">
            <text:p>527,804</text:p>
          </table:table-cell>
          <table:table-cell table:number-columns-repeated="10"/>
        </table:table-row>
        <table:table-row table:style-name="ro1">
          <table:table-cell office:value-type="float" office:value="903.744" calcext:value-type="float">
            <text:p>903,744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598.002" calcext:value-type="float">
            <text:p>598,002</text:p>
          </table:table-cell>
          <table:table-cell office:value-type="float" office:value="527.462" calcext:value-type="float">
            <text:p>527,462</text:p>
          </table:table-cell>
          <table:table-cell table:number-columns-repeated="10"/>
        </table:table-row>
        <table:table-row table:style-name="ro1">
          <table:table-cell office:value-type="float" office:value="507.311" calcext:value-type="float">
            <text:p>507,311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767.602" calcext:value-type="float">
            <text:p>767,602</text:p>
          </table:table-cell>
          <table:table-cell office:value-type="float" office:value="527.359" calcext:value-type="float">
            <text:p>527,359</text:p>
          </table:table-cell>
          <table:table-cell table:number-columns-repeated="10"/>
        </table:table-row>
        <table:table-row table:style-name="ro1">
          <table:table-cell office:value-type="float" office:value="4162.24" calcext:value-type="float">
            <text:p>4162,24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840.382" calcext:value-type="float">
            <text:p>840,382</text:p>
          </table:table-cell>
          <table:table-cell office:value-type="float" office:value="526.697" calcext:value-type="float">
            <text:p>526,697</text:p>
          </table:table-cell>
          <table:table-cell table:number-columns-repeated="10"/>
        </table:table-row>
        <table:table-row table:style-name="ro1">
          <table:table-cell office:value-type="float" office:value="130.553" calcext:value-type="float">
            <text:p>130,553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649.148" calcext:value-type="float">
            <text:p>649,148</text:p>
          </table:table-cell>
          <table:table-cell office:value-type="float" office:value="526.469" calcext:value-type="float">
            <text:p>526,469</text:p>
          </table:table-cell>
          <table:table-cell table:number-columns-repeated="10"/>
        </table:table-row>
        <table:table-row table:style-name="ro1">
          <table:table-cell office:value-type="float" office:value="237.524" calcext:value-type="float">
            <text:p>237,524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894.27" calcext:value-type="float">
            <text:p>894,27</text:p>
          </table:table-cell>
          <table:table-cell office:value-type="float" office:value="526.009" calcext:value-type="float">
            <text:p>526,009</text:p>
          </table:table-cell>
          <table:table-cell table:number-columns-repeated="10"/>
        </table:table-row>
        <table:table-row table:style-name="ro1">
          <table:table-cell office:value-type="float" office:value="66.164" calcext:value-type="float">
            <text:p>66,164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float" office:value="726.196" calcext:value-type="float">
            <text:p>726,196</text:p>
          </table:table-cell>
          <table:table-cell office:value-type="float" office:value="525.512" calcext:value-type="float">
            <text:p>525,512</text:p>
          </table:table-cell>
          <table:table-cell table:number-columns-repeated="10"/>
        </table:table-row>
        <table:table-row table:style-name="ro1">
          <table:table-cell office:value-type="float" office:value="60.43" calcext:value-type="float">
            <text:p>60,43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799.713" calcext:value-type="float">
            <text:p>799,713</text:p>
          </table:table-cell>
          <table:table-cell office:value-type="float" office:value="524.176" calcext:value-type="float">
            <text:p>524,176</text:p>
          </table:table-cell>
          <table:table-cell table:number-columns-repeated="10"/>
        </table:table-row>
        <table:table-row table:style-name="ro1">
          <table:table-cell office:value-type="float" office:value="670.94" calcext:value-type="float">
            <text:p>670,94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627.989" calcext:value-type="float">
            <text:p>1627,989</text:p>
          </table:table-cell>
          <table:table-cell office:value-type="float" office:value="524.146" calcext:value-type="float">
            <text:p>524,146</text:p>
          </table:table-cell>
          <table:table-cell table:number-columns-repeated="10"/>
        </table:table-row>
        <table:table-row table:style-name="ro1">
          <table:table-cell office:value-type="float" office:value="269.696" calcext:value-type="float">
            <text:p>269,696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1005.434" calcext:value-type="float">
            <text:p>1005,434</text:p>
          </table:table-cell>
          <table:table-cell office:value-type="float" office:value="524.001" calcext:value-type="float">
            <text:p>524,001</text:p>
          </table:table-cell>
          <table:table-cell table:number-columns-repeated="10"/>
        </table:table-row>
        <table:table-row table:style-name="ro1">
          <table:table-cell office:value-type="float" office:value="98.475" calcext:value-type="float">
            <text:p>98,475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397.114" calcext:value-type="float">
            <text:p>1397,114</text:p>
          </table:table-cell>
          <table:table-cell office:value-type="float" office:value="523.807" calcext:value-type="float">
            <text:p>523,807</text:p>
          </table:table-cell>
          <table:table-cell table:number-columns-repeated="10"/>
        </table:table-row>
        <table:table-row table:style-name="ro1">
          <table:table-cell office:value-type="float" office:value="125.957" calcext:value-type="float">
            <text:p>125,957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815.02" calcext:value-type="float">
            <text:p>815,02</text:p>
          </table:table-cell>
          <table:table-cell office:value-type="float" office:value="523.019" calcext:value-type="float">
            <text:p>523,019</text:p>
          </table:table-cell>
          <table:table-cell table:number-columns-repeated="10"/>
        </table:table-row>
        <table:table-row table:style-name="ro1">
          <table:table-cell office:value-type="float" office:value="89.866" calcext:value-type="float">
            <text:p>89,866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1429.753" calcext:value-type="float">
            <text:p>1429,753</text:p>
          </table:table-cell>
          <table:table-cell office:value-type="float" office:value="522.932" calcext:value-type="float">
            <text:p>522,932</text:p>
          </table:table-cell>
          <table:table-cell table:number-columns-repeated="10"/>
        </table:table-row>
        <table:table-row table:style-name="ro1">
          <table:table-cell office:value-type="float" office:value="619.529" calcext:value-type="float">
            <text:p>619,529</text:p>
          </table:table-cell>
          <table:table-cell office:value-type="float" office:value="1.056" calcext:value-type="float">
            <text:p>1,056</text:p>
          </table:table-cell>
          <table:table-cell/>
          <table:table-cell office:value-type="float" office:value="599.347" calcext:value-type="float">
            <text:p>599,347</text:p>
          </table:table-cell>
          <table:table-cell office:value-type="float" office:value="522.896" calcext:value-type="float">
            <text:p>522,896</text:p>
          </table:table-cell>
          <table:table-cell table:number-columns-repeated="10"/>
        </table:table-row>
        <table:table-row table:style-name="ro1">
          <table:table-cell office:value-type="float" office:value="347.499" calcext:value-type="float">
            <text:p>347,499</text:p>
          </table:table-cell>
          <table:table-cell office:value-type="float" office:value="1.054" calcext:value-type="float">
            <text:p>1,054</text:p>
          </table:table-cell>
          <table:table-cell/>
          <table:table-cell office:value-type="float" office:value="1055.065" calcext:value-type="float">
            <text:p>1055,065</text:p>
          </table:table-cell>
          <table:table-cell office:value-type="float" office:value="522.769" calcext:value-type="float">
            <text:p>522,769</text:p>
          </table:table-cell>
          <table:table-cell table:number-columns-repeated="10"/>
        </table:table-row>
        <table:table-row table:style-name="ro1">
          <table:table-cell office:value-type="float" office:value="399.22" calcext:value-type="float">
            <text:p>399,22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660.818" calcext:value-type="float">
            <text:p>660,818</text:p>
          </table:table-cell>
          <table:table-cell office:value-type="float" office:value="522.639" calcext:value-type="float">
            <text:p>522,639</text:p>
          </table:table-cell>
          <table:table-cell table:number-columns-repeated="10"/>
        </table:table-row>
        <table:table-row table:style-name="ro1">
          <table:table-cell office:value-type="float" office:value="1379.678" calcext:value-type="float">
            <text:p>1379,678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744.064" calcext:value-type="float">
            <text:p>744,064</text:p>
          </table:table-cell>
          <table:table-cell office:value-type="float" office:value="522.536" calcext:value-type="float">
            <text:p>522,536</text:p>
          </table:table-cell>
          <table:table-cell table:number-columns-repeated="10"/>
        </table:table-row>
        <table:table-row table:style-name="ro1">
          <table:table-cell office:value-type="float" office:value="203.582" calcext:value-type="float">
            <text:p>203,582</text:p>
          </table:table-cell>
          <table:table-cell office:value-type="float" office:value="1.046" calcext:value-type="float">
            <text:p>1,046</text:p>
          </table:table-cell>
          <table:table-cell/>
          <table:table-cell office:value-type="float" office:value="726.038" calcext:value-type="float">
            <text:p>726,038</text:p>
          </table:table-cell>
          <table:table-cell office:value-type="float" office:value="522.494" calcext:value-type="float">
            <text:p>522,494</text:p>
          </table:table-cell>
          <table:table-cell table:number-columns-repeated="10"/>
        </table:table-row>
        <table:table-row table:style-name="ro1">
          <table:table-cell office:value-type="float" office:value="121.434" calcext:value-type="float">
            <text:p>121,434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1286.189" calcext:value-type="float">
            <text:p>1286,189</text:p>
          </table:table-cell>
          <table:table-cell office:value-type="float" office:value="522.443" calcext:value-type="float">
            <text:p>522,443</text:p>
          </table:table-cell>
          <table:table-cell table:number-columns-repeated="10"/>
        </table:table-row>
        <table:table-row table:style-name="ro1">
          <table:table-cell office:value-type="float" office:value="146.655" calcext:value-type="float">
            <text:p>146,655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1374.878" calcext:value-type="float">
            <text:p>1374,878</text:p>
          </table:table-cell>
          <table:table-cell office:value-type="float" office:value="520.888" calcext:value-type="float">
            <text:p>520,888</text:p>
          </table:table-cell>
          <table:table-cell table:number-columns-repeated="10"/>
        </table:table-row>
        <table:table-row table:style-name="ro1">
          <table:table-cell office:value-type="float" office:value="67.385" calcext:value-type="float">
            <text:p>67,385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888.781" calcext:value-type="float">
            <text:p>888,781</text:p>
          </table:table-cell>
          <table:table-cell office:value-type="float" office:value="520.079" calcext:value-type="float">
            <text:p>520,079</text:p>
          </table:table-cell>
          <table:table-cell table:number-columns-repeated="10"/>
        </table:table-row>
        <table:table-row table:style-name="ro1">
          <table:table-cell office:value-type="float" office:value="202.097" calcext:value-type="float">
            <text:p>202,097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580.639" calcext:value-type="float">
            <text:p>580,639</text:p>
          </table:table-cell>
          <table:table-cell office:value-type="float" office:value="520.029" calcext:value-type="float">
            <text:p>520,029</text:p>
          </table:table-cell>
          <table:table-cell table:number-columns-repeated="10"/>
        </table:table-row>
        <table:table-row table:style-name="ro1">
          <table:table-cell office:value-type="float" office:value="200.141" calcext:value-type="float">
            <text:p>200,141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416.434" calcext:value-type="float">
            <text:p>2416,434</text:p>
          </table:table-cell>
          <table:table-cell office:value-type="float" office:value="519.793" calcext:value-type="float">
            <text:p>519,793</text:p>
          </table:table-cell>
          <table:table-cell table:number-columns-repeated="10"/>
        </table:table-row>
        <table:table-row table:style-name="ro1">
          <table:table-cell office:value-type="float" office:value="738.417" calcext:value-type="float">
            <text:p>738,417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581.857" calcext:value-type="float">
            <text:p>581,857</text:p>
          </table:table-cell>
          <table:table-cell office:value-type="float" office:value="519.606" calcext:value-type="float">
            <text:p>519,606</text:p>
          </table:table-cell>
          <table:table-cell table:number-columns-repeated="10"/>
        </table:table-row>
        <table:table-row table:style-name="ro1">
          <table:table-cell office:value-type="float" office:value="69.214" calcext:value-type="float">
            <text:p>69,214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767.018" calcext:value-type="float">
            <text:p>767,018</text:p>
          </table:table-cell>
          <table:table-cell office:value-type="float" office:value="518.703" calcext:value-type="float">
            <text:p>518,703</text:p>
          </table:table-cell>
          <table:table-cell table:number-columns-repeated="10"/>
        </table:table-row>
        <table:table-row table:style-name="ro1">
          <table:table-cell office:value-type="float" office:value="1123.079" calcext:value-type="float">
            <text:p>1123,079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1492.533" calcext:value-type="float">
            <text:p>1492,533</text:p>
          </table:table-cell>
          <table:table-cell office:value-type="float" office:value="516.973" calcext:value-type="float">
            <text:p>516,973</text:p>
          </table:table-cell>
          <table:table-cell table:number-columns-repeated="10"/>
        </table:table-row>
        <table:table-row table:style-name="ro1">
          <table:table-cell office:value-type="float" office:value="75.241" calcext:value-type="float">
            <text:p>75,24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46.043" calcext:value-type="float">
            <text:p>2246,043</text:p>
          </table:table-cell>
          <table:table-cell office:value-type="float" office:value="516.78" calcext:value-type="float">
            <text:p>516,78</text:p>
          </table:table-cell>
          <table:table-cell table:number-columns-repeated="10"/>
        </table:table-row>
        <table:table-row table:style-name="ro1">
          <table:table-cell office:value-type="float" office:value="349.129" calcext:value-type="float">
            <text:p>349,12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2286.906" calcext:value-type="float">
            <text:p>2286,906</text:p>
          </table:table-cell>
          <table:table-cell office:value-type="float" office:value="515.584" calcext:value-type="float">
            <text:p>515,584</text:p>
          </table:table-cell>
          <table:table-cell table:number-columns-repeated="10"/>
        </table:table-row>
        <table:table-row table:style-name="ro1">
          <table:table-cell office:value-type="float" office:value="53.49" calcext:value-type="float">
            <text:p>53,49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625.257" calcext:value-type="float">
            <text:p>625,257</text:p>
          </table:table-cell>
          <table:table-cell office:value-type="float" office:value="515.456" calcext:value-type="float">
            <text:p>515,456</text:p>
          </table:table-cell>
          <table:table-cell table:number-columns-repeated="10"/>
        </table:table-row>
        <table:table-row table:style-name="ro1">
          <table:table-cell office:value-type="float" office:value="216.436" calcext:value-type="float">
            <text:p>216,436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297.465" calcext:value-type="float">
            <text:p>1297,465</text:p>
          </table:table-cell>
          <table:table-cell office:value-type="float" office:value="514.443" calcext:value-type="float">
            <text:p>514,443</text:p>
          </table:table-cell>
          <table:table-cell table:number-columns-repeated="10"/>
        </table:table-row>
        <table:table-row table:style-name="ro1">
          <table:table-cell office:value-type="float" office:value="151.679" calcext:value-type="float">
            <text:p>151,679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911.203" calcext:value-type="float">
            <text:p>1911,203</text:p>
          </table:table-cell>
          <table:table-cell office:value-type="float" office:value="513.943" calcext:value-type="float">
            <text:p>513,943</text:p>
          </table:table-cell>
          <table:table-cell table:number-columns-repeated="10"/>
        </table:table-row>
        <table:table-row table:style-name="ro1">
          <table:table-cell office:value-type="float" office:value="193.114" calcext:value-type="float">
            <text:p>193,114</text:p>
          </table:table-cell>
          <table:table-cell office:value-type="float" office:value="1.009" calcext:value-type="float">
            <text:p>1,009</text:p>
          </table:table-cell>
          <table:table-cell/>
          <table:table-cell office:value-type="float" office:value="622.147" calcext:value-type="float">
            <text:p>622,147</text:p>
          </table:table-cell>
          <table:table-cell office:value-type="float" office:value="513.756" calcext:value-type="float">
            <text:p>513,756</text:p>
          </table:table-cell>
          <table:table-cell table:number-columns-repeated="10"/>
        </table:table-row>
        <table:table-row table:style-name="ro1">
          <table:table-cell office:value-type="float" office:value="339.742" calcext:value-type="float">
            <text:p>339,742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588.054" calcext:value-type="float">
            <text:p>588,054</text:p>
          </table:table-cell>
          <table:table-cell office:value-type="float" office:value="513.745" calcext:value-type="float">
            <text:p>513,745</text:p>
          </table:table-cell>
          <table:table-cell table:number-columns-repeated="10"/>
        </table:table-row>
        <table:table-row table:style-name="ro1">
          <table:table-cell office:value-type="float" office:value="57.842" calcext:value-type="float">
            <text:p>57,842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878.872" calcext:value-type="float">
            <text:p>878,872</text:p>
          </table:table-cell>
          <table:table-cell office:value-type="float" office:value="513.686" calcext:value-type="float">
            <text:p>513,686</text:p>
          </table:table-cell>
          <table:table-cell table:number-columns-repeated="10"/>
        </table:table-row>
        <table:table-row table:style-name="ro1">
          <table:table-cell office:value-type="float" office:value="71.937" calcext:value-type="float">
            <text:p>71,937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759.548" calcext:value-type="float">
            <text:p>759,548</text:p>
          </table:table-cell>
          <table:table-cell office:value-type="float" office:value="513.48" calcext:value-type="float">
            <text:p>513,48</text:p>
          </table:table-cell>
          <table:table-cell table:number-columns-repeated="10"/>
        </table:table-row>
        <table:table-row table:style-name="ro1">
          <table:table-cell office:value-type="float" office:value="133.816" calcext:value-type="float">
            <text:p>133,81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691.181" calcext:value-type="float">
            <text:p>691,181</text:p>
          </table:table-cell>
          <table:table-cell office:value-type="float" office:value="513.06" calcext:value-type="float">
            <text:p>513,06</text:p>
          </table:table-cell>
          <table:table-cell table:number-columns-repeated="10"/>
        </table:table-row>
        <table:table-row table:style-name="ro1">
          <table:table-cell office:value-type="float" office:value="114.483" calcext:value-type="float">
            <text:p>114,483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580.087" calcext:value-type="float">
            <text:p>580,087</text:p>
          </table:table-cell>
          <table:table-cell office:value-type="float" office:value="512.051" calcext:value-type="float">
            <text:p>512,051</text:p>
          </table:table-cell>
          <table:table-cell table:number-columns-repeated="10"/>
        </table:table-row>
        <table:table-row table:style-name="ro1">
          <table:table-cell office:value-type="float" office:value="136.649" calcext:value-type="float">
            <text:p>136,649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1254.879" calcext:value-type="float">
            <text:p>1254,879</text:p>
          </table:table-cell>
          <table:table-cell office:value-type="float" office:value="509.994" calcext:value-type="float">
            <text:p>509,994</text:p>
          </table:table-cell>
          <table:table-cell table:number-columns-repeated="10"/>
        </table:table-row>
        <table:table-row table:style-name="ro1">
          <table:table-cell office:value-type="float" office:value="268.817" calcext:value-type="float">
            <text:p>268,817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1555.143" calcext:value-type="float">
            <text:p>1555,143</text:p>
          </table:table-cell>
          <table:table-cell office:value-type="float" office:value="509.716" calcext:value-type="float">
            <text:p>509,716</text:p>
          </table:table-cell>
          <table:table-cell table:number-columns-repeated="10"/>
        </table:table-row>
        <table:table-row table:style-name="ro1">
          <table:table-cell office:value-type="float" office:value="900.175" calcext:value-type="float">
            <text:p>900,17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705.032" calcext:value-type="float">
            <text:p>1705,032</text:p>
          </table:table-cell>
          <table:table-cell office:value-type="float" office:value="509.07" calcext:value-type="float">
            <text:p>509,07</text:p>
          </table:table-cell>
          <table:table-cell table:number-columns-repeated="10"/>
        </table:table-row>
        <table:table-row table:style-name="ro1">
          <table:table-cell office:value-type="float" office:value="58.78" calcext:value-type="float">
            <text:p>58,78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579.833" calcext:value-type="float">
            <text:p>579,833</text:p>
          </table:table-cell>
          <table:table-cell office:value-type="float" office:value="508.203" calcext:value-type="float">
            <text:p>508,203</text:p>
          </table:table-cell>
          <table:table-cell table:number-columns-repeated="10"/>
        </table:table-row>
        <table:table-row table:style-name="ro1">
          <table:table-cell office:value-type="float" office:value="250.422" calcext:value-type="float">
            <text:p>250,42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570.594" calcext:value-type="float">
            <text:p>570,594</text:p>
          </table:table-cell>
          <table:table-cell office:value-type="float" office:value="507.408" calcext:value-type="float">
            <text:p>507,408</text:p>
          </table:table-cell>
          <table:table-cell table:number-columns-repeated="10"/>
        </table:table-row>
        <table:table-row table:style-name="ro1">
          <table:table-cell office:value-type="float" office:value="290.891" calcext:value-type="float">
            <text:p>290,891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579.908" calcext:value-type="float">
            <text:p>579,908</text:p>
          </table:table-cell>
          <table:table-cell office:value-type="float" office:value="507.32" calcext:value-type="float">
            <text:p>507,32</text:p>
          </table:table-cell>
          <table:table-cell table:number-columns-repeated="10"/>
        </table:table-row>
        <table:table-row table:style-name="ro1">
          <table:table-cell office:value-type="float" office:value="63.919" calcext:value-type="float">
            <text:p>63,91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874.457" calcext:value-type="float">
            <text:p>1874,457</text:p>
          </table:table-cell>
          <table:table-cell office:value-type="float" office:value="507.309" calcext:value-type="float">
            <text:p>507,309</text:p>
          </table:table-cell>
          <table:table-cell table:number-columns-repeated="10"/>
        </table:table-row>
        <table:table-row table:style-name="ro1">
          <table:table-cell office:value-type="float" office:value="249.353" calcext:value-type="float">
            <text:p>249,353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561.033" calcext:value-type="float">
            <text:p>561,033</text:p>
          </table:table-cell>
          <table:table-cell office:value-type="float" office:value="506.779" calcext:value-type="float">
            <text:p>506,779</text:p>
          </table:table-cell>
          <table:table-cell table:number-columns-repeated="10"/>
        </table:table-row>
        <table:table-row table:style-name="ro1">
          <table:table-cell office:value-type="float" office:value="56.368" calcext:value-type="float">
            <text:p>56,36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101.88" calcext:value-type="float">
            <text:p>1101,88</text:p>
          </table:table-cell>
          <table:table-cell office:value-type="float" office:value="506.764" calcext:value-type="float">
            <text:p>506,764</text:p>
          </table:table-cell>
          <table:table-cell table:number-columns-repeated="10"/>
        </table:table-row>
        <table:table-row table:style-name="ro1">
          <table:table-cell office:value-type="float" office:value="96.962" calcext:value-type="float">
            <text:p>96,962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64.003" calcext:value-type="float">
            <text:p>564,003</text:p>
          </table:table-cell>
          <table:table-cell office:value-type="float" office:value="505.498" calcext:value-type="float">
            <text:p>505,498</text:p>
          </table:table-cell>
          <table:table-cell table:number-columns-repeated="10"/>
        </table:table-row>
        <table:table-row table:style-name="ro1">
          <table:table-cell office:value-type="float" office:value="351.191" calcext:value-type="float">
            <text:p>351,191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1061.436" calcext:value-type="float">
            <text:p>1061,436</text:p>
          </table:table-cell>
          <table:table-cell office:value-type="float" office:value="504.493" calcext:value-type="float">
            <text:p>504,493</text:p>
          </table:table-cell>
          <table:table-cell table:number-columns-repeated="10"/>
        </table:table-row>
        <table:table-row table:style-name="ro1">
          <table:table-cell office:value-type="float" office:value="105.681" calcext:value-type="float">
            <text:p>105,681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1846.96" calcext:value-type="float">
            <text:p>1846,96</text:p>
          </table:table-cell>
          <table:table-cell office:value-type="float" office:value="502.114" calcext:value-type="float">
            <text:p>502,114</text:p>
          </table:table-cell>
          <table:table-cell table:number-columns-repeated="10"/>
        </table:table-row>
        <table:table-row table:style-name="ro1">
          <table:table-cell office:value-type="float" office:value="240.618" calcext:value-type="float">
            <text:p>240,618</text:p>
          </table:table-cell>
          <table:table-cell office:value-type="float" office:value="0.888" calcext:value-type="float">
            <text:p>0,888</text:p>
          </table:table-cell>
          <table:table-cell/>
          <table:table-cell office:value-type="float" office:value="717.465" calcext:value-type="float">
            <text:p>717,465</text:p>
          </table:table-cell>
          <table:table-cell office:value-type="float" office:value="500.289" calcext:value-type="float">
            <text:p>500,289</text:p>
          </table:table-cell>
          <table:table-cell table:number-columns-repeated="10"/>
        </table:table-row>
        <table:table-row table:style-name="ro1">
          <table:table-cell office:value-type="float" office:value="259.731" calcext:value-type="float">
            <text:p>259,731</text:p>
          </table:table-cell>
          <table:table-cell office:value-type="float" office:value="0.859" calcext:value-type="float">
            <text:p>0,859</text:p>
          </table:table-cell>
          <table:table-cell/>
          <table:table-cell office:value-type="float" office:value="616.728" calcext:value-type="float">
            <text:p>616,728</text:p>
          </table:table-cell>
          <table:table-cell office:value-type="float" office:value="489.038" calcext:value-type="float">
            <text:p>489,038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80.919" calcext:value-type="float">
            <text:p>280,919</text:p>
          </table:table-cell>
          <table:table-cell table:number-columns-repeated="2"/>
          <table:table-cell office:value-type="float" office:value="1804.458" calcext:value-type="float">
            <text:p>1804,458</text:p>
          </table:table-cell>
          <table:table-cell office:value-type="float" office:value="278.141" calcext:value-type="float">
            <text:p>278,141</text:p>
          </table:table-cell>
          <table:table-cell table:number-columns-repeated="8"/>
          <table:table-cell table:formula="of:=['PY37-1024MB'.N7]-['PY37-1024MB'.$L7]" office:value-type="float" office:value="-0.308838383838384" calcext:value-type="float">
            <text:p>-0,3088383838</text:p>
          </table:table-cell>
          <table:table-cell table:formula="of:=['PY37-1024MB'.O7]-['PY37-1024MB'.$L7]" office:value-type="float" office:value="0.188161616161616" calcext:value-type="float">
            <text:p>0,1881616162</text:p>
          </table:table-cell>
        </table:table-row>
        <table:table-row table:style-name="ro1">
          <table:table-cell office:value-type="float" office:value="69.898" calcext:value-type="float">
            <text:p>69,89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359.819" calcext:value-type="float">
            <text:p>359,819</text:p>
          </table:table-cell>
          <table:table-cell office:value-type="float" office:value="274.374" calcext:value-type="float">
            <text:p>274,37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126" calcext:value-type="float">
            <text:p>62,126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386.074" calcext:value-type="float">
            <text:p>386,074</text:p>
          </table:table-cell>
          <table:table-cell office:value-type="float" office:value="273.768" calcext:value-type="float">
            <text:p>273,768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1024MB'.$B$5:.$B$104])" office:value-type="float" office:value="1.04183838383838" calcext:value-type="float">
            <text:p>1,0418383838</text:p>
          </table:table-cell>
          <table:table-cell table:formula="of:=STDEV(['PY37-1024MB'.$B$5:.$B$104])" office:value-type="float" office:value="0.0786050197117969" calcext:value-type="float">
            <text:p>0,0786050197</text:p>
          </table:table-cell>
          <table:table-cell table:formula="of:=MIN(['PY37-1024MB'.$B$5:.$B$104])" office:value-type="float" office:value="0.733" calcext:value-type="float">
            <text:p>0,733</text:p>
          </table:table-cell>
          <table:table-cell table:formula="of:=MAX(['PY37-1024MB'.$B$5:.$B$104])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34.189" calcext:value-type="float">
            <text:p>134,189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319.021" calcext:value-type="float">
            <text:p>319,021</text:p>
          </table:table-cell>
          <table:table-cell office:value-type="float" office:value="267.528" calcext:value-type="float">
            <text:p>267,52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024MB'.$E$5:.$E$104])" office:value-type="float" office:value="255.4303" calcext:value-type="float">
            <text:p>255,4303</text:p>
          </table:table-cell>
          <table:table-cell table:formula="of:=STDEV(['PY37-1024MB'.$E$5:.$E$104])" office:value-type="float" office:value="7.53443755986035" calcext:value-type="float">
            <text:p>7,5344375599</text:p>
          </table:table-cell>
          <table:table-cell table:formula="of:=MIN(['PY37-1024MB'.$E$5:.$E$104])" office:value-type="float" office:value="238.411" calcext:value-type="float">
            <text:p>238,411</text:p>
          </table:table-cell>
          <table:table-cell table:formula="of:=MAX(['PY37-1024MB'.$E$5:.$E$104])" office:value-type="float" office:value="278.141" calcext:value-type="float">
            <text:p>278,141</text:p>
          </table:table-cell>
        </table:table-row>
        <table:table-row table:style-name="ro1">
          <table:table-cell office:value-type="float" office:value="789.086" calcext:value-type="float">
            <text:p>789,086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415.46" calcext:value-type="float">
            <text:p>415,46</text:p>
          </table:table-cell>
          <table:table-cell office:value-type="float" office:value="266.967" calcext:value-type="float">
            <text:p>266,967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024MB'.$H$5:.$H$104])" office:value-type="string" office:string-value="" calcext:value-type="error">
            <text:p>#DIV/0!</text:p>
          </table:table-cell>
          <table:table-cell table:formula="of:=STDEV(['PY37-1024MB'.$H$5:.$H$104])" office:value-type="string" office:string-value="" calcext:value-type="error">
            <text:p>#DIV/0!</text:p>
          </table:table-cell>
          <table:table-cell table:formula="of:=MIN(['PY37-1024MB'.$H$5:.$H$104])" office:value-type="float" office:value="0" calcext:value-type="float">
            <text:p>0</text:p>
          </table:table-cell>
          <table:table-cell table:formula="of:=MAX(['PY37-1024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86" calcext:value-type="float">
            <text:p>172,086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537.6" calcext:value-type="float">
            <text:p>537,6</text:p>
          </table:table-cell>
          <table:table-cell office:value-type="float" office:value="266.688" calcext:value-type="float">
            <text:p>266,688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8"/>
        </table:table-row>
        <table:table-row table:style-name="ro1">
          <table:table-cell office:value-type="float" office:value="56.226" calcext:value-type="float">
            <text:p>56,226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322.043" calcext:value-type="float">
            <text:p>322,043</text:p>
          </table:table-cell>
          <table:table-cell office:value-type="float" office:value="266.547" calcext:value-type="float">
            <text:p>266,547</text:p>
          </table:table-cell>
          <table:table-cell table:number-columns-repeated="10"/>
        </table:table-row>
        <table:table-row table:style-name="ro1">
          <table:table-cell office:value-type="float" office:value="102.114" calcext:value-type="float">
            <text:p>102,114</text:p>
          </table:table-cell>
          <table:table-cell office:value-type="float" office:value="1.164" calcext:value-type="float">
            <text:p>1,164</text:p>
          </table:table-cell>
          <table:table-cell/>
          <table:table-cell office:value-type="float" office:value="333.28" calcext:value-type="float">
            <text:p>333,28</text:p>
          </table:table-cell>
          <table:table-cell office:value-type="float" office:value="266.542" calcext:value-type="float">
            <text:p>266,542</text:p>
          </table:table-cell>
          <table:table-cell table:number-columns-repeated="10"/>
        </table:table-row>
        <table:table-row table:style-name="ro1">
          <table:table-cell office:value-type="float" office:value="56.954" calcext:value-type="float">
            <text:p>56,954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408.811" calcext:value-type="float">
            <text:p>408,811</text:p>
          </table:table-cell>
          <table:table-cell office:value-type="float" office:value="265.753" calcext:value-type="float">
            <text:p>265,753</text:p>
          </table:table-cell>
          <table:table-cell table:number-columns-repeated="10"/>
        </table:table-row>
        <table:table-row table:style-name="ro1">
          <table:table-cell office:value-type="float" office:value="71.006" calcext:value-type="float">
            <text:p>71,006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318.405" calcext:value-type="float">
            <text:p>318,405</text:p>
          </table:table-cell>
          <table:table-cell office:value-type="float" office:value="265.719" calcext:value-type="float">
            <text:p>265,719</text:p>
          </table:table-cell>
          <table:table-cell table:number-columns-repeated="10"/>
        </table:table-row>
        <table:table-row table:style-name="ro1">
          <table:table-cell office:value-type="float" office:value="166.778" calcext:value-type="float">
            <text:p>166,778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507.484" calcext:value-type="float">
            <text:p>507,484</text:p>
          </table:table-cell>
          <table:table-cell office:value-type="float" office:value="264.758" calcext:value-type="float">
            <text:p>264,758</text:p>
          </table:table-cell>
          <table:table-cell table:number-columns-repeated="10"/>
        </table:table-row>
        <table:table-row table:style-name="ro1">
          <table:table-cell office:value-type="float" office:value="244.411" calcext:value-type="float">
            <text:p>244,411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402.213" calcext:value-type="float">
            <text:p>402,213</text:p>
          </table:table-cell>
          <table:table-cell office:value-type="float" office:value="264.612" calcext:value-type="float">
            <text:p>264,612</text:p>
          </table:table-cell>
          <table:table-cell table:number-columns-repeated="10"/>
        </table:table-row>
        <table:table-row table:style-name="ro1">
          <table:table-cell office:value-type="float" office:value="58.48" calcext:value-type="float">
            <text:p>58,48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316.997" calcext:value-type="float">
            <text:p>316,997</text:p>
          </table:table-cell>
          <table:table-cell office:value-type="float" office:value="264.43" calcext:value-type="float">
            <text:p>264,43</text:p>
          </table:table-cell>
          <table:table-cell table:number-columns-repeated="10"/>
        </table:table-row>
        <table:table-row table:style-name="ro1">
          <table:table-cell office:value-type="float" office:value="99.107" calcext:value-type="float">
            <text:p>99,10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315.529" calcext:value-type="float">
            <text:p>315,529</text:p>
          </table:table-cell>
          <table:table-cell office:value-type="float" office:value="264.155" calcext:value-type="float">
            <text:p>264,155</text:p>
          </table:table-cell>
          <table:table-cell table:number-columns-repeated="10"/>
        </table:table-row>
        <table:table-row table:style-name="ro1">
          <table:table-cell office:value-type="float" office:value="80.433" calcext:value-type="float">
            <text:p>80,433</text:p>
          </table:table-cell>
          <table:table-cell office:value-type="float" office:value="1.129" calcext:value-type="float">
            <text:p>1,129</text:p>
          </table:table-cell>
          <table:table-cell/>
          <table:table-cell office:value-type="float" office:value="385.562" calcext:value-type="float">
            <text:p>385,562</text:p>
          </table:table-cell>
          <table:table-cell office:value-type="float" office:value="263.753" calcext:value-type="float">
            <text:p>263,753</text:p>
          </table:table-cell>
          <table:table-cell table:number-columns-repeated="10"/>
        </table:table-row>
        <table:table-row table:style-name="ro1">
          <table:table-cell office:value-type="float" office:value="57.745" calcext:value-type="float">
            <text:p>57,745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336.394" calcext:value-type="float">
            <text:p>336,394</text:p>
          </table:table-cell>
          <table:table-cell office:value-type="float" office:value="263.352" calcext:value-type="float">
            <text:p>263,352</text:p>
          </table:table-cell>
          <table:table-cell table:number-columns-repeated="10"/>
        </table:table-row>
        <table:table-row table:style-name="ro1">
          <table:table-cell office:value-type="float" office:value="59.013" calcext:value-type="float">
            <text:p>59,013</text:p>
          </table:table-cell>
          <table:table-cell office:value-type="float" office:value="1.118" calcext:value-type="float">
            <text:p>1,118</text:p>
          </table:table-cell>
          <table:table-cell/>
          <table:table-cell office:value-type="float" office:value="322.94" calcext:value-type="float">
            <text:p>322,94</text:p>
          </table:table-cell>
          <table:table-cell office:value-type="float" office:value="263.193" calcext:value-type="float">
            <text:p>263,193</text:p>
          </table:table-cell>
          <table:table-cell table:number-columns-repeated="10"/>
        </table:table-row>
        <table:table-row table:style-name="ro1">
          <table:table-cell office:value-type="float" office:value="87.915" calcext:value-type="float">
            <text:p>87,915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314.234" calcext:value-type="float">
            <text:p>314,234</text:p>
          </table:table-cell>
          <table:table-cell office:value-type="float" office:value="263.11" calcext:value-type="float">
            <text:p>263,11</text:p>
          </table:table-cell>
          <table:table-cell table:number-columns-repeated="10"/>
        </table:table-row>
        <table:table-row table:style-name="ro1">
          <table:table-cell office:value-type="float" office:value="265.789" calcext:value-type="float">
            <text:p>265,789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317.155" calcext:value-type="float">
            <text:p>317,155</text:p>
          </table:table-cell>
          <table:table-cell office:value-type="float" office:value="262.897" calcext:value-type="float">
            <text:p>262,897</text:p>
          </table:table-cell>
          <table:table-cell table:number-columns-repeated="10"/>
        </table:table-row>
        <table:table-row table:style-name="ro1">
          <table:table-cell office:value-type="float" office:value="54.936" calcext:value-type="float">
            <text:p>54,93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18.952" calcext:value-type="float">
            <text:p>318,952</text:p>
          </table:table-cell>
          <table:table-cell office:value-type="float" office:value="262.173" calcext:value-type="float">
            <text:p>262,173</text:p>
          </table:table-cell>
          <table:table-cell table:number-columns-repeated="10"/>
        </table:table-row>
        <table:table-row table:style-name="ro1">
          <table:table-cell office:value-type="float" office:value="75.836" calcext:value-type="float">
            <text:p>75,836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321.378" calcext:value-type="float">
            <text:p>321,378</text:p>
          </table:table-cell>
          <table:table-cell office:value-type="float" office:value="261.716" calcext:value-type="float">
            <text:p>261,716</text:p>
          </table:table-cell>
          <table:table-cell table:number-columns-repeated="10"/>
        </table:table-row>
        <table:table-row table:style-name="ro1">
          <table:table-cell office:value-type="float" office:value="246.49" calcext:value-type="float">
            <text:p>246,49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512.607" calcext:value-type="float">
            <text:p>512,607</text:p>
          </table:table-cell>
          <table:table-cell office:value-type="float" office:value="261.365" calcext:value-type="float">
            <text:p>261,365</text:p>
          </table:table-cell>
          <table:table-cell table:number-columns-repeated="10"/>
        </table:table-row>
        <table:table-row table:style-name="ro1">
          <table:table-cell office:value-type="float" office:value="128.383" calcext:value-type="float">
            <text:p>128,383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313.635" calcext:value-type="float">
            <text:p>313,635</text:p>
          </table:table-cell>
          <table:table-cell office:value-type="float" office:value="261.285" calcext:value-type="float">
            <text:p>261,285</text:p>
          </table:table-cell>
          <table:table-cell table:number-columns-repeated="10"/>
        </table:table-row>
        <table:table-row table:style-name="ro1">
          <table:table-cell office:value-type="float" office:value="101.77" calcext:value-type="float">
            <text:p>101,77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313.14" calcext:value-type="float">
            <text:p>313,14</text:p>
          </table:table-cell>
          <table:table-cell office:value-type="float" office:value="261.06" calcext:value-type="float">
            <text:p>261,06</text:p>
          </table:table-cell>
          <table:table-cell table:number-columns-repeated="10"/>
        </table:table-row>
        <table:table-row table:style-name="ro1">
          <table:table-cell office:value-type="float" office:value="1728.155" calcext:value-type="float">
            <text:p>1728,155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1150.774" calcext:value-type="float">
            <text:p>1150,774</text:p>
          </table:table-cell>
          <table:table-cell office:value-type="float" office:value="260.952" calcext:value-type="float">
            <text:p>260,952</text:p>
          </table:table-cell>
          <table:table-cell table:number-columns-repeated="10"/>
        </table:table-row>
        <table:table-row table:style-name="ro1">
          <table:table-cell office:value-type="float" office:value="141.212" calcext:value-type="float">
            <text:p>141,212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313.626" calcext:value-type="float">
            <text:p>313,626</text:p>
          </table:table-cell>
          <table:table-cell office:value-type="float" office:value="260.679" calcext:value-type="float">
            <text:p>260,679</text:p>
          </table:table-cell>
          <table:table-cell table:number-columns-repeated="10"/>
        </table:table-row>
        <table:table-row table:style-name="ro1">
          <table:table-cell office:value-type="float" office:value="57.07" calcext:value-type="float">
            <text:p>57,07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6.799" calcext:value-type="float">
            <text:p>316,799</text:p>
          </table:table-cell>
          <table:table-cell office:value-type="float" office:value="260.403" calcext:value-type="float">
            <text:p>260,403</text:p>
          </table:table-cell>
          <table:table-cell table:number-columns-repeated="10"/>
        </table:table-row>
        <table:table-row table:style-name="ro1">
          <table:table-cell office:value-type="float" office:value="56.509" calcext:value-type="float">
            <text:p>56,509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4.998" calcext:value-type="float">
            <text:p>314,998</text:p>
          </table:table-cell>
          <table:table-cell office:value-type="float" office:value="260.301" calcext:value-type="float">
            <text:p>260,301</text:p>
          </table:table-cell>
          <table:table-cell table:number-columns-repeated="10"/>
        </table:table-row>
        <table:table-row table:style-name="ro1">
          <table:table-cell office:value-type="float" office:value="334.088" calcext:value-type="float">
            <text:p>334,08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15.41" calcext:value-type="float">
            <text:p>415,41</text:p>
          </table:table-cell>
          <table:table-cell office:value-type="float" office:value="260.127" calcext:value-type="float">
            <text:p>260,127</text:p>
          </table:table-cell>
          <table:table-cell table:number-columns-repeated="10"/>
        </table:table-row>
        <table:table-row table:style-name="ro1">
          <table:table-cell office:value-type="float" office:value="116.191" calcext:value-type="float">
            <text:p>116,19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472.306" calcext:value-type="float">
            <text:p>472,306</text:p>
          </table:table-cell>
          <table:table-cell office:value-type="float" office:value="259.825" calcext:value-type="float">
            <text:p>259,825</text:p>
          </table:table-cell>
          <table:table-cell table:number-columns-repeated="10"/>
        </table:table-row>
        <table:table-row table:style-name="ro1">
          <table:table-cell office:value-type="float" office:value="57.462" calcext:value-type="float">
            <text:p>57,46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30.742" calcext:value-type="float">
            <text:p>330,742</text:p>
          </table:table-cell>
          <table:table-cell office:value-type="float" office:value="259.753" calcext:value-type="float">
            <text:p>259,753</text:p>
          </table:table-cell>
          <table:table-cell table:number-columns-repeated="10"/>
        </table:table-row>
        <table:table-row table:style-name="ro1">
          <table:table-cell office:value-type="float" office:value="245.999" calcext:value-type="float">
            <text:p>245,999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14.229" calcext:value-type="float">
            <text:p>314,229</text:p>
          </table:table-cell>
          <table:table-cell office:value-type="float" office:value="258.741" calcext:value-type="float">
            <text:p>258,741</text:p>
          </table:table-cell>
          <table:table-cell table:number-columns-repeated="10"/>
        </table:table-row>
        <table:table-row table:style-name="ro1">
          <table:table-cell office:value-type="float" office:value="62.867" calcext:value-type="float">
            <text:p>62,867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317.356" calcext:value-type="float">
            <text:p>317,356</text:p>
          </table:table-cell>
          <table:table-cell office:value-type="float" office:value="258.413" calcext:value-type="float">
            <text:p>258,413</text:p>
          </table:table-cell>
          <table:table-cell table:number-columns-repeated="10"/>
        </table:table-row>
        <table:table-row table:style-name="ro1">
          <table:table-cell office:value-type="float" office:value="52.799" calcext:value-type="float">
            <text:p>52,799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669.801" calcext:value-type="float">
            <text:p>669,801</text:p>
          </table:table-cell>
          <table:table-cell office:value-type="float" office:value="258.122" calcext:value-type="float">
            <text:p>258,122</text:p>
          </table:table-cell>
          <table:table-cell table:number-columns-repeated="10"/>
        </table:table-row>
        <table:table-row table:style-name="ro1">
          <table:table-cell office:value-type="float" office:value="70.731" calcext:value-type="float">
            <text:p>70,731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8.432" calcext:value-type="float">
            <text:p>318,432</text:p>
          </table:table-cell>
          <table:table-cell office:value-type="float" office:value="257.817" calcext:value-type="float">
            <text:p>257,817</text:p>
          </table:table-cell>
          <table:table-cell table:number-columns-repeated="10"/>
        </table:table-row>
        <table:table-row table:style-name="ro1">
          <table:table-cell office:value-type="float" office:value="55.533" calcext:value-type="float">
            <text:p>55,53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9.665" calcext:value-type="float">
            <text:p>319,665</text:p>
          </table:table-cell>
          <table:table-cell office:value-type="float" office:value="257.75" calcext:value-type="float">
            <text:p>257,75</text:p>
          </table:table-cell>
          <table:table-cell table:number-columns-repeated="10"/>
        </table:table-row>
        <table:table-row table:style-name="ro1">
          <table:table-cell office:value-type="float" office:value="59.357" calcext:value-type="float">
            <text:p>59,357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435.279" calcext:value-type="float">
            <text:p>435,279</text:p>
          </table:table-cell>
          <table:table-cell office:value-type="float" office:value="257.653" calcext:value-type="float">
            <text:p>257,653</text:p>
          </table:table-cell>
          <table:table-cell table:number-columns-repeated="10"/>
        </table:table-row>
        <table:table-row table:style-name="ro1">
          <table:table-cell office:value-type="float" office:value="148.291" calcext:value-type="float">
            <text:p>148,29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374.97" calcext:value-type="float">
            <text:p>374,97</text:p>
          </table:table-cell>
          <table:table-cell office:value-type="float" office:value="257.398" calcext:value-type="float">
            <text:p>257,398</text:p>
          </table:table-cell>
          <table:table-cell table:number-columns-repeated="10"/>
        </table:table-row>
        <table:table-row table:style-name="ro1">
          <table:table-cell office:value-type="float" office:value="55.229" calcext:value-type="float">
            <text:p>55,229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21.346" calcext:value-type="float">
            <text:p>321,346</text:p>
          </table:table-cell>
          <table:table-cell office:value-type="float" office:value="257.283" calcext:value-type="float">
            <text:p>257,283</text:p>
          </table:table-cell>
          <table:table-cell table:number-columns-repeated="10"/>
        </table:table-row>
        <table:table-row table:style-name="ro1">
          <table:table-cell office:value-type="float" office:value="210.958" calcext:value-type="float">
            <text:p>210,958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35.567" calcext:value-type="float">
            <text:p>335,567</text:p>
          </table:table-cell>
          <table:table-cell office:value-type="float" office:value="256.786" calcext:value-type="float">
            <text:p>256,786</text:p>
          </table:table-cell>
          <table:table-cell table:number-columns-repeated="10"/>
        </table:table-row>
        <table:table-row table:style-name="ro1">
          <table:table-cell office:value-type="float" office:value="55.606" calcext:value-type="float">
            <text:p>55,60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346.485" calcext:value-type="float">
            <text:p>346,485</text:p>
          </table:table-cell>
          <table:table-cell office:value-type="float" office:value="256.484" calcext:value-type="float">
            <text:p>256,484</text:p>
          </table:table-cell>
          <table:table-cell table:number-columns-repeated="10"/>
        </table:table-row>
        <table:table-row table:style-name="ro1">
          <table:table-cell office:value-type="float" office:value="205.638" calcext:value-type="float">
            <text:p>205,638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310.247" calcext:value-type="float">
            <text:p>310,247</text:p>
          </table:table-cell>
          <table:table-cell office:value-type="float" office:value="256.378" calcext:value-type="float">
            <text:p>256,378</text:p>
          </table:table-cell>
          <table:table-cell table:number-columns-repeated="10"/>
        </table:table-row>
        <table:table-row table:style-name="ro1">
          <table:table-cell office:value-type="float" office:value="79.113" calcext:value-type="float">
            <text:p>79,113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305.942" calcext:value-type="float">
            <text:p>305,942</text:p>
          </table:table-cell>
          <table:table-cell office:value-type="float" office:value="255.107" calcext:value-type="float">
            <text:p>255,107</text:p>
          </table:table-cell>
          <table:table-cell table:number-columns-repeated="10"/>
        </table:table-row>
        <table:table-row table:style-name="ro1">
          <table:table-cell office:value-type="float" office:value="138.09" calcext:value-type="float">
            <text:p>138,09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06.951" calcext:value-type="float">
            <text:p>306,951</text:p>
          </table:table-cell>
          <table:table-cell office:value-type="float" office:value="254.997" calcext:value-type="float">
            <text:p>254,997</text:p>
          </table:table-cell>
          <table:table-cell table:number-columns-repeated="10"/>
        </table:table-row>
        <table:table-row table:style-name="ro1">
          <table:table-cell office:value-type="float" office:value="290.737" calcext:value-type="float">
            <text:p>290,737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15.524" calcext:value-type="float">
            <text:p>315,524</text:p>
          </table:table-cell>
          <table:table-cell office:value-type="float" office:value="254.959" calcext:value-type="float">
            <text:p>254,959</text:p>
          </table:table-cell>
          <table:table-cell table:number-columns-repeated="10"/>
        </table:table-row>
        <table:table-row table:style-name="ro1">
          <table:table-cell office:value-type="float" office:value="120.633" calcext:value-type="float">
            <text:p>120,633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508.572" calcext:value-type="float">
            <text:p>508,572</text:p>
          </table:table-cell>
          <table:table-cell office:value-type="float" office:value="254.916" calcext:value-type="float">
            <text:p>254,916</text:p>
          </table:table-cell>
          <table:table-cell table:number-columns-repeated="10"/>
        </table:table-row>
        <table:table-row table:style-name="ro1">
          <table:table-cell office:value-type="float" office:value="52.884" calcext:value-type="float">
            <text:p>52,884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315.745" calcext:value-type="float">
            <text:p>315,745</text:p>
          </table:table-cell>
          <table:table-cell office:value-type="float" office:value="254.842" calcext:value-type="float">
            <text:p>254,842</text:p>
          </table:table-cell>
          <table:table-cell table:number-columns-repeated="10"/>
        </table:table-row>
        <table:table-row table:style-name="ro1">
          <table:table-cell office:value-type="float" office:value="67.463" calcext:value-type="float">
            <text:p>67,463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615.132" calcext:value-type="float">
            <text:p>615,132</text:p>
          </table:table-cell>
          <table:table-cell office:value-type="float" office:value="254.677" calcext:value-type="float">
            <text:p>254,677</text:p>
          </table:table-cell>
          <table:table-cell table:number-columns-repeated="10"/>
        </table:table-row>
        <table:table-row table:style-name="ro1">
          <table:table-cell office:value-type="float" office:value="554.602" calcext:value-type="float">
            <text:p>554,602</text:p>
          </table:table-cell>
          <table:table-cell office:value-type="float" office:value="1.043" calcext:value-type="float">
            <text:p>1,043</text:p>
          </table:table-cell>
          <table:table-cell/>
          <table:table-cell office:value-type="float" office:value="303.969" calcext:value-type="float">
            <text:p>303,969</text:p>
          </table:table-cell>
          <table:table-cell office:value-type="float" office:value="254.545" calcext:value-type="float">
            <text:p>254,545</text:p>
          </table:table-cell>
          <table:table-cell table:number-columns-repeated="10"/>
        </table:table-row>
        <table:table-row table:style-name="ro1">
          <table:table-cell office:value-type="float" office:value="114.008" calcext:value-type="float">
            <text:p>114,008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316.67" calcext:value-type="float">
            <text:p>316,67</text:p>
          </table:table-cell>
          <table:table-cell office:value-type="float" office:value="254.415" calcext:value-type="float">
            <text:p>254,415</text:p>
          </table:table-cell>
          <table:table-cell table:number-columns-repeated="10"/>
        </table:table-row>
        <table:table-row table:style-name="ro1">
          <table:table-cell office:value-type="float" office:value="58.174" calcext:value-type="float">
            <text:p>58,174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1703.353" calcext:value-type="float">
            <text:p>1703,353</text:p>
          </table:table-cell>
          <table:table-cell office:value-type="float" office:value="254.292" calcext:value-type="float">
            <text:p>254,292</text:p>
          </table:table-cell>
          <table:table-cell table:number-columns-repeated="10"/>
        </table:table-row>
        <table:table-row table:style-name="ro1">
          <table:table-cell office:value-type="float" office:value="194.012" calcext:value-type="float">
            <text:p>194,012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float" office:value="306.025" calcext:value-type="float">
            <text:p>306,025</text:p>
          </table:table-cell>
          <table:table-cell office:value-type="float" office:value="254.15" calcext:value-type="float">
            <text:p>254,15</text:p>
          </table:table-cell>
          <table:table-cell table:number-columns-repeated="10"/>
        </table:table-row>
        <table:table-row table:style-name="ro1">
          <table:table-cell office:value-type="float" office:value="55.692" calcext:value-type="float">
            <text:p>55,692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640.33" calcext:value-type="float">
            <text:p>640,33</text:p>
          </table:table-cell>
          <table:table-cell office:value-type="float" office:value="254.105" calcext:value-type="float">
            <text:p>254,105</text:p>
          </table:table-cell>
          <table:table-cell table:number-columns-repeated="10"/>
        </table:table-row>
        <table:table-row table:style-name="ro1">
          <table:table-cell office:value-type="float" office:value="53.367" calcext:value-type="float">
            <text:p>53,367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305.621" calcext:value-type="float">
            <text:p>305,621</text:p>
          </table:table-cell>
          <table:table-cell office:value-type="float" office:value="253.973" calcext:value-type="float">
            <text:p>253,973</text:p>
          </table:table-cell>
          <table:table-cell table:number-columns-repeated="10"/>
        </table:table-row>
        <table:table-row table:style-name="ro1">
          <table:table-cell office:value-type="float" office:value="128.489" calcext:value-type="float">
            <text:p>128,489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314.931" calcext:value-type="float">
            <text:p>314,931</text:p>
          </table:table-cell>
          <table:table-cell office:value-type="float" office:value="253.813" calcext:value-type="float">
            <text:p>253,813</text:p>
          </table:table-cell>
          <table:table-cell table:number-columns-repeated="10"/>
        </table:table-row>
        <table:table-row table:style-name="ro1">
          <table:table-cell office:value-type="float" office:value="54.589" calcext:value-type="float">
            <text:p>54,589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308.766" calcext:value-type="float">
            <text:p>308,766</text:p>
          </table:table-cell>
          <table:table-cell office:value-type="float" office:value="253.761" calcext:value-type="float">
            <text:p>253,761</text:p>
          </table:table-cell>
          <table:table-cell table:number-columns-repeated="10"/>
        </table:table-row>
        <table:table-row table:style-name="ro1">
          <table:table-cell office:value-type="float" office:value="259.025" calcext:value-type="float">
            <text:p>259,025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316.141" calcext:value-type="float">
            <text:p>316,141</text:p>
          </table:table-cell>
          <table:table-cell office:value-type="float" office:value="253.699" calcext:value-type="float">
            <text:p>253,699</text:p>
          </table:table-cell>
          <table:table-cell table:number-columns-repeated="10"/>
        </table:table-row>
        <table:table-row table:style-name="ro1">
          <table:table-cell office:value-type="float" office:value="103.561" calcext:value-type="float">
            <text:p>103,561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1526.643" calcext:value-type="float">
            <text:p>1526,643</text:p>
          </table:table-cell>
          <table:table-cell office:value-type="float" office:value="253.631" calcext:value-type="float">
            <text:p>253,631</text:p>
          </table:table-cell>
          <table:table-cell table:number-columns-repeated="10"/>
        </table:table-row>
        <table:table-row table:style-name="ro1">
          <table:table-cell office:value-type="float" office:value="103.109" calcext:value-type="float">
            <text:p>103,10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365.758" calcext:value-type="float">
            <text:p>365,758</text:p>
          </table:table-cell>
          <table:table-cell office:value-type="float" office:value="253.029" calcext:value-type="float">
            <text:p>253,029</text:p>
          </table:table-cell>
          <table:table-cell table:number-columns-repeated="10"/>
        </table:table-row>
        <table:table-row table:style-name="ro1">
          <table:table-cell office:value-type="float" office:value="55.846" calcext:value-type="float">
            <text:p>55,846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413.59" calcext:value-type="float">
            <text:p>413,59</text:p>
          </table:table-cell>
          <table:table-cell office:value-type="float" office:value="252.992" calcext:value-type="float">
            <text:p>252,992</text:p>
          </table:table-cell>
          <table:table-cell table:number-columns-repeated="10"/>
        </table:table-row>
        <table:table-row table:style-name="ro1">
          <table:table-cell office:value-type="float" office:value="106.749" calcext:value-type="float">
            <text:p>106,74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05.252" calcext:value-type="float">
            <text:p>305,252</text:p>
          </table:table-cell>
          <table:table-cell office:value-type="float" office:value="252.584" calcext:value-type="float">
            <text:p>252,584</text:p>
          </table:table-cell>
          <table:table-cell table:number-columns-repeated="10"/>
        </table:table-row>
        <table:table-row table:style-name="ro1">
          <table:table-cell office:value-type="float" office:value="129.409" calcext:value-type="float">
            <text:p>129,40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3.495" calcext:value-type="float">
            <text:p>313,495</text:p>
          </table:table-cell>
          <table:table-cell office:value-type="float" office:value="252.555" calcext:value-type="float">
            <text:p>252,555</text:p>
          </table:table-cell>
          <table:table-cell table:number-columns-repeated="10"/>
        </table:table-row>
        <table:table-row table:style-name="ro1">
          <table:table-cell office:value-type="float" office:value="51.455" calcext:value-type="float">
            <text:p>51,455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4.123" calcext:value-type="float">
            <text:p>314,123</text:p>
          </table:table-cell>
          <table:table-cell office:value-type="float" office:value="252.357" calcext:value-type="float">
            <text:p>252,357</text:p>
          </table:table-cell>
          <table:table-cell table:number-columns-repeated="10"/>
        </table:table-row>
        <table:table-row table:style-name="ro1">
          <table:table-cell office:value-type="float" office:value="934.679" calcext:value-type="float">
            <text:p>934,679</text:p>
          </table:table-cell>
          <table:table-cell office:value-type="float" office:value="1.014" calcext:value-type="float">
            <text:p>1,014</text:p>
          </table:table-cell>
          <table:table-cell/>
          <table:table-cell office:value-type="float" office:value="306.875" calcext:value-type="float">
            <text:p>306,875</text:p>
          </table:table-cell>
          <table:table-cell office:value-type="float" office:value="252.196" calcext:value-type="float">
            <text:p>252,196</text:p>
          </table:table-cell>
          <table:table-cell table:number-columns-repeated="10"/>
        </table:table-row>
        <table:table-row table:style-name="ro1">
          <table:table-cell office:value-type="float" office:value="71.714" calcext:value-type="float">
            <text:p>71,714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311.625" calcext:value-type="float">
            <text:p>311,625</text:p>
          </table:table-cell>
          <table:table-cell office:value-type="float" office:value="252.132" calcext:value-type="float">
            <text:p>252,132</text:p>
          </table:table-cell>
          <table:table-cell table:number-columns-repeated="10"/>
        </table:table-row>
        <table:table-row table:style-name="ro1">
          <table:table-cell office:value-type="float" office:value="102.53" calcext:value-type="float">
            <text:p>102,53</text:p>
          </table:table-cell>
          <table:table-cell office:value-type="float" office:value="1.012" calcext:value-type="float">
            <text:p>1,012</text:p>
          </table:table-cell>
          <table:table-cell/>
          <table:table-cell office:value-type="float" office:value="305.357" calcext:value-type="float">
            <text:p>305,357</text:p>
          </table:table-cell>
          <table:table-cell office:value-type="float" office:value="252.086" calcext:value-type="float">
            <text:p>252,086</text:p>
          </table:table-cell>
          <table:table-cell table:number-columns-repeated="10"/>
        </table:table-row>
        <table:table-row table:style-name="ro1">
          <table:table-cell office:value-type="float" office:value="132.141" calcext:value-type="float">
            <text:p>132,141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68.749" calcext:value-type="float">
            <text:p>368,749</text:p>
          </table:table-cell>
          <table:table-cell office:value-type="float" office:value="252.068" calcext:value-type="float">
            <text:p>252,068</text:p>
          </table:table-cell>
          <table:table-cell table:number-columns-repeated="10"/>
        </table:table-row>
        <table:table-row table:style-name="ro1">
          <table:table-cell office:value-type="float" office:value="170.877" calcext:value-type="float">
            <text:p>170,87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5.711" calcext:value-type="float">
            <text:p>325,711</text:p>
          </table:table-cell>
          <table:table-cell office:value-type="float" office:value="251.806" calcext:value-type="float">
            <text:p>251,806</text:p>
          </table:table-cell>
          <table:table-cell table:number-columns-repeated="10"/>
        </table:table-row>
        <table:table-row table:style-name="ro1">
          <table:table-cell office:value-type="float" office:value="389.887" calcext:value-type="float">
            <text:p>389,88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0.331" calcext:value-type="float">
            <text:p>320,331</text:p>
          </table:table-cell>
          <table:table-cell office:value-type="float" office:value="251.569" calcext:value-type="float">
            <text:p>251,569</text:p>
          </table:table-cell>
          <table:table-cell table:number-columns-repeated="10"/>
        </table:table-row>
        <table:table-row table:style-name="ro1">
          <table:table-cell office:value-type="float" office:value="55.183" calcext:value-type="float">
            <text:p>55,18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3.965" calcext:value-type="float">
            <text:p>303,965</text:p>
          </table:table-cell>
          <table:table-cell office:value-type="float" office:value="251.391" calcext:value-type="float">
            <text:p>251,391</text:p>
          </table:table-cell>
          <table:table-cell table:number-columns-repeated="10"/>
        </table:table-row>
        <table:table-row table:style-name="ro1">
          <table:table-cell office:value-type="float" office:value="491.803" calcext:value-type="float">
            <text:p>491,80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4.76" calcext:value-type="float">
            <text:p>304,76</text:p>
          </table:table-cell>
          <table:table-cell office:value-type="float" office:value="251.184" calcext:value-type="float">
            <text:p>251,184</text:p>
          </table:table-cell>
          <table:table-cell table:number-columns-repeated="10"/>
        </table:table-row>
        <table:table-row table:style-name="ro1">
          <table:table-cell office:value-type="float" office:value="223.885" calcext:value-type="float">
            <text:p>223,885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15.905" calcext:value-type="float">
            <text:p>315,905</text:p>
          </table:table-cell>
          <table:table-cell office:value-type="float" office:value="251.133" calcext:value-type="float">
            <text:p>251,133</text:p>
          </table:table-cell>
          <table:table-cell table:number-columns-repeated="10"/>
        </table:table-row>
        <table:table-row table:style-name="ro1">
          <table:table-cell office:value-type="float" office:value="149.071" calcext:value-type="float">
            <text:p>149,071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306.616" calcext:value-type="float">
            <text:p>306,616</text:p>
          </table:table-cell>
          <table:table-cell office:value-type="float" office:value="250.956" calcext:value-type="float">
            <text:p>250,956</text:p>
          </table:table-cell>
          <table:table-cell table:number-columns-repeated="10"/>
        </table:table-row>
        <table:table-row table:style-name="ro1">
          <table:table-cell office:value-type="float" office:value="54.945" calcext:value-type="float">
            <text:p>54,945</text:p>
          </table:table-cell>
          <table:table-cell office:value-type="float" office:value="1.003" calcext:value-type="float">
            <text:p>1,003</text:p>
          </table:table-cell>
          <table:table-cell/>
          <table:table-cell office:value-type="float" office:value="522.169" calcext:value-type="float">
            <text:p>522,169</text:p>
          </table:table-cell>
          <table:table-cell office:value-type="float" office:value="250.887" calcext:value-type="float">
            <text:p>250,887</text:p>
          </table:table-cell>
          <table:table-cell table:number-columns-repeated="10"/>
        </table:table-row>
        <table:table-row table:style-name="ro1">
          <table:table-cell office:value-type="float" office:value="230.236" calcext:value-type="float">
            <text:p>230,23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302.441" calcext:value-type="float">
            <text:p>302,441</text:p>
          </table:table-cell>
          <table:table-cell office:value-type="float" office:value="250.8" calcext:value-type="float">
            <text:p>250,8</text:p>
          </table:table-cell>
          <table:table-cell table:number-columns-repeated="10"/>
        </table:table-row>
        <table:table-row table:style-name="ro1">
          <table:table-cell office:value-type="float" office:value="87.64" calcext:value-type="float">
            <text:p>87,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5.769" calcext:value-type="float">
            <text:p>305,769</text:p>
          </table:table-cell>
          <table:table-cell office:value-type="float" office:value="250.545" calcext:value-type="float">
            <text:p>250,545</text:p>
          </table:table-cell>
          <table:table-cell table:number-columns-repeated="10"/>
        </table:table-row>
        <table:table-row table:style-name="ro1">
          <table:table-cell office:value-type="float" office:value="147.927" calcext:value-type="float">
            <text:p>147,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9.515" calcext:value-type="float">
            <text:p>319,515</text:p>
          </table:table-cell>
          <table:table-cell office:value-type="float" office:value="250.106" calcext:value-type="float">
            <text:p>250,106</text:p>
          </table:table-cell>
          <table:table-cell table:number-columns-repeated="10"/>
        </table:table-row>
        <table:table-row table:style-name="ro1">
          <table:table-cell office:value-type="float" office:value="291.734" calcext:value-type="float">
            <text:p>291,734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306.432" calcext:value-type="float">
            <text:p>306,432</text:p>
          </table:table-cell>
          <table:table-cell office:value-type="float" office:value="249.733" calcext:value-type="float">
            <text:p>249,733</text:p>
          </table:table-cell>
          <table:table-cell table:number-columns-repeated="10"/>
        </table:table-row>
        <table:table-row table:style-name="ro1">
          <table:table-cell office:value-type="float" office:value="122.114" calcext:value-type="float">
            <text:p>122,114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761.118" calcext:value-type="float">
            <text:p>761,118</text:p>
          </table:table-cell>
          <table:table-cell office:value-type="float" office:value="249.225" calcext:value-type="float">
            <text:p>249,225</text:p>
          </table:table-cell>
          <table:table-cell table:number-columns-repeated="10"/>
        </table:table-row>
        <table:table-row table:style-name="ro1">
          <table:table-cell office:value-type="float" office:value="535.18" calcext:value-type="float">
            <text:p>535,18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377.673" calcext:value-type="float">
            <text:p>377,673</text:p>
          </table:table-cell>
          <table:table-cell office:value-type="float" office:value="249.029" calcext:value-type="float">
            <text:p>249,029</text:p>
          </table:table-cell>
          <table:table-cell table:number-columns-repeated="10"/>
        </table:table-row>
        <table:table-row table:style-name="ro1">
          <table:table-cell office:value-type="float" office:value="134.82" calcext:value-type="float">
            <text:p>134,8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312.629" calcext:value-type="float">
            <text:p>312,629</text:p>
          </table:table-cell>
          <table:table-cell office:value-type="float" office:value="248.948" calcext:value-type="float">
            <text:p>248,948</text:p>
          </table:table-cell>
          <table:table-cell table:number-columns-repeated="10"/>
        </table:table-row>
        <table:table-row table:style-name="ro1">
          <table:table-cell office:value-type="float" office:value="60.731" calcext:value-type="float">
            <text:p>60,731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12.555" calcext:value-type="float">
            <text:p>312,555</text:p>
          </table:table-cell>
          <table:table-cell office:value-type="float" office:value="248.828" calcext:value-type="float">
            <text:p>248,828</text:p>
          </table:table-cell>
          <table:table-cell table:number-columns-repeated="10"/>
        </table:table-row>
        <table:table-row table:style-name="ro1">
          <table:table-cell office:value-type="float" office:value="98.396" calcext:value-type="float">
            <text:p>98,396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04.224" calcext:value-type="float">
            <text:p>304,224</text:p>
          </table:table-cell>
          <table:table-cell office:value-type="float" office:value="248.671" calcext:value-type="float">
            <text:p>248,671</text:p>
          </table:table-cell>
          <table:table-cell table:number-columns-repeated="10"/>
        </table:table-row>
        <table:table-row table:style-name="ro1">
          <table:table-cell office:value-type="float" office:value="119.868" calcext:value-type="float">
            <text:p>119,868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306.807" calcext:value-type="float">
            <text:p>306,807</text:p>
          </table:table-cell>
          <table:table-cell office:value-type="float" office:value="248.625" calcext:value-type="float">
            <text:p>248,625</text:p>
          </table:table-cell>
          <table:table-cell table:number-columns-repeated="10"/>
        </table:table-row>
        <table:table-row table:style-name="ro1">
          <table:table-cell office:value-type="float" office:value="67.071" calcext:value-type="float">
            <text:p>67,071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15.835" calcext:value-type="float">
            <text:p>315,835</text:p>
          </table:table-cell>
          <table:table-cell office:value-type="float" office:value="248.591" calcext:value-type="float">
            <text:p>248,591</text:p>
          </table:table-cell>
          <table:table-cell table:number-columns-repeated="10"/>
        </table:table-row>
        <table:table-row table:style-name="ro1">
          <table:table-cell office:value-type="float" office:value="51.674" calcext:value-type="float">
            <text:p>51,674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301.831" calcext:value-type="float">
            <text:p>301,831</text:p>
          </table:table-cell>
          <table:table-cell office:value-type="float" office:value="247.405" calcext:value-type="float">
            <text:p>247,405</text:p>
          </table:table-cell>
          <table:table-cell table:number-columns-repeated="10"/>
        </table:table-row>
        <table:table-row table:style-name="ro1">
          <table:table-cell office:value-type="float" office:value="176.136" calcext:value-type="float">
            <text:p>176,136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312.996" calcext:value-type="float">
            <text:p>312,996</text:p>
          </table:table-cell>
          <table:table-cell office:value-type="float" office:value="247.168" calcext:value-type="float">
            <text:p>247,168</text:p>
          </table:table-cell>
          <table:table-cell table:number-columns-repeated="10"/>
        </table:table-row>
        <table:table-row table:style-name="ro1">
          <table:table-cell office:value-type="float" office:value="63.685" calcext:value-type="float">
            <text:p>63,685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576.676" calcext:value-type="float">
            <text:p>576,676</text:p>
          </table:table-cell>
          <table:table-cell office:value-type="float" office:value="247.022" calcext:value-type="float">
            <text:p>247,022</text:p>
          </table:table-cell>
          <table:table-cell table:number-columns-repeated="10"/>
        </table:table-row>
        <table:table-row table:style-name="ro1">
          <table:table-cell office:value-type="float" office:value="211.274" calcext:value-type="float">
            <text:p>211,274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299.012" calcext:value-type="float">
            <text:p>299,012</text:p>
          </table:table-cell>
          <table:table-cell office:value-type="float" office:value="246.914" calcext:value-type="float">
            <text:p>246,914</text:p>
          </table:table-cell>
          <table:table-cell table:number-columns-repeated="10"/>
        </table:table-row>
        <table:table-row table:style-name="ro1">
          <table:table-cell office:value-type="float" office:value="58.221" calcext:value-type="float">
            <text:p>58,221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98.728" calcext:value-type="float">
            <text:p>298,728</text:p>
          </table:table-cell>
          <table:table-cell office:value-type="float" office:value="246.334" calcext:value-type="float">
            <text:p>246,334</text:p>
          </table:table-cell>
          <table:table-cell table:number-columns-repeated="10"/>
        </table:table-row>
        <table:table-row table:style-name="ro1">
          <table:table-cell office:value-type="float" office:value="67.267" calcext:value-type="float">
            <text:p>67,26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02.971" calcext:value-type="float">
            <text:p>302,971</text:p>
          </table:table-cell>
          <table:table-cell office:value-type="float" office:value="246.288" calcext:value-type="float">
            <text:p>246,288</text:p>
          </table:table-cell>
          <table:table-cell table:number-columns-repeated="10"/>
        </table:table-row>
        <table:table-row table:style-name="ro1">
          <table:table-cell office:value-type="float" office:value="72.169" calcext:value-type="float">
            <text:p>72,169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06.688" calcext:value-type="float">
            <text:p>306,688</text:p>
          </table:table-cell>
          <table:table-cell office:value-type="float" office:value="246.237" calcext:value-type="float">
            <text:p>246,237</text:p>
          </table:table-cell>
          <table:table-cell table:number-columns-repeated="10"/>
        </table:table-row>
        <table:table-row table:style-name="ro1">
          <table:table-cell office:value-type="float" office:value="53.316" calcext:value-type="float">
            <text:p>53,31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468.003" calcext:value-type="float">
            <text:p>468,003</text:p>
          </table:table-cell>
          <table:table-cell office:value-type="float" office:value="245.776" calcext:value-type="float">
            <text:p>245,776</text:p>
          </table:table-cell>
          <table:table-cell table:number-columns-repeated="10"/>
        </table:table-row>
        <table:table-row table:style-name="ro1">
          <table:table-cell office:value-type="float" office:value="105.602" calcext:value-type="float">
            <text:p>105,60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300.238" calcext:value-type="float">
            <text:p>300,238</text:p>
          </table:table-cell>
          <table:table-cell office:value-type="float" office:value="245.686" calcext:value-type="float">
            <text:p>245,686</text:p>
          </table:table-cell>
          <table:table-cell table:number-columns-repeated="10"/>
        </table:table-row>
        <table:table-row table:style-name="ro1">
          <table:table-cell office:value-type="float" office:value="256.998" calcext:value-type="float">
            <text:p>256,998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99.669" calcext:value-type="float">
            <text:p>299,669</text:p>
          </table:table-cell>
          <table:table-cell office:value-type="float" office:value="245.501" calcext:value-type="float">
            <text:p>245,501</text:p>
          </table:table-cell>
          <table:table-cell table:number-columns-repeated="10"/>
        </table:table-row>
        <table:table-row table:style-name="ro1">
          <table:table-cell office:value-type="float" office:value="228.176" calcext:value-type="float">
            <text:p>228,176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12.008" calcext:value-type="float">
            <text:p>312,008</text:p>
          </table:table-cell>
          <table:table-cell office:value-type="float" office:value="245.5" calcext:value-type="float">
            <text:p>245,5</text:p>
          </table:table-cell>
          <table:table-cell table:number-columns-repeated="10"/>
        </table:table-row>
        <table:table-row table:style-name="ro1">
          <table:table-cell office:value-type="float" office:value="57.459" calcext:value-type="float">
            <text:p>57,45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295.737" calcext:value-type="float">
            <text:p>295,737</text:p>
          </table:table-cell>
          <table:table-cell office:value-type="float" office:value="243.656" calcext:value-type="float">
            <text:p>243,656</text:p>
          </table:table-cell>
          <table:table-cell table:number-columns-repeated="10"/>
        </table:table-row>
        <table:table-row table:style-name="ro1">
          <table:table-cell office:value-type="float" office:value="52.79" calcext:value-type="float">
            <text:p>52,79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300.434" calcext:value-type="float">
            <text:p>300,434</text:p>
          </table:table-cell>
          <table:table-cell office:value-type="float" office:value="240.056" calcext:value-type="float">
            <text:p>240,056</text:p>
          </table:table-cell>
          <table:table-cell table:number-columns-repeated="10"/>
        </table:table-row>
        <table:table-row table:style-name="ro1">
          <table:table-cell office:value-type="float" office:value="59.103" calcext:value-type="float">
            <text:p>59,103</text:p>
          </table:table-cell>
          <table:table-cell office:value-type="float" office:value="0.869" calcext:value-type="float">
            <text:p>0,869</text:p>
          </table:table-cell>
          <table:table-cell/>
          <table:table-cell office:value-type="float" office:value="289.597" calcext:value-type="float">
            <text:p>289,597</text:p>
          </table:table-cell>
          <table:table-cell office:value-type="float" office:value="238.417" calcext:value-type="float">
            <text:p>238,417</text:p>
          </table:table-cell>
          <table:table-cell table:number-columns-repeated="10"/>
        </table:table-row>
        <table:table-row table:style-name="ro1">
          <table:table-cell office:value-type="float" office:value="606.324" calcext:value-type="float">
            <text:p>606,324</text:p>
          </table:table-cell>
          <table:table-cell office:value-type="float" office:value="0.733" calcext:value-type="float">
            <text:p>0,733</text:p>
          </table:table-cell>
          <table:table-cell/>
          <table:table-cell office:value-type="float" office:value="715.12" calcext:value-type="float">
            <text:p>715,12</text:p>
          </table:table-cell>
          <table:table-cell office:value-type="float" office:value="238.411" calcext:value-type="float">
            <text:p>238,411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8.389" calcext:value-type="float">
            <text:p>68,38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548.15" calcext:value-type="float">
            <text:p>548,15</text:p>
          </table:table-cell>
          <table:table-cell office:value-type="float" office:value="152.239" calcext:value-type="float">
            <text:p>152,239</text:p>
          </table:table-cell>
          <table:table-cell/>
          <table:table-cell office:value-type="float" office:value="331.05" calcext:value-type="float">
            <text:p>331,05</text:p>
          </table:table-cell>
          <table:table-cell table:number-columns-repeated="6"/>
          <table:table-cell table:formula="of:=['PY37-2048MB'.N7]-['PY37-2048MB'.$L7]" office:value-type="float" office:value="-0.20256" calcext:value-type="float">
            <text:p>-0,20256</text:p>
          </table:table-cell>
          <table:table-cell table:formula="of:=['PY37-2048MB'.O7]-['PY37-2048MB'.$L7]" office:value-type="float" office:value="0.30144" calcext:value-type="float">
            <text:p>0,30144</text:p>
          </table:table-cell>
        </table:table-row>
        <table:table-row table:style-name="ro1">
          <table:table-cell office:value-type="float" office:value="54.388" calcext:value-type="float">
            <text:p>54,388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270.406" calcext:value-type="float">
            <text:p>270,406</text:p>
          </table:table-cell>
          <table:table-cell office:value-type="float" office:value="148.192" calcext:value-type="float">
            <text:p>148,192</text:p>
          </table:table-cell>
          <table:table-cell office:value-type="string" calcext:value-type="string">
            <text:p>←</text:p>
          </table:table-cell>
          <table:table-cell office:value-type="float" office:value="552.449" calcext:value-type="float">
            <text:p>552,449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214" calcext:value-type="float">
            <text:p>74,214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319.909" calcext:value-type="float">
            <text:p>319,909</text:p>
          </table:table-cell>
          <table:table-cell office:value-type="float" office:value="147.848" calcext:value-type="float">
            <text:p>147,848</text:p>
          </table:table-cell>
          <table:table-cell/>
          <table:table-cell office:value-type="float" office:value="327.891" calcext:value-type="float">
            <text:p>327,891</text:p>
          </table:table-cell>
          <table:table-cell office:value-type="float" office:value="250.41469" calcext:value-type="float">
            <text:p>250,414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048MB'.$B$5:.$B$104])" office:value-type="float" office:value="1.06056" calcext:value-type="float">
            <text:p>1,06056</text:p>
          </table:table-cell>
          <table:table-cell table:formula="of:=STDEV(['PY37-2048MB'.$B$5:.$B$104])" office:value-type="float" office:value="0.0761868145224008" calcext:value-type="float">
            <text:p>0,0761868145</text:p>
          </table:table-cell>
          <table:table-cell table:formula="of:=MIN(['PY37-2048MB'.$B$5:.$B$104])" office:value-type="float" office:value="0.858" calcext:value-type="float">
            <text:p>0,858</text:p>
          </table:table-cell>
          <table:table-cell table:formula="of:=MAX(['PY37-2048MB'.$B$5:.$B$104])" office:value-type="float" office:value="1.362" calcext:value-type="float">
            <text:p>1,362</text:p>
          </table:table-cell>
        </table:table-row>
        <table:table-row table:style-name="ro1">
          <table:table-cell office:value-type="float" office:value="60.074" calcext:value-type="float">
            <text:p>60,074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244.67" calcext:value-type="float">
            <text:p>244,67</text:p>
          </table:table-cell>
          <table:table-cell office:value-type="float" office:value="147.569" calcext:value-type="float">
            <text:p>147,569</text:p>
          </table:table-cell>
          <table:table-cell/>
          <table:table-cell office:value-type="float" office:value="332.363" calcext:value-type="float">
            <text:p>332,363</text:p>
          </table:table-cell>
          <table:table-cell office:value-type="float" office:value="249.281574" calcext:value-type="float">
            <text:p>249,28157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136.959949494949" calcext:value-type="float">
            <text:p>136,959949495</text:p>
          </table:table-cell>
          <table:table-cell table:formula="of:=STDEV(['PY37-2048MB'.$E$6:.$E$104])" office:value-type="float" office:value="3.84539882587961" calcext:value-type="float">
            <text:p>3,8453988259</text:p>
          </table:table-cell>
          <table:table-cell table:formula="of:=MIN(['PY37-2048MB'.$E$5:.$E$104])" office:value-type="float" office:value="127.71" calcext:value-type="float">
            <text:p>127,71</text:p>
          </table:table-cell>
          <table:table-cell table:formula="of:=MAX(['PY37-2048MB'.$E$5:.$E$104])" office:value-type="float" office:value="152.239" calcext:value-type="float">
            <text:p>152,239</text:p>
          </table:table-cell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380.655" calcext:value-type="float">
            <text:p>380,655</text:p>
          </table:table-cell>
          <table:table-cell office:value-type="float" office:value="147.394" calcext:value-type="float">
            <text:p>147,394</text:p>
          </table:table-cell>
          <table:table-cell/>
          <table:table-cell office:value-type="float" office:value="407.367" calcext:value-type="float">
            <text:p>407,367</text:p>
          </table:table-cell>
          <table:table-cell office:value-type="float" office:value="248.976481" calcext:value-type="float">
            <text:p>248,9764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5:.$H$104])" office:value-type="float" office:value="244.260181295918" calcext:value-type="float">
            <text:p>244,2601812959</text:p>
          </table:table-cell>
          <table:table-cell table:formula="of:=STDEV(['PY37-2048MB'.$H$5:.$H$104])" office:value-type="float" office:value="2.14385406333499" calcext:value-type="float">
            <text:p>2,1438540633</text:p>
          </table:table-cell>
          <table:table-cell table:formula="of:=MIN(['PY37-2048MB'.$H$5:.$H$104])" office:value-type="float" office:value="239.700276" calcext:value-type="float">
            <text:p>239,700276</text:p>
          </table:table-cell>
          <table:table-cell table:formula="of:=MAX(['PY37-2048MB'.$H$5:.$H$104])" office:value-type="float" office:value="250.41469" calcext:value-type="float">
            <text:p>250,41469</text:p>
          </table:table-cell>
        </table:table-row>
        <table:table-row table:style-name="ro1">
          <table:table-cell office:value-type="float" office:value="56.598" calcext:value-type="float">
            <text:p>56,598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95.73" calcext:value-type="float">
            <text:p>295,73</text:p>
          </table:table-cell>
          <table:table-cell office:value-type="float" office:value="146.262" calcext:value-type="float">
            <text:p>146,262</text:p>
          </table:table-cell>
          <table:table-cell/>
          <table:table-cell office:value-type="float" office:value="322.754" calcext:value-type="float">
            <text:p>322,754</text:p>
          </table:table-cell>
          <table:table-cell office:value-type="float" office:value="248.934934" calcext:value-type="float">
            <text:p>248,934934</text:p>
          </table:table-cell>
          <table:table-cell table:number-columns-repeated="7"/>
        </table:table-row>
        <table:table-row table:style-name="ro1">
          <table:table-cell office:value-type="float" office:value="55.173" calcext:value-type="float">
            <text:p>55,173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460.652" calcext:value-type="float">
            <text:p>460,652</text:p>
          </table:table-cell>
          <table:table-cell office:value-type="float" office:value="145.145" calcext:value-type="float">
            <text:p>145,145</text:p>
          </table:table-cell>
          <table:table-cell/>
          <table:table-cell office:value-type="float" office:value="327.886" calcext:value-type="float">
            <text:p>327,886</text:p>
          </table:table-cell>
          <table:table-cell office:value-type="float" office:value="248.837959" calcext:value-type="float">
            <text:p>248,837959</text:p>
          </table:table-cell>
          <table:table-cell table:number-columns-repeated="7"/>
        </table:table-row>
        <table:table-row table:style-name="ro1">
          <table:table-cell office:value-type="float" office:value="58.451" calcext:value-type="float">
            <text:p>58,45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673.488" calcext:value-type="float">
            <text:p>673,488</text:p>
          </table:table-cell>
          <table:table-cell office:value-type="float" office:value="144.549" calcext:value-type="float">
            <text:p>144,549</text:p>
          </table:table-cell>
          <table:table-cell/>
          <table:table-cell office:value-type="float" office:value="347.852" calcext:value-type="float">
            <text:p>347,852</text:p>
          </table:table-cell>
          <table:table-cell office:value-type="float" office:value="247.516964" calcext:value-type="float">
            <text:p>247,516964</text:p>
          </table:table-cell>
          <table:table-cell table:number-columns-repeated="7"/>
        </table:table-row>
        <table:table-row table:style-name="ro1">
          <table:table-cell office:value-type="float" office:value="56.313" calcext:value-type="float">
            <text:p>56,313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32.878" calcext:value-type="float">
            <text:p>232,878</text:p>
          </table:table-cell>
          <table:table-cell office:value-type="float" office:value="144.548" calcext:value-type="float">
            <text:p>144,548</text:p>
          </table:table-cell>
          <table:table-cell/>
          <table:table-cell office:value-type="float" office:value="378.535" calcext:value-type="float">
            <text:p>378,535</text:p>
          </table:table-cell>
          <table:table-cell office:value-type="float" office:value="247.282197" calcext:value-type="float">
            <text:p>247,282197</text:p>
          </table:table-cell>
          <table:table-cell table:number-columns-repeated="7"/>
        </table:table-row>
        <table:table-row table:style-name="ro1">
          <table:table-cell office:value-type="float" office:value="56.869" calcext:value-type="float">
            <text:p>56,869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330.675" calcext:value-type="float">
            <text:p>330,675</text:p>
          </table:table-cell>
          <table:table-cell office:value-type="float" office:value="143.951" calcext:value-type="float">
            <text:p>143,951</text:p>
          </table:table-cell>
          <table:table-cell/>
          <table:table-cell office:value-type="float" office:value="582.341" calcext:value-type="float">
            <text:p>582,341</text:p>
          </table:table-cell>
          <table:table-cell office:value-type="float" office:value="247.219742" calcext:value-type="float">
            <text:p>247,219742</text:p>
          </table:table-cell>
          <table:table-cell table:number-columns-repeated="7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979.145" calcext:value-type="float">
            <text:p>979,145</text:p>
          </table:table-cell>
          <table:table-cell office:value-type="float" office:value="143.897" calcext:value-type="float">
            <text:p>143,897</text:p>
          </table:table-cell>
          <table:table-cell/>
          <table:table-cell office:value-type="float" office:value="1120.646" calcext:value-type="float">
            <text:p>1120,646</text:p>
          </table:table-cell>
          <table:table-cell office:value-type="float" office:value="247.015291" calcext:value-type="float">
            <text:p>247,015291</text:p>
          </table:table-cell>
          <table:table-cell table:number-columns-repeated="7"/>
        </table:table-row>
        <table:table-row table:style-name="ro1">
          <table:table-cell office:value-type="float" office:value="65.996" calcext:value-type="float">
            <text:p>65,996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23.04" calcext:value-type="float">
            <text:p>223,04</text:p>
          </table:table-cell>
          <table:table-cell office:value-type="float" office:value="142.565" calcext:value-type="float">
            <text:p>142,565</text:p>
          </table:table-cell>
          <table:table-cell/>
          <table:table-cell office:value-type="float" office:value="319.312" calcext:value-type="float">
            <text:p>319,312</text:p>
          </table:table-cell>
          <table:table-cell office:value-type="float" office:value="246.969267" calcext:value-type="float">
            <text:p>246,969267</text:p>
          </table:table-cell>
          <table:table-cell table:number-columns-repeated="7"/>
        </table:table-row>
        <table:table-row table:style-name="ro1">
          <table:table-cell office:value-type="float" office:value="54.113" calcext:value-type="float">
            <text:p>54,113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78.354" calcext:value-type="float">
            <text:p>278,354</text:p>
          </table:table-cell>
          <table:table-cell office:value-type="float" office:value="141.446" calcext:value-type="float">
            <text:p>141,446</text:p>
          </table:table-cell>
          <table:table-cell/>
          <table:table-cell office:value-type="float" office:value="573.072" calcext:value-type="float">
            <text:p>573,072</text:p>
          </table:table-cell>
          <table:table-cell office:value-type="float" office:value="246.918039" calcext:value-type="float">
            <text:p>246,918039</text:p>
          </table:table-cell>
          <table:table-cell table:number-columns-repeated="7"/>
        </table:table-row>
        <table:table-row table:style-name="ro1">
          <table:table-cell office:value-type="float" office:value="54.722" calcext:value-type="float">
            <text:p>54,722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93.902" calcext:value-type="float">
            <text:p>193,902</text:p>
          </table:table-cell>
          <table:table-cell office:value-type="float" office:value="140.121" calcext:value-type="float">
            <text:p>140,121</text:p>
          </table:table-cell>
          <table:table-cell/>
          <table:table-cell office:value-type="float" office:value="315.572" calcext:value-type="float">
            <text:p>315,572</text:p>
          </table:table-cell>
          <table:table-cell office:value-type="float" office:value="246.891424" calcext:value-type="float">
            <text:p>246,891424</text:p>
          </table:table-cell>
          <table:table-cell table:number-columns-repeated="7"/>
        </table:table-row>
        <table:table-row table:style-name="ro1">
          <table:table-cell office:value-type="float" office:value="55.724" calcext:value-type="float">
            <text:p>55,724</text:p>
          </table:table-cell>
          <table:table-cell office:value-type="float" office:value="1.127" calcext:value-type="float">
            <text:p>1,127</text:p>
          </table:table-cell>
          <table:table-cell/>
          <table:table-cell office:value-type="float" office:value="294.421" calcext:value-type="float">
            <text:p>294,421</text:p>
          </table:table-cell>
          <table:table-cell office:value-type="float" office:value="139.871" calcext:value-type="float">
            <text:p>139,871</text:p>
          </table:table-cell>
          <table:table-cell/>
          <table:table-cell office:value-type="float" office:value="333.243" calcext:value-type="float">
            <text:p>333,243</text:p>
          </table:table-cell>
          <table:table-cell office:value-type="float" office:value="246.356556" calcext:value-type="float">
            <text:p>246,356556</text:p>
          </table:table-cell>
          <table:table-cell table:number-columns-repeated="7"/>
        </table:table-row>
        <table:table-row table:style-name="ro1">
          <table:table-cell office:value-type="float" office:value="62.041" calcext:value-type="float">
            <text:p>62,041</text:p>
          </table:table-cell>
          <table:table-cell office:value-type="float" office:value="1.124" calcext:value-type="float">
            <text:p>1,124</text:p>
          </table:table-cell>
          <table:table-cell/>
          <table:table-cell office:value-type="float" office:value="650.778" calcext:value-type="float">
            <text:p>650,778</text:p>
          </table:table-cell>
          <table:table-cell office:value-type="float" office:value="139.382" calcext:value-type="float">
            <text:p>139,382</text:p>
          </table:table-cell>
          <table:table-cell/>
          <table:table-cell office:value-type="float" office:value="316.393" calcext:value-type="float">
            <text:p>316,393</text:p>
          </table:table-cell>
          <table:table-cell office:value-type="float" office:value="246.306782" calcext:value-type="float">
            <text:p>246,306782</text:p>
          </table:table-cell>
          <table:table-cell table:number-columns-repeated="7"/>
        </table:table-row>
        <table:table-row table:style-name="ro1">
          <table:table-cell office:value-type="float" office:value="78.135" calcext:value-type="float">
            <text:p>78,13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265.577" calcext:value-type="float">
            <text:p>265,577</text:p>
          </table:table-cell>
          <table:table-cell office:value-type="float" office:value="139.296" calcext:value-type="float">
            <text:p>139,296</text:p>
          </table:table-cell>
          <table:table-cell/>
          <table:table-cell office:value-type="float" office:value="311.736" calcext:value-type="float">
            <text:p>311,736</text:p>
          </table:table-cell>
          <table:table-cell office:value-type="float" office:value="246.294988" calcext:value-type="float">
            <text:p>246,294988</text:p>
          </table:table-cell>
          <table:table-cell table:number-columns-repeated="7"/>
        </table:table-row>
        <table:table-row table:style-name="ro1">
          <table:table-cell office:value-type="float" office:value="59.065" calcext:value-type="float">
            <text:p>59,06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196.24" calcext:value-type="float">
            <text:p>196,24</text:p>
          </table:table-cell>
          <table:table-cell office:value-type="float" office:value="139.288" calcext:value-type="float">
            <text:p>139,288</text:p>
          </table:table-cell>
          <table:table-cell/>
          <table:table-cell office:value-type="float" office:value="397.117" calcext:value-type="float">
            <text:p>397,117</text:p>
          </table:table-cell>
          <table:table-cell office:value-type="float" office:value="246.285206" calcext:value-type="float">
            <text:p>246,285206</text:p>
          </table:table-cell>
          <table:table-cell table:number-columns-repeated="7"/>
        </table:table-row>
        <table:table-row table:style-name="ro1">
          <table:table-cell office:value-type="float" office:value="57.009" calcext:value-type="float">
            <text:p>57,009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28.597" calcext:value-type="float">
            <text:p>228,597</text:p>
          </table:table-cell>
          <table:table-cell office:value-type="float" office:value="139.213" calcext:value-type="float">
            <text:p>139,213</text:p>
          </table:table-cell>
          <table:table-cell/>
          <table:table-cell office:value-type="float" office:value="315.442" calcext:value-type="float">
            <text:p>315,442</text:p>
          </table:table-cell>
          <table:table-cell office:value-type="float" office:value="246.268686" calcext:value-type="float">
            <text:p>246,268686</text:p>
          </table:table-cell>
          <table:table-cell table:number-columns-repeated="7"/>
        </table:table-row>
        <table:table-row table:style-name="ro1">
          <table:table-cell office:value-type="float" office:value="54.247" calcext:value-type="float">
            <text:p>54,247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253.731" calcext:value-type="float">
            <text:p>253,731</text:p>
          </table:table-cell>
          <table:table-cell office:value-type="float" office:value="139.009" calcext:value-type="float">
            <text:p>139,009</text:p>
          </table:table-cell>
          <table:table-cell/>
          <table:table-cell office:value-type="float" office:value="316.244" calcext:value-type="float">
            <text:p>316,244</text:p>
          </table:table-cell>
          <table:table-cell office:value-type="float" office:value="246.071384" calcext:value-type="float">
            <text:p>246,071384</text:p>
          </table:table-cell>
          <table:table-cell table:number-columns-repeated="7"/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95.541" calcext:value-type="float">
            <text:p>195,541</text:p>
          </table:table-cell>
          <table:table-cell office:value-type="float" office:value="138.608" calcext:value-type="float">
            <text:p>138,608</text:p>
          </table:table-cell>
          <table:table-cell/>
          <table:table-cell office:value-type="float" office:value="339.499" calcext:value-type="float">
            <text:p>339,499</text:p>
          </table:table-cell>
          <table:table-cell office:value-type="float" office:value="246.040144" calcext:value-type="float">
            <text:p>246,040144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195.046" calcext:value-type="float">
            <text:p>195,046</text:p>
          </table:table-cell>
          <table:table-cell office:value-type="float" office:value="138.532" calcext:value-type="float">
            <text:p>138,532</text:p>
          </table:table-cell>
          <table:table-cell/>
          <table:table-cell office:value-type="float" office:value="320.163" calcext:value-type="float">
            <text:p>320,163</text:p>
          </table:table-cell>
          <table:table-cell office:value-type="float" office:value="246.025703" calcext:value-type="float">
            <text:p>246,025703</text:p>
          </table:table-cell>
          <table:table-cell table:number-columns-repeated="7"/>
        </table:table-row>
        <table:table-row table:style-name="ro1">
          <table:table-cell office:value-type="float" office:value="56.211" calcext:value-type="float">
            <text:p>56,211</text:p>
          </table:table-cell>
          <table:table-cell office:value-type="float" office:value="1.107" calcext:value-type="float">
            <text:p>1,107</text:p>
          </table:table-cell>
          <table:table-cell/>
          <table:table-cell office:value-type="float" office:value="202.892" calcext:value-type="float">
            <text:p>202,892</text:p>
          </table:table-cell>
          <table:table-cell office:value-type="float" office:value="138.444" calcext:value-type="float">
            <text:p>138,444</text:p>
          </table:table-cell>
          <table:table-cell/>
          <table:table-cell office:value-type="float" office:value="643.354" calcext:value-type="float">
            <text:p>643,354</text:p>
          </table:table-cell>
          <table:table-cell office:value-type="float" office:value="245.974956" calcext:value-type="float">
            <text:p>245,974956</text:p>
          </table:table-cell>
          <table:table-cell table:number-columns-repeated="7"/>
        </table:table-row>
        <table:table-row table:style-name="ro1">
          <table:table-cell office:value-type="float" office:value="55.232" calcext:value-type="float">
            <text:p>55,232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217.412" calcext:value-type="float">
            <text:p>217,412</text:p>
          </table:table-cell>
          <table:table-cell office:value-type="float" office:value="138.424" calcext:value-type="float">
            <text:p>138,424</text:p>
          </table:table-cell>
          <table:table-cell/>
          <table:table-cell office:value-type="float" office:value="596.714" calcext:value-type="float">
            <text:p>596,714</text:p>
          </table:table-cell>
          <table:table-cell office:value-type="float" office:value="245.903325" calcext:value-type="float">
            <text:p>245,903325</text:p>
          </table:table-cell>
          <table:table-cell table:number-columns-repeated="7"/>
        </table:table-row>
        <table:table-row table:style-name="ro1">
          <table:table-cell office:value-type="float" office:value="54.352" calcext:value-type="float">
            <text:p>54,352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465.404" calcext:value-type="float">
            <text:p>465,404</text:p>
          </table:table-cell>
          <table:table-cell office:value-type="float" office:value="138.411" calcext:value-type="float">
            <text:p>138,411</text:p>
          </table:table-cell>
          <table:table-cell/>
          <table:table-cell office:value-type="float" office:value="322.052" calcext:value-type="float">
            <text:p>322,052</text:p>
          </table:table-cell>
          <table:table-cell office:value-type="float" office:value="245.826873" calcext:value-type="float">
            <text:p>245,826873</text:p>
          </table:table-cell>
          <table:table-cell table:number-columns-repeated="7"/>
        </table:table-row>
        <table:table-row table:style-name="ro1">
          <table:table-cell office:value-type="float" office:value="69.174" calcext:value-type="float">
            <text:p>69,17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08.176" calcext:value-type="float">
            <text:p>608,176</text:p>
          </table:table-cell>
          <table:table-cell office:value-type="float" office:value="138.287" calcext:value-type="float">
            <text:p>138,287</text:p>
          </table:table-cell>
          <table:table-cell/>
          <table:table-cell office:value-type="float" office:value="691.376" calcext:value-type="float">
            <text:p>691,376</text:p>
          </table:table-cell>
          <table:table-cell office:value-type="float" office:value="245.786127" calcext:value-type="float">
            <text:p>245,786127</text:p>
          </table:table-cell>
          <table:table-cell table:number-columns-repeated="7"/>
        </table:table-row>
        <table:table-row table:style-name="ro1">
          <table:table-cell office:value-type="float" office:value="70.273" calcext:value-type="float">
            <text:p>70,273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253.711" calcext:value-type="float">
            <text:p>253,711</text:p>
          </table:table-cell>
          <table:table-cell office:value-type="float" office:value="138.22" calcext:value-type="float">
            <text:p>138,22</text:p>
          </table:table-cell>
          <table:table-cell/>
          <table:table-cell office:value-type="float" office:value="322.602" calcext:value-type="float">
            <text:p>322,602</text:p>
          </table:table-cell>
          <table:table-cell office:value-type="float" office:value="245.74098" calcext:value-type="float">
            <text:p>245,74098</text:p>
          </table:table-cell>
          <table:table-cell table:number-columns-repeated="7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1077.626" calcext:value-type="float">
            <text:p>1077,626</text:p>
          </table:table-cell>
          <table:table-cell office:value-type="float" office:value="138.09" calcext:value-type="float">
            <text:p>138,09</text:p>
          </table:table-cell>
          <table:table-cell/>
          <table:table-cell office:value-type="float" office:value="315.548" calcext:value-type="float">
            <text:p>315,548</text:p>
          </table:table-cell>
          <table:table-cell office:value-type="float" office:value="245.622682" calcext:value-type="float">
            <text:p>245,622682</text:p>
          </table:table-cell>
          <table:table-cell table:number-columns-repeated="7"/>
        </table:table-row>
        <table:table-row table:style-name="ro1">
          <table:table-cell office:value-type="float" office:value="66.537" calcext:value-type="float">
            <text:p>66,537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64.151" calcext:value-type="float">
            <text:p>664,151</text:p>
          </table:table-cell>
          <table:table-cell office:value-type="float" office:value="138.004" calcext:value-type="float">
            <text:p>138,004</text:p>
          </table:table-cell>
          <table:table-cell/>
          <table:table-cell office:value-type="float" office:value="314.128" calcext:value-type="float">
            <text:p>314,128</text:p>
          </table:table-cell>
          <table:table-cell office:value-type="float" office:value="245.520653" calcext:value-type="float">
            <text:p>245,520653</text:p>
          </table:table-cell>
          <table:table-cell table:number-columns-repeated="7"/>
        </table:table-row>
        <table:table-row table:style-name="ro1">
          <table:table-cell office:value-type="float" office:value="56.545" calcext:value-type="float">
            <text:p>56,54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403.198" calcext:value-type="float">
            <text:p>403,198</text:p>
          </table:table-cell>
          <table:table-cell office:value-type="float" office:value="137.84" calcext:value-type="float">
            <text:p>137,84</text:p>
          </table:table-cell>
          <table:table-cell/>
          <table:table-cell office:value-type="float" office:value="325.689" calcext:value-type="float">
            <text:p>325,689</text:p>
          </table:table-cell>
          <table:table-cell office:value-type="float" office:value="245.51575" calcext:value-type="float">
            <text:p>245,51575</text:p>
          </table:table-cell>
          <table:table-cell table:number-columns-repeated="7"/>
        </table:table-row>
        <table:table-row table:style-name="ro1">
          <table:table-cell office:value-type="float" office:value="54.351" calcext:value-type="float">
            <text:p>54,351</text:p>
          </table:table-cell>
          <table:table-cell office:value-type="float" office:value="1.091" calcext:value-type="float">
            <text:p>1,091</text:p>
          </table:table-cell>
          <table:table-cell/>
          <table:table-cell office:value-type="float" office:value="314.215" calcext:value-type="float">
            <text:p>314,215</text:p>
          </table:table-cell>
          <table:table-cell office:value-type="float" office:value="137.701" calcext:value-type="float">
            <text:p>137,701</text:p>
          </table:table-cell>
          <table:table-cell/>
          <table:table-cell office:value-type="float" office:value="312.87" calcext:value-type="float">
            <text:p>312,87</text:p>
          </table:table-cell>
          <table:table-cell office:value-type="float" office:value="245.481693" calcext:value-type="float">
            <text:p>245,481693</text:p>
          </table:table-cell>
          <table:table-cell table:number-columns-repeated="7"/>
        </table:table-row>
        <table:table-row table:style-name="ro1">
          <table:table-cell office:value-type="float" office:value="727.207" calcext:value-type="float">
            <text:p>727,207</text:p>
          </table:table-cell>
          <table:table-cell office:value-type="float" office:value="1.089" calcext:value-type="float">
            <text:p>1,089</text:p>
          </table:table-cell>
          <table:table-cell/>
          <table:table-cell office:value-type="float" office:value="467.242" calcext:value-type="float">
            <text:p>467,242</text:p>
          </table:table-cell>
          <table:table-cell office:value-type="float" office:value="137.655" calcext:value-type="float">
            <text:p>137,655</text:p>
          </table:table-cell>
          <table:table-cell/>
          <table:table-cell office:value-type="float" office:value="896.171" calcext:value-type="float">
            <text:p>896,171</text:p>
          </table:table-cell>
          <table:table-cell office:value-type="float" office:value="245.474193" calcext:value-type="float">
            <text:p>245,474193</text:p>
          </table:table-cell>
          <table:table-cell table:number-columns-repeated="7"/>
        </table:table-row>
        <table:table-row table:style-name="ro1">
          <table:table-cell office:value-type="float" office:value="55.64" calcext:value-type="float">
            <text:p>55,64</text:p>
          </table:table-cell>
          <table:table-cell office:value-type="float" office:value="1.087" calcext:value-type="float">
            <text:p>1,087</text:p>
          </table:table-cell>
          <table:table-cell/>
          <table:table-cell office:value-type="float" office:value="213.663" calcext:value-type="float">
            <text:p>213,663</text:p>
          </table:table-cell>
          <table:table-cell office:value-type="float" office:value="137.607" calcext:value-type="float">
            <text:p>137,607</text:p>
          </table:table-cell>
          <table:table-cell/>
          <table:table-cell office:value-type="float" office:value="581.758" calcext:value-type="float">
            <text:p>581,758</text:p>
          </table:table-cell>
          <table:table-cell office:value-type="float" office:value="245.388989" calcext:value-type="float">
            <text:p>245,388989</text:p>
          </table:table-cell>
          <table:table-cell table:number-columns-repeated="7"/>
        </table:table-row>
        <table:table-row table:style-name="ro1">
          <table:table-cell office:value-type="float" office:value="60.503" calcext:value-type="float">
            <text:p>60,503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370.825" calcext:value-type="float">
            <text:p>370,825</text:p>
          </table:table-cell>
          <table:table-cell office:value-type="float" office:value="137.528" calcext:value-type="float">
            <text:p>137,528</text:p>
          </table:table-cell>
          <table:table-cell/>
          <table:table-cell office:value-type="float" office:value="315.166" calcext:value-type="float">
            <text:p>315,166</text:p>
          </table:table-cell>
          <table:table-cell office:value-type="float" office:value="245.29924" calcext:value-type="float">
            <text:p>245,29924</text:p>
          </table:table-cell>
          <table:table-cell table:number-columns-repeated="7"/>
        </table:table-row>
        <table:table-row table:style-name="ro1">
          <table:table-cell office:value-type="float" office:value="65.501" calcext:value-type="float">
            <text:p>65,50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429.932" calcext:value-type="float">
            <text:p>429,932</text:p>
          </table:table-cell>
          <table:table-cell office:value-type="float" office:value="137.452" calcext:value-type="float">
            <text:p>137,452</text:p>
          </table:table-cell>
          <table:table-cell/>
          <table:table-cell office:value-type="float" office:value="319.646" calcext:value-type="float">
            <text:p>319,646</text:p>
          </table:table-cell>
          <table:table-cell office:value-type="float" office:value="245.292241" calcext:value-type="float">
            <text:p>245,292241</text:p>
          </table:table-cell>
          <table:table-cell table:number-columns-repeated="7"/>
        </table:table-row>
        <table:table-row table:style-name="ro1">
          <table:table-cell office:value-type="float" office:value="59.126" calcext:value-type="float">
            <text:p>59,126</text:p>
          </table:table-cell>
          <table:table-cell office:value-type="float" office:value="1.085" calcext:value-type="float">
            <text:p>1,085</text:p>
          </table:table-cell>
          <table:table-cell/>
          <table:table-cell office:value-type="float" office:value="356.026" calcext:value-type="float">
            <text:p>356,026</text:p>
          </table:table-cell>
          <table:table-cell office:value-type="float" office:value="137.347" calcext:value-type="float">
            <text:p>137,347</text:p>
          </table:table-cell>
          <table:table-cell/>
          <table:table-cell office:value-type="float" office:value="342.239" calcext:value-type="float">
            <text:p>342,239</text:p>
          </table:table-cell>
          <table:table-cell office:value-type="float" office:value="245.227903" calcext:value-type="float">
            <text:p>245,227903</text:p>
          </table:table-cell>
          <table:table-cell table:number-columns-repeated="7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38.27" calcext:value-type="float">
            <text:p>438,27</text:p>
          </table:table-cell>
          <table:table-cell office:value-type="float" office:value="137.323" calcext:value-type="float">
            <text:p>137,323</text:p>
          </table:table-cell>
          <table:table-cell/>
          <table:table-cell office:value-type="float" office:value="333.523" calcext:value-type="float">
            <text:p>333,523</text:p>
          </table:table-cell>
          <table:table-cell office:value-type="float" office:value="245.166392" calcext:value-type="float">
            <text:p>245,166392</text:p>
          </table:table-cell>
          <table:table-cell table:number-columns-repeated="7"/>
        </table:table-row>
        <table:table-row table:style-name="ro1">
          <table:table-cell office:value-type="float" office:value="57.528" calcext:value-type="float">
            <text:p>57,52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96.245" calcext:value-type="float">
            <text:p>496,245</text:p>
          </table:table-cell>
          <table:table-cell office:value-type="float" office:value="137.258" calcext:value-type="float">
            <text:p>137,258</text:p>
          </table:table-cell>
          <table:table-cell/>
          <table:table-cell office:value-type="float" office:value="309.975" calcext:value-type="float">
            <text:p>309,975</text:p>
          </table:table-cell>
          <table:table-cell office:value-type="float" office:value="245.151626" calcext:value-type="float">
            <text:p>245,151626</text:p>
          </table:table-cell>
          <table:table-cell table:number-columns-repeated="7"/>
        </table:table-row>
        <table:table-row table:style-name="ro1">
          <table:table-cell office:value-type="float" office:value="55.031" calcext:value-type="float">
            <text:p>55,031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429.127" calcext:value-type="float">
            <text:p>1429,127</text:p>
          </table:table-cell>
          <table:table-cell office:value-type="float" office:value="137.243" calcext:value-type="float">
            <text:p>137,243</text:p>
          </table:table-cell>
          <table:table-cell/>
          <table:table-cell office:value-type="float" office:value="314.392" calcext:value-type="float">
            <text:p>314,392</text:p>
          </table:table-cell>
          <table:table-cell office:value-type="float" office:value="245.136996" calcext:value-type="float">
            <text:p>245,136996</text:p>
          </table:table-cell>
          <table:table-cell table:number-columns-repeated="7"/>
        </table:table-row>
        <table:table-row table:style-name="ro1">
          <table:table-cell office:value-type="float" office:value="54.864" calcext:value-type="float">
            <text:p>54,864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547.22" calcext:value-type="float">
            <text:p>547,22</text:p>
          </table:table-cell>
          <table:table-cell office:value-type="float" office:value="137.112" calcext:value-type="float">
            <text:p>137,112</text:p>
          </table:table-cell>
          <table:table-cell/>
          <table:table-cell office:value-type="float" office:value="347.465" calcext:value-type="float">
            <text:p>347,465</text:p>
          </table:table-cell>
          <table:table-cell office:value-type="float" office:value="245.033132" calcext:value-type="float">
            <text:p>245,033132</text:p>
          </table:table-cell>
          <table:table-cell table:number-columns-repeated="7"/>
        </table:table-row>
        <table:table-row table:style-name="ro1">
          <table:table-cell office:value-type="float" office:value="63.953" calcext:value-type="float">
            <text:p>63,953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216.208" calcext:value-type="float">
            <text:p>216,208</text:p>
          </table:table-cell>
          <table:table-cell office:value-type="float" office:value="137.018" calcext:value-type="float">
            <text:p>137,018</text:p>
          </table:table-cell>
          <table:table-cell/>
          <table:table-cell office:value-type="float" office:value="337.27" calcext:value-type="float">
            <text:p>337,27</text:p>
          </table:table-cell>
          <table:table-cell office:value-type="float" office:value="244.794659" calcext:value-type="float">
            <text:p>244,794659</text:p>
          </table:table-cell>
          <table:table-cell table:number-columns-repeated="7"/>
        </table:table-row>
        <table:table-row table:style-name="ro1">
          <table:table-cell office:value-type="float" office:value="54.148" calcext:value-type="float">
            <text:p>54,14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89.537" calcext:value-type="float">
            <text:p>489,537</text:p>
          </table:table-cell>
          <table:table-cell office:value-type="float" office:value="136.998" calcext:value-type="float">
            <text:p>136,998</text:p>
          </table:table-cell>
          <table:table-cell/>
          <table:table-cell office:value-type="float" office:value="324.03" calcext:value-type="float">
            <text:p>324,03</text:p>
          </table:table-cell>
          <table:table-cell office:value-type="float" office:value="244.789844" calcext:value-type="float">
            <text:p>244,789844</text:p>
          </table:table-cell>
          <table:table-cell table:number-columns-repeated="7"/>
        </table:table-row>
        <table:table-row table:style-name="ro1">
          <table:table-cell office:value-type="float" office:value="60.621" calcext:value-type="float">
            <text:p>60,62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892.664" calcext:value-type="float">
            <text:p>892,664</text:p>
          </table:table-cell>
          <table:table-cell office:value-type="float" office:value="136.903" calcext:value-type="float">
            <text:p>136,903</text:p>
          </table:table-cell>
          <table:table-cell/>
          <table:table-cell office:value-type="float" office:value="429.389" calcext:value-type="float">
            <text:p>429,389</text:p>
          </table:table-cell>
          <table:table-cell office:value-type="float" office:value="244.74921" calcext:value-type="float">
            <text:p>244,74921</text:p>
          </table:table-cell>
          <table:table-cell table:number-columns-repeated="7"/>
        </table:table-row>
        <table:table-row table:style-name="ro1">
          <table:table-cell office:value-type="float" office:value="56.636" calcext:value-type="float">
            <text:p>56,636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66.574" calcext:value-type="float">
            <text:p>266,574</text:p>
          </table:table-cell>
          <table:table-cell office:value-type="float" office:value="136.833" calcext:value-type="float">
            <text:p>136,833</text:p>
          </table:table-cell>
          <table:table-cell/>
          <table:table-cell office:value-type="float" office:value="314.767" calcext:value-type="float">
            <text:p>314,767</text:p>
          </table:table-cell>
          <table:table-cell office:value-type="float" office:value="244.733831" calcext:value-type="float">
            <text:p>244,733831</text:p>
          </table:table-cell>
          <table:table-cell table:number-columns-repeated="7"/>
        </table:table-row>
        <table:table-row table:style-name="ro1">
          <table:table-cell office:value-type="float" office:value="57.347" calcext:value-type="float">
            <text:p>57,347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244.558" calcext:value-type="float">
            <text:p>244,558</text:p>
          </table:table-cell>
          <table:table-cell office:value-type="float" office:value="136.747" calcext:value-type="float">
            <text:p>136,747</text:p>
          </table:table-cell>
          <table:table-cell/>
          <table:table-cell office:value-type="float" office:value="338.501" calcext:value-type="float">
            <text:p>338,501</text:p>
          </table:table-cell>
          <table:table-cell office:value-type="float" office:value="244.692934" calcext:value-type="float">
            <text:p>244,692934</text:p>
          </table:table-cell>
          <table:table-cell table:number-columns-repeated="7"/>
        </table:table-row>
        <table:table-row table:style-name="ro1">
          <table:table-cell office:value-type="float" office:value="61.162" calcext:value-type="float">
            <text:p>61,162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430.245" calcext:value-type="float">
            <text:p>430,245</text:p>
          </table:table-cell>
          <table:table-cell office:value-type="float" office:value="136.745" calcext:value-type="float">
            <text:p>136,745</text:p>
          </table:table-cell>
          <table:table-cell/>
          <table:table-cell office:value-type="float" office:value="342.152" calcext:value-type="float">
            <text:p>342,152</text:p>
          </table:table-cell>
          <table:table-cell office:value-type="float" office:value="244.632206" calcext:value-type="float">
            <text:p>244,632206</text:p>
          </table:table-cell>
          <table:table-cell table:number-columns-repeated="7"/>
        </table:table-row>
        <table:table-row table:style-name="ro1">
          <table:table-cell office:value-type="float" office:value="56.169" calcext:value-type="float">
            <text:p>56,169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240.85" calcext:value-type="float">
            <text:p>240,85</text:p>
          </table:table-cell>
          <table:table-cell office:value-type="float" office:value="136.695" calcext:value-type="float">
            <text:p>136,695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44.527985" calcext:value-type="float">
            <text:p>244,527985</text:p>
          </table:table-cell>
          <table:table-cell table:number-columns-repeated="7"/>
        </table:table-row>
        <table:table-row table:style-name="ro1">
          <table:table-cell office:value-type="float" office:value="54.613" calcext:value-type="float">
            <text:p>54,61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530.376" calcext:value-type="float">
            <text:p>530,376</text:p>
          </table:table-cell>
          <table:table-cell office:value-type="float" office:value="136.68" calcext:value-type="float">
            <text:p>136,68</text:p>
          </table:table-cell>
          <table:table-cell/>
          <table:table-cell office:value-type="float" office:value="463.231" calcext:value-type="float">
            <text:p>463,231</text:p>
          </table:table-cell>
          <table:table-cell office:value-type="float" office:value="244.505159" calcext:value-type="float">
            <text:p>244,505159</text:p>
          </table:table-cell>
          <table:table-cell table:number-columns-repeated="7"/>
        </table:table-row>
        <table:table-row table:style-name="ro1">
          <table:table-cell office:value-type="float" office:value="54.269" calcext:value-type="float">
            <text:p>54,269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270.513" calcext:value-type="float">
            <text:p>270,513</text:p>
          </table:table-cell>
          <table:table-cell office:value-type="float" office:value="136.542" calcext:value-type="float">
            <text:p>136,542</text:p>
          </table:table-cell>
          <table:table-cell/>
          <table:table-cell office:value-type="float" office:value="312.079" calcext:value-type="float">
            <text:p>312,079</text:p>
          </table:table-cell>
          <table:table-cell office:value-type="float" office:value="244.387041" calcext:value-type="float">
            <text:p>244,387041</text:p>
          </table:table-cell>
          <table:table-cell table:number-columns-repeated="7"/>
        </table:table-row>
        <table:table-row table:style-name="ro1">
          <table:table-cell office:value-type="float" office:value="55.767" calcext:value-type="float">
            <text:p>55,767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390.417" calcext:value-type="float">
            <text:p>390,417</text:p>
          </table:table-cell>
          <table:table-cell office:value-type="float" office:value="136.41" calcext:value-type="float">
            <text:p>136,41</text:p>
          </table:table-cell>
          <table:table-cell/>
          <table:table-cell office:value-type="float" office:value="737.741" calcext:value-type="float">
            <text:p>737,741</text:p>
          </table:table-cell>
          <table:table-cell office:value-type="float" office:value="244.275622" calcext:value-type="float">
            <text:p>244,275622</text:p>
          </table:table-cell>
          <table:table-cell table:number-columns-repeated="7"/>
        </table:table-row>
        <table:table-row table:style-name="ro1">
          <table:table-cell office:value-type="float" office:value="57.543" calcext:value-type="float">
            <text:p>57,54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520.055" calcext:value-type="float">
            <text:p>520,055</text:p>
          </table:table-cell>
          <table:table-cell office:value-type="float" office:value="136.231" calcext:value-type="float">
            <text:p>136,231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244.222733" calcext:value-type="float">
            <text:p>244,222733</text:p>
          </table:table-cell>
          <table:table-cell table:number-columns-repeated="7"/>
        </table:table-row>
        <table:table-row table:style-name="ro1">
          <table:table-cell office:value-type="float" office:value="54.631" calcext:value-type="float">
            <text:p>54,631</text:p>
          </table:table-cell>
          <table:table-cell office:value-type="float" office:value="1.067" calcext:value-type="float">
            <text:p>1,067</text:p>
          </table:table-cell>
          <table:table-cell/>
          <table:table-cell office:value-type="float" office:value="852.984" calcext:value-type="float">
            <text:p>852,984</text:p>
          </table:table-cell>
          <table:table-cell office:value-type="float" office:value="136.194" calcext:value-type="float">
            <text:p>136,194</text:p>
          </table:table-cell>
          <table:table-cell/>
          <table:table-cell office:value-type="float" office:value="323.44" calcext:value-type="float">
            <text:p>323,44</text:p>
          </table:table-cell>
          <table:table-cell office:value-type="float" office:value="244.137508" calcext:value-type="float">
            <text:p>244,137508</text:p>
          </table:table-cell>
          <table:table-cell table:number-columns-repeated="7"/>
        </table:table-row>
        <table:table-row table:style-name="ro1">
          <table:table-cell office:value-type="float" office:value="72.721" calcext:value-type="float">
            <text:p>72,72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297.914" calcext:value-type="float">
            <text:p>297,914</text:p>
          </table:table-cell>
          <table:table-cell office:value-type="float" office:value="136.125" calcext:value-type="float">
            <text:p>136,125</text:p>
          </table:table-cell>
          <table:table-cell/>
          <table:table-cell office:value-type="float" office:value="416.413" calcext:value-type="float">
            <text:p>416,413</text:p>
          </table:table-cell>
          <table:table-cell office:value-type="float" office:value="244.025342" calcext:value-type="float">
            <text:p>244,025342</text:p>
          </table:table-cell>
          <table:table-cell table:number-columns-repeated="7"/>
        </table:table-row>
        <table:table-row table:style-name="ro1">
          <table:table-cell office:value-type="float" office:value="56.886" calcext:value-type="float">
            <text:p>56,886</text:p>
          </table:table-cell>
          <table:table-cell office:value-type="float" office:value="1.062" calcext:value-type="float">
            <text:p>1,062</text:p>
          </table:table-cell>
          <table:table-cell/>
          <table:table-cell office:value-type="float" office:value="252.156" calcext:value-type="float">
            <text:p>252,156</text:p>
          </table:table-cell>
          <table:table-cell office:value-type="float" office:value="136.122" calcext:value-type="float">
            <text:p>136,122</text:p>
          </table:table-cell>
          <table:table-cell/>
          <table:table-cell office:value-type="float" office:value="341.182" calcext:value-type="float">
            <text:p>341,182</text:p>
          </table:table-cell>
          <table:table-cell office:value-type="float" office:value="244.010312" calcext:value-type="float">
            <text:p>244,010312</text:p>
          </table:table-cell>
          <table:table-cell table:number-columns-repeated="7"/>
        </table:table-row>
        <table:table-row table:style-name="ro1">
          <table:table-cell office:value-type="float" office:value="60.766" calcext:value-type="float">
            <text:p>60,76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609.376" calcext:value-type="float">
            <text:p>609,376</text:p>
          </table:table-cell>
          <table:table-cell office:value-type="float" office:value="136.12" calcext:value-type="float">
            <text:p>136,12</text:p>
          </table:table-cell>
          <table:table-cell/>
          <table:table-cell office:value-type="float" office:value="332.207" calcext:value-type="float">
            <text:p>332,207</text:p>
          </table:table-cell>
          <table:table-cell office:value-type="float" office:value="243.849435" calcext:value-type="float">
            <text:p>243,849435</text:p>
          </table:table-cell>
          <table:table-cell table:number-columns-repeated="7"/>
        </table:table-row>
        <table:table-row table:style-name="ro1">
          <table:table-cell office:value-type="float" office:value="56.507" calcext:value-type="float">
            <text:p>56,507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90.741" calcext:value-type="float">
            <text:p>290,741</text:p>
          </table:table-cell>
          <table:table-cell office:value-type="float" office:value="136.082" calcext:value-type="float">
            <text:p>136,082</text:p>
          </table:table-cell>
          <table:table-cell/>
          <table:table-cell office:value-type="float" office:value="320.595" calcext:value-type="float">
            <text:p>320,595</text:p>
          </table:table-cell>
          <table:table-cell office:value-type="float" office:value="243.800119" calcext:value-type="float">
            <text:p>243,800119</text:p>
          </table:table-cell>
          <table:table-cell table:number-columns-repeated="7"/>
        </table:table-row>
        <table:table-row table:style-name="ro1">
          <table:table-cell office:value-type="float" office:value="56.204" calcext:value-type="float">
            <text:p>56,20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462.787" calcext:value-type="float">
            <text:p>462,787</text:p>
          </table:table-cell>
          <table:table-cell office:value-type="float" office:value="136.079" calcext:value-type="float">
            <text:p>136,079</text:p>
          </table:table-cell>
          <table:table-cell/>
          <table:table-cell office:value-type="float" office:value="321.885" calcext:value-type="float">
            <text:p>321,885</text:p>
          </table:table-cell>
          <table:table-cell office:value-type="float" office:value="243.760426" calcext:value-type="float">
            <text:p>243,760426</text:p>
          </table:table-cell>
          <table:table-cell table:number-columns-repeated="7"/>
        </table:table-row>
        <table:table-row table:style-name="ro1">
          <table:table-cell office:value-type="float" office:value="55.52" calcext:value-type="float">
            <text:p>55,52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268.845" calcext:value-type="float">
            <text:p>268,845</text:p>
          </table:table-cell>
          <table:table-cell office:value-type="float" office:value="135.972" calcext:value-type="float">
            <text:p>135,972</text:p>
          </table:table-cell>
          <table:table-cell/>
          <table:table-cell office:value-type="float" office:value="385.382" calcext:value-type="float">
            <text:p>385,382</text:p>
          </table:table-cell>
          <table:table-cell office:value-type="float" office:value="243.68756" calcext:value-type="float">
            <text:p>243,68756</text:p>
          </table:table-cell>
          <table:table-cell table:number-columns-repeated="7"/>
        </table:table-row>
        <table:table-row table:style-name="ro1">
          <table:table-cell office:value-type="float" office:value="59.565" calcext:value-type="float">
            <text:p>59,56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540.363" calcext:value-type="float">
            <text:p>540,363</text:p>
          </table:table-cell>
          <table:table-cell office:value-type="float" office:value="135.929" calcext:value-type="float">
            <text:p>135,929</text:p>
          </table:table-cell>
          <table:table-cell/>
          <table:table-cell office:value-type="float" office:value="333.434" calcext:value-type="float">
            <text:p>333,434</text:p>
          </table:table-cell>
          <table:table-cell office:value-type="float" office:value="243.605121" calcext:value-type="float">
            <text:p>243,605121</text:p>
          </table:table-cell>
          <table:table-cell table:number-columns-repeated="7"/>
        </table:table-row>
        <table:table-row table:style-name="ro1">
          <table:table-cell office:value-type="float" office:value="57.173" calcext:value-type="float">
            <text:p>57,173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91.821" calcext:value-type="float">
            <text:p>291,821</text:p>
          </table:table-cell>
          <table:table-cell office:value-type="float" office:value="135.81" calcext:value-type="float">
            <text:p>135,81</text:p>
          </table:table-cell>
          <table:table-cell/>
          <table:table-cell office:value-type="float" office:value="317.373" calcext:value-type="float">
            <text:p>317,373</text:p>
          </table:table-cell>
          <table:table-cell office:value-type="float" office:value="243.492615" calcext:value-type="float">
            <text:p>243,492615</text:p>
          </table:table-cell>
          <table:table-cell table:number-columns-repeated="7"/>
        </table:table-row>
        <table:table-row table:style-name="ro1">
          <table:table-cell office:value-type="float" office:value="67.111" calcext:value-type="float">
            <text:p>67,111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384.535" calcext:value-type="float">
            <text:p>384,535</text:p>
          </table:table-cell>
          <table:table-cell office:value-type="float" office:value="135.654" calcext:value-type="float">
            <text:p>135,654</text:p>
          </table:table-cell>
          <table:table-cell/>
          <table:table-cell office:value-type="float" office:value="313.368" calcext:value-type="float">
            <text:p>313,368</text:p>
          </table:table-cell>
          <table:table-cell office:value-type="float" office:value="243.459065" calcext:value-type="float">
            <text:p>243,459065</text:p>
          </table:table-cell>
          <table:table-cell table:number-columns-repeated="7"/>
        </table:table-row>
        <table:table-row table:style-name="ro1">
          <table:table-cell office:value-type="float" office:value="58.554" calcext:value-type="float">
            <text:p>58,554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478.598" calcext:value-type="float">
            <text:p>478,598</text:p>
          </table:table-cell>
          <table:table-cell office:value-type="float" office:value="135.64" calcext:value-type="float">
            <text:p>135,64</text:p>
          </table:table-cell>
          <table:table-cell/>
          <table:table-cell office:value-type="float" office:value="317.905" calcext:value-type="float">
            <text:p>317,905</text:p>
          </table:table-cell>
          <table:table-cell office:value-type="float" office:value="243.285252" calcext:value-type="float">
            <text:p>243,285252</text:p>
          </table:table-cell>
          <table:table-cell table:number-columns-repeated="7"/>
        </table:table-row>
        <table:table-row table:style-name="ro1">
          <table:table-cell office:value-type="float" office:value="54.402" calcext:value-type="float">
            <text:p>54,402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344.635" calcext:value-type="float">
            <text:p>344,635</text:p>
          </table:table-cell>
          <table:table-cell office:value-type="float" office:value="135.636" calcext:value-type="float">
            <text:p>135,636</text:p>
          </table:table-cell>
          <table:table-cell/>
          <table:table-cell office:value-type="float" office:value="428.13" calcext:value-type="float">
            <text:p>428,13</text:p>
          </table:table-cell>
          <table:table-cell office:value-type="float" office:value="243.234291" calcext:value-type="float">
            <text:p>243,234291</text:p>
          </table:table-cell>
          <table:table-cell table:number-columns-repeated="7"/>
        </table:table-row>
        <table:table-row table:style-name="ro1">
          <table:table-cell office:value-type="float" office:value="56.457" calcext:value-type="float">
            <text:p>56,457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33.207" calcext:value-type="float">
            <text:p>233,207</text:p>
          </table:table-cell>
          <table:table-cell office:value-type="float" office:value="135.34" calcext:value-type="float">
            <text:p>135,34</text:p>
          </table:table-cell>
          <table:table-cell/>
          <table:table-cell office:value-type="float" office:value="487.445" calcext:value-type="float">
            <text:p>487,445</text:p>
          </table:table-cell>
          <table:table-cell office:value-type="float" office:value="243.21536" calcext:value-type="float">
            <text:p>243,21536</text:p>
          </table:table-cell>
          <table:table-cell table:number-columns-repeated="7"/>
        </table:table-row>
        <table:table-row table:style-name="ro1">
          <table:table-cell office:value-type="float" office:value="53.212" calcext:value-type="float">
            <text:p>53,212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02.971" calcext:value-type="float">
            <text:p>202,971</text:p>
          </table:table-cell>
          <table:table-cell office:value-type="float" office:value="135.315" calcext:value-type="float">
            <text:p>135,315</text:p>
          </table:table-cell>
          <table:table-cell/>
          <table:table-cell office:value-type="float" office:value="311.748" calcext:value-type="float">
            <text:p>311,748</text:p>
          </table:table-cell>
          <table:table-cell office:value-type="float" office:value="243.15639" calcext:value-type="float">
            <text:p>243,15639</text:p>
          </table:table-cell>
          <table:table-cell table:number-columns-repeated="7"/>
        </table:table-row>
        <table:table-row table:style-name="ro1">
          <table:table-cell office:value-type="float" office:value="57.956" calcext:value-type="float">
            <text:p>57,956</text:p>
          </table:table-cell>
          <table:table-cell office:value-type="float" office:value="1.033" calcext:value-type="float">
            <text:p>1,033</text:p>
          </table:table-cell>
          <table:table-cell/>
          <table:table-cell office:value-type="float" office:value="606.867" calcext:value-type="float">
            <text:p>606,867</text:p>
          </table:table-cell>
          <table:table-cell office:value-type="float" office:value="135.161" calcext:value-type="float">
            <text:p>135,161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43.122065" calcext:value-type="float">
            <text:p>243,122065</text:p>
          </table:table-cell>
          <table:table-cell table:number-columns-repeated="7"/>
        </table:table-row>
        <table:table-row table:style-name="ro1">
          <table:table-cell office:value-type="float" office:value="55.429" calcext:value-type="float">
            <text:p>55,429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555.116" calcext:value-type="float">
            <text:p>555,116</text:p>
          </table:table-cell>
          <table:table-cell office:value-type="float" office:value="135.042" calcext:value-type="float">
            <text:p>135,042</text:p>
          </table:table-cell>
          <table:table-cell/>
          <table:table-cell office:value-type="float" office:value="320.311" calcext:value-type="float">
            <text:p>320,311</text:p>
          </table:table-cell>
          <table:table-cell office:value-type="float" office:value="243.068468" calcext:value-type="float">
            <text:p>243,068468</text:p>
          </table:table-cell>
          <table:table-cell table:number-columns-repeated="7"/>
        </table:table-row>
        <table:table-row table:style-name="ro1">
          <table:table-cell office:value-type="float" office:value="55.206" calcext:value-type="float">
            <text:p>55,206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423.746" calcext:value-type="float">
            <text:p>423,746</text:p>
          </table:table-cell>
          <table:table-cell office:value-type="float" office:value="134.986" calcext:value-type="float">
            <text:p>134,986</text:p>
          </table:table-cell>
          <table:table-cell/>
          <table:table-cell office:value-type="float" office:value="328.23" calcext:value-type="float">
            <text:p>328,23</text:p>
          </table:table-cell>
          <table:table-cell office:value-type="float" office:value="243.033123" calcext:value-type="float">
            <text:p>243,033123</text:p>
          </table:table-cell>
          <table:table-cell table:number-columns-repeated="7"/>
        </table:table-row>
        <table:table-row table:style-name="ro1">
          <table:table-cell office:value-type="float" office:value="63.036" calcext:value-type="float">
            <text:p>63,036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217.668" calcext:value-type="float">
            <text:p>217,668</text:p>
          </table:table-cell>
          <table:table-cell office:value-type="float" office:value="134.982" calcext:value-type="float">
            <text:p>134,982</text:p>
          </table:table-cell>
          <table:table-cell/>
          <table:table-cell office:value-type="float" office:value="631.832" calcext:value-type="float">
            <text:p>631,832</text:p>
          </table:table-cell>
          <table:table-cell office:value-type="float" office:value="243.031421" calcext:value-type="float">
            <text:p>243,031421</text:p>
          </table:table-cell>
          <table:table-cell table:number-columns-repeated="7"/>
        </table:table-row>
        <table:table-row table:style-name="ro1">
          <table:table-cell office:value-type="float" office:value="55.99" calcext:value-type="float">
            <text:p>55,99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436.938" calcext:value-type="float">
            <text:p>436,938</text:p>
          </table:table-cell>
          <table:table-cell office:value-type="float" office:value="134.97" calcext:value-type="float">
            <text:p>134,97</text:p>
          </table:table-cell>
          <table:table-cell/>
          <table:table-cell office:value-type="float" office:value="317.226" calcext:value-type="float">
            <text:p>317,226</text:p>
          </table:table-cell>
          <table:table-cell office:value-type="float" office:value="242.978317" calcext:value-type="float">
            <text:p>242,978317</text:p>
          </table:table-cell>
          <table:table-cell table:number-columns-repeated="7"/>
        </table:table-row>
        <table:table-row table:style-name="ro1">
          <table:table-cell office:value-type="float" office:value="53.145" calcext:value-type="float">
            <text:p>53,145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66.887" calcext:value-type="float">
            <text:p>266,887</text:p>
          </table:table-cell>
          <table:table-cell office:value-type="float" office:value="134.836" calcext:value-type="float">
            <text:p>134,836</text:p>
          </table:table-cell>
          <table:table-cell/>
          <table:table-cell office:value-type="float" office:value="349.017" calcext:value-type="float">
            <text:p>349,017</text:p>
          </table:table-cell>
          <table:table-cell office:value-type="float" office:value="242.80299" calcext:value-type="float">
            <text:p>242,80299</text:p>
          </table:table-cell>
          <table:table-cell table:number-columns-repeated="7"/>
        </table:table-row>
        <table:table-row table:style-name="ro1">
          <table:table-cell office:value-type="float" office:value="54.848" calcext:value-type="float">
            <text:p>54,848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45.452" calcext:value-type="float">
            <text:p>245,452</text:p>
          </table:table-cell>
          <table:table-cell office:value-type="float" office:value="134.819" calcext:value-type="float">
            <text:p>134,819</text:p>
          </table:table-cell>
          <table:table-cell/>
          <table:table-cell office:value-type="float" office:value="336.4" calcext:value-type="float">
            <text:p>336,4</text:p>
          </table:table-cell>
          <table:table-cell office:value-type="float" office:value="242.789976" calcext:value-type="float">
            <text:p>242,789976</text:p>
          </table:table-cell>
          <table:table-cell table:number-columns-repeated="7"/>
        </table:table-row>
        <table:table-row table:style-name="ro1">
          <table:table-cell office:value-type="float" office:value="55.196" calcext:value-type="float">
            <text:p>55,196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50.104" calcext:value-type="float">
            <text:p>450,104</text:p>
          </table:table-cell>
          <table:table-cell office:value-type="float" office:value="134.815" calcext:value-type="float">
            <text:p>134,815</text:p>
          </table:table-cell>
          <table:table-cell/>
          <table:table-cell office:value-type="float" office:value="311.372" calcext:value-type="float">
            <text:p>311,372</text:p>
          </table:table-cell>
          <table:table-cell office:value-type="float" office:value="242.78071" calcext:value-type="float">
            <text:p>242,78071</text:p>
          </table:table-cell>
          <table:table-cell table:number-columns-repeated="7"/>
        </table:table-row>
        <table:table-row table:style-name="ro1">
          <table:table-cell office:value-type="float" office:value="55.407" calcext:value-type="float">
            <text:p>55,407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81.227" calcext:value-type="float">
            <text:p>481,227</text:p>
          </table:table-cell>
          <table:table-cell office:value-type="float" office:value="134.767" calcext:value-type="float">
            <text:p>134,767</text:p>
          </table:table-cell>
          <table:table-cell/>
          <table:table-cell office:value-type="float" office:value="331.759" calcext:value-type="float">
            <text:p>331,759</text:p>
          </table:table-cell>
          <table:table-cell office:value-type="float" office:value="242.756022" calcext:value-type="float">
            <text:p>242,756022</text:p>
          </table:table-cell>
          <table:table-cell table:number-columns-repeated="7"/>
        </table:table-row>
        <table:table-row table:style-name="ro1">
          <table:table-cell office:value-type="float" office:value="56.656" calcext:value-type="float">
            <text:p>56,656</text:p>
          </table:table-cell>
          <table:table-cell office:value-type="float" office:value="1.019" calcext:value-type="float">
            <text:p>1,019</text:p>
          </table:table-cell>
          <table:table-cell/>
          <table:table-cell office:value-type="float" office:value="639.992" calcext:value-type="float">
            <text:p>639,992</text:p>
          </table:table-cell>
          <table:table-cell office:value-type="float" office:value="134.747" calcext:value-type="float">
            <text:p>134,747</text:p>
          </table:table-cell>
          <table:table-cell/>
          <table:table-cell office:value-type="float" office:value="308.017" calcext:value-type="float">
            <text:p>308,017</text:p>
          </table:table-cell>
          <table:table-cell office:value-type="float" office:value="242.688498" calcext:value-type="float">
            <text:p>242,688498</text:p>
          </table:table-cell>
          <table:table-cell table:number-columns-repeated="7"/>
        </table:table-row>
        <table:table-row table:style-name="ro1">
          <table:table-cell office:value-type="float" office:value="57.449" calcext:value-type="float">
            <text:p>57,449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9.574" calcext:value-type="float">
            <text:p>309,574</text:p>
          </table:table-cell>
          <table:table-cell office:value-type="float" office:value="134.745" calcext:value-type="float">
            <text:p>134,745</text:p>
          </table:table-cell>
          <table:table-cell/>
          <table:table-cell office:value-type="float" office:value="345.915" calcext:value-type="float">
            <text:p>345,915</text:p>
          </table:table-cell>
          <table:table-cell office:value-type="float" office:value="242.583312" calcext:value-type="float">
            <text:p>242,583312</text:p>
          </table:table-cell>
          <table:table-cell table:number-columns-repeated="7"/>
        </table:table-row>
        <table:table-row table:style-name="ro1">
          <table:table-cell office:value-type="float" office:value="53.476" calcext:value-type="float">
            <text:p>53,476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6.441" calcext:value-type="float">
            <text:p>306,441</text:p>
          </table:table-cell>
          <table:table-cell office:value-type="float" office:value="134.649" calcext:value-type="float">
            <text:p>134,649</text:p>
          </table:table-cell>
          <table:table-cell/>
          <table:table-cell office:value-type="float" office:value="5608.121" calcext:value-type="float">
            <text:p>5608,121</text:p>
          </table:table-cell>
          <table:table-cell office:value-type="float" office:value="242.507123" calcext:value-type="float">
            <text:p>242,507123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201.452" calcext:value-type="float">
            <text:p>201,452</text:p>
          </table:table-cell>
          <table:table-cell office:value-type="float" office:value="134.634" calcext:value-type="float">
            <text:p>134,634</text:p>
          </table:table-cell>
          <table:table-cell/>
          <table:table-cell office:value-type="float" office:value="336.692" calcext:value-type="float">
            <text:p>336,692</text:p>
          </table:table-cell>
          <table:table-cell office:value-type="float" office:value="242.493356" calcext:value-type="float">
            <text:p>242,493356</text:p>
          </table:table-cell>
          <table:table-cell table:number-columns-repeated="7"/>
        </table:table-row>
        <table:table-row table:style-name="ro1">
          <table:table-cell office:value-type="float" office:value="55.906" calcext:value-type="float">
            <text:p>55,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3.341" calcext:value-type="float">
            <text:p>393,341</text:p>
          </table:table-cell>
          <table:table-cell office:value-type="float" office:value="134.568" calcext:value-type="float">
            <text:p>134,568</text:p>
          </table:table-cell>
          <table:table-cell/>
          <table:table-cell office:value-type="float" office:value="314.425" calcext:value-type="float">
            <text:p>314,425</text:p>
          </table:table-cell>
          <table:table-cell office:value-type="float" office:value="242.470025" calcext:value-type="float">
            <text:p>242,470025</text:p>
          </table:table-cell>
          <table:table-cell table:number-columns-repeated="7"/>
        </table:table-row>
        <table:table-row table:style-name="ro1">
          <table:table-cell office:value-type="float" office:value="54.648" calcext:value-type="float">
            <text:p>54,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2.672" calcext:value-type="float">
            <text:p>452,672</text:p>
          </table:table-cell>
          <table:table-cell office:value-type="float" office:value="134.492" calcext:value-type="float">
            <text:p>134,492</text:p>
          </table:table-cell>
          <table:table-cell/>
          <table:table-cell office:value-type="float" office:value="355.376" calcext:value-type="float">
            <text:p>355,376</text:p>
          </table:table-cell>
          <table:table-cell office:value-type="float" office:value="242.45255" calcext:value-type="float">
            <text:p>242,45255</text:p>
          </table:table-cell>
          <table:table-cell table:number-columns-repeated="7"/>
        </table:table-row>
        <table:table-row table:style-name="ro1">
          <table:table-cell office:value-type="float" office:value="78.373" calcext:value-type="float">
            <text:p>78,373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334.064" calcext:value-type="float">
            <text:p>334,064</text:p>
          </table:table-cell>
          <table:table-cell office:value-type="float" office:value="134.406" calcext:value-type="float">
            <text:p>134,406</text:p>
          </table:table-cell>
          <table:table-cell/>
          <table:table-cell office:value-type="float" office:value="562.724" calcext:value-type="float">
            <text:p>562,724</text:p>
          </table:table-cell>
          <table:table-cell office:value-type="float" office:value="242.411014" calcext:value-type="float">
            <text:p>242,411014</text:p>
          </table:table-cell>
          <table:table-cell table:number-columns-repeated="7"/>
        </table:table-row>
        <table:table-row table:style-name="ro1">
          <table:table-cell office:value-type="float" office:value="60.078" calcext:value-type="float">
            <text:p>60,078</text:p>
          </table:table-cell>
          <table:table-cell office:value-type="float" office:value="0.989" calcext:value-type="float">
            <text:p>0,989</text:p>
          </table:table-cell>
          <table:table-cell/>
          <table:table-cell office:value-type="float" office:value="235.954" calcext:value-type="float">
            <text:p>235,954</text:p>
          </table:table-cell>
          <table:table-cell office:value-type="float" office:value="134.001" calcext:value-type="float">
            <text:p>134,001</text:p>
          </table:table-cell>
          <table:table-cell/>
          <table:table-cell office:value-type="float" office:value="1324.408" calcext:value-type="float">
            <text:p>1324,408</text:p>
          </table:table-cell>
          <table:table-cell office:value-type="float" office:value="242.365879" calcext:value-type="float">
            <text:p>242,365879</text:p>
          </table:table-cell>
          <table:table-cell table:number-columns-repeated="7"/>
        </table:table-row>
        <table:table-row table:style-name="ro1">
          <table:table-cell office:value-type="float" office:value="53.759" calcext:value-type="float">
            <text:p>53,759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635.643" calcext:value-type="float">
            <text:p>635,643</text:p>
          </table:table-cell>
          <table:table-cell office:value-type="float" office:value="133.918" calcext:value-type="float">
            <text:p>133,918</text:p>
          </table:table-cell>
          <table:table-cell/>
          <table:table-cell office:value-type="float" office:value="311.492" calcext:value-type="float">
            <text:p>311,492</text:p>
          </table:table-cell>
          <table:table-cell office:value-type="float" office:value="242.343814" calcext:value-type="float">
            <text:p>242,343814</text:p>
          </table:table-cell>
          <table:table-cell table:number-columns-repeated="7"/>
        </table:table-row>
        <table:table-row table:style-name="ro1">
          <table:table-cell office:value-type="float" office:value="58.231" calcext:value-type="float">
            <text:p>58,231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762.266" calcext:value-type="float">
            <text:p>762,266</text:p>
          </table:table-cell>
          <table:table-cell office:value-type="float" office:value="133.902" calcext:value-type="float">
            <text:p>133,902</text:p>
          </table:table-cell>
          <table:table-cell/>
          <table:table-cell office:value-type="float" office:value="321.248" calcext:value-type="float">
            <text:p>321,248</text:p>
          </table:table-cell>
          <table:table-cell office:value-type="float" office:value="242.230372" calcext:value-type="float">
            <text:p>242,230372</text:p>
          </table:table-cell>
          <table:table-cell table:number-columns-repeated="7"/>
        </table:table-row>
        <table:table-row table:style-name="ro1">
          <table:table-cell office:value-type="float" office:value="54.068" calcext:value-type="float">
            <text:p>54,068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318.214" calcext:value-type="float">
            <text:p>318,214</text:p>
          </table:table-cell>
          <table:table-cell office:value-type="float" office:value="133.896" calcext:value-type="float">
            <text:p>133,896</text:p>
          </table:table-cell>
          <table:table-cell/>
          <table:table-cell office:value-type="float" office:value="465.273" calcext:value-type="float">
            <text:p>465,273</text:p>
          </table:table-cell>
          <table:table-cell office:value-type="float" office:value="242.067836" calcext:value-type="float">
            <text:p>242,067836</text:p>
          </table:table-cell>
          <table:table-cell table:number-columns-repeated="7"/>
        </table:table-row>
        <table:table-row table:style-name="ro1">
          <table:table-cell office:value-type="float" office:value="62.144" calcext:value-type="float">
            <text:p>62,144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372.286" calcext:value-type="float">
            <text:p>372,286</text:p>
          </table:table-cell>
          <table:table-cell office:value-type="float" office:value="133.887" calcext:value-type="float">
            <text:p>133,887</text:p>
          </table:table-cell>
          <table:table-cell/>
          <table:table-cell office:value-type="float" office:value="313.514" calcext:value-type="float">
            <text:p>313,514</text:p>
          </table:table-cell>
          <table:table-cell office:value-type="float" office:value="242.005432" calcext:value-type="float">
            <text:p>242,005432</text:p>
          </table:table-cell>
          <table:table-cell table:number-columns-repeated="7"/>
        </table:table-row>
        <table:table-row table:style-name="ro1">
          <table:table-cell office:value-type="float" office:value="56.689" calcext:value-type="float">
            <text:p>56,689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28.955" calcext:value-type="float">
            <text:p>328,955</text:p>
          </table:table-cell>
          <table:table-cell office:value-type="float" office:value="133.781" calcext:value-type="float">
            <text:p>133,781</text:p>
          </table:table-cell>
          <table:table-cell/>
          <table:table-cell office:value-type="float" office:value="322.077" calcext:value-type="float">
            <text:p>322,077</text:p>
          </table:table-cell>
          <table:table-cell office:value-type="float" office:value="241.91983" calcext:value-type="float">
            <text:p>241,91983</text:p>
          </table:table-cell>
          <table:table-cell table:number-columns-repeated="7"/>
        </table:table-row>
        <table:table-row table:style-name="ro1">
          <table:table-cell office:value-type="float" office:value="63.784" calcext:value-type="float">
            <text:p>63,784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301.302" calcext:value-type="float">
            <text:p>301,302</text:p>
          </table:table-cell>
          <table:table-cell office:value-type="float" office:value="133.703" calcext:value-type="float">
            <text:p>133,703</text:p>
          </table:table-cell>
          <table:table-cell/>
          <table:table-cell office:value-type="float" office:value="1313.303" calcext:value-type="float">
            <text:p>1313,303</text:p>
          </table:table-cell>
          <table:table-cell office:value-type="float" office:value="241.809458" calcext:value-type="float">
            <text:p>241,809458</text:p>
          </table:table-cell>
          <table:table-cell table:number-columns-repeated="7"/>
        </table:table-row>
        <table:table-row table:style-name="ro1">
          <table:table-cell office:value-type="float" office:value="57.776" calcext:value-type="float">
            <text:p>57,776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188.752" calcext:value-type="float">
            <text:p>188,752</text:p>
          </table:table-cell>
          <table:table-cell office:value-type="float" office:value="133.689" calcext:value-type="float">
            <text:p>133,689</text:p>
          </table:table-cell>
          <table:table-cell/>
          <table:table-cell office:value-type="float" office:value="589.055" calcext:value-type="float">
            <text:p>589,055</text:p>
          </table:table-cell>
          <table:table-cell office:value-type="float" office:value="241.784232" calcext:value-type="float">
            <text:p>241,784232</text:p>
          </table:table-cell>
          <table:table-cell table:number-columns-repeated="7"/>
        </table:table-row>
        <table:table-row table:style-name="ro1">
          <table:table-cell office:value-type="float" office:value="71.315" calcext:value-type="float">
            <text:p>71,315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493.109" calcext:value-type="float">
            <text:p>493,109</text:p>
          </table:table-cell>
          <table:table-cell office:value-type="float" office:value="133.568" calcext:value-type="float">
            <text:p>133,568</text:p>
          </table:table-cell>
          <table:table-cell/>
          <table:table-cell office:value-type="float" office:value="364.237" calcext:value-type="float">
            <text:p>364,237</text:p>
          </table:table-cell>
          <table:table-cell office:value-type="float" office:value="241.737941" calcext:value-type="float">
            <text:p>241,737941</text:p>
          </table:table-cell>
          <table:table-cell table:number-columns-repeated="7"/>
        </table:table-row>
        <table:table-row table:style-name="ro1">
          <table:table-cell office:value-type="float" office:value="56.336" calcext:value-type="float">
            <text:p>56,336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304.155" calcext:value-type="float">
            <text:p>304,155</text:p>
          </table:table-cell>
          <table:table-cell office:value-type="float" office:value="133.451" calcext:value-type="float">
            <text:p>133,451</text:p>
          </table:table-cell>
          <table:table-cell/>
          <table:table-cell office:value-type="float" office:value="330.031" calcext:value-type="float">
            <text:p>330,031</text:p>
          </table:table-cell>
          <table:table-cell office:value-type="float" office:value="241.736724" calcext:value-type="float">
            <text:p>241,736724</text:p>
          </table:table-cell>
          <table:table-cell table:number-columns-repeated="7"/>
        </table:table-row>
        <table:table-row table:style-name="ro1">
          <table:table-cell office:value-type="float" office:value="56.473" calcext:value-type="float">
            <text:p>56,473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33.307" calcext:value-type="float">
            <text:p>233,307</text:p>
          </table:table-cell>
          <table:table-cell office:value-type="float" office:value="133.101" calcext:value-type="float">
            <text:p>133,101</text:p>
          </table:table-cell>
          <table:table-cell/>
          <table:table-cell office:value-type="float" office:value="314.565" calcext:value-type="float">
            <text:p>314,565</text:p>
          </table:table-cell>
          <table:table-cell office:value-type="float" office:value="241.666091" calcext:value-type="float">
            <text:p>241,666091</text:p>
          </table:table-cell>
          <table:table-cell table:number-columns-repeated="7"/>
        </table:table-row>
        <table:table-row table:style-name="ro1">
          <table:table-cell office:value-type="float" office:value="58.245" calcext:value-type="float">
            <text:p>58,245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10.974" calcext:value-type="float">
            <text:p>210,974</text:p>
          </table:table-cell>
          <table:table-cell office:value-type="float" office:value="132.742" calcext:value-type="float">
            <text:p>132,742</text:p>
          </table:table-cell>
          <table:table-cell/>
          <table:table-cell office:value-type="float" office:value="312.947" calcext:value-type="float">
            <text:p>312,947</text:p>
          </table:table-cell>
          <table:table-cell office:value-type="float" office:value="241.256808" calcext:value-type="float">
            <text:p>241,256808</text:p>
          </table:table-cell>
          <table:table-cell table:number-columns-repeated="7"/>
        </table:table-row>
        <table:table-row table:style-name="ro1">
          <table:table-cell office:value-type="float" office:value="60.757" calcext:value-type="float">
            <text:p>60,75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04.283" calcext:value-type="float">
            <text:p>204,283</text:p>
          </table:table-cell>
          <table:table-cell office:value-type="float" office:value="132.448" calcext:value-type="float">
            <text:p>132,448</text:p>
          </table:table-cell>
          <table:table-cell/>
          <table:table-cell office:value-type="float" office:value="308.746" calcext:value-type="float">
            <text:p>308,746</text:p>
          </table:table-cell>
          <table:table-cell office:value-type="float" office:value="241.070872" calcext:value-type="float">
            <text:p>241,070872</text:p>
          </table:table-cell>
          <table:table-cell table:number-columns-repeated="7"/>
        </table:table-row>
        <table:table-row table:style-name="ro1">
          <table:table-cell office:value-type="float" office:value="55.991" calcext:value-type="float">
            <text:p>55,991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347.916" calcext:value-type="float">
            <text:p>347,916</text:p>
          </table:table-cell>
          <table:table-cell office:value-type="float" office:value="131.651" calcext:value-type="float">
            <text:p>131,651</text:p>
          </table:table-cell>
          <table:table-cell/>
          <table:table-cell office:value-type="float" office:value="310.593" calcext:value-type="float">
            <text:p>310,593</text:p>
          </table:table-cell>
          <table:table-cell office:value-type="float" office:value="241.028611" calcext:value-type="float">
            <text:p>241,028611</text:p>
          </table:table-cell>
          <table:table-cell table:number-columns-repeated="7"/>
        </table:table-row>
        <table:table-row table:style-name="ro1">
          <table:table-cell office:value-type="float" office:value="54.795" calcext:value-type="float">
            <text:p>54,795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394.416" calcext:value-type="float">
            <text:p>394,416</text:p>
          </table:table-cell>
          <table:table-cell office:value-type="float" office:value="131.452" calcext:value-type="float">
            <text:p>131,452</text:p>
          </table:table-cell>
          <table:table-cell/>
          <table:table-cell office:value-type="float" office:value="466.186" calcext:value-type="float">
            <text:p>466,186</text:p>
          </table:table-cell>
          <table:table-cell office:value-type="float" office:value="240.911591" calcext:value-type="float">
            <text:p>240,911591</text:p>
          </table:table-cell>
          <table:table-cell table:number-columns-repeated="7"/>
        </table:table-row>
        <table:table-row table:style-name="ro1">
          <table:table-cell office:value-type="float" office:value="58.551" calcext:value-type="float">
            <text:p>58,551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797.052" calcext:value-type="float">
            <text:p>797,052</text:p>
          </table:table-cell>
          <table:table-cell office:value-type="float" office:value="131.418" calcext:value-type="float">
            <text:p>131,418</text:p>
          </table:table-cell>
          <table:table-cell/>
          <table:table-cell office:value-type="float" office:value="329.989" calcext:value-type="float">
            <text:p>329,989</text:p>
          </table:table-cell>
          <table:table-cell office:value-type="float" office:value="240.892985" calcext:value-type="float">
            <text:p>240,892985</text:p>
          </table:table-cell>
          <table:table-cell table:number-columns-repeated="7"/>
        </table:table-row>
        <table:table-row table:style-name="ro1">
          <table:table-cell office:value-type="float" office:value="54.676" calcext:value-type="float">
            <text:p>54,676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356.564" calcext:value-type="float">
            <text:p>356,564</text:p>
          </table:table-cell>
          <table:table-cell office:value-type="float" office:value="131.373" calcext:value-type="float">
            <text:p>131,373</text:p>
          </table:table-cell>
          <table:table-cell/>
          <table:table-cell office:value-type="float" office:value="337.176" calcext:value-type="float">
            <text:p>337,176</text:p>
          </table:table-cell>
          <table:table-cell office:value-type="float" office:value="240.834614" calcext:value-type="float">
            <text:p>240,834614</text:p>
          </table:table-cell>
          <table:table-cell table:number-columns-repeated="7"/>
        </table:table-row>
        <table:table-row table:style-name="ro1">
          <table:table-cell office:value-type="float" office:value="56.408" calcext:value-type="float">
            <text:p>56,408</text:p>
          </table:table-cell>
          <table:table-cell office:value-type="float" office:value="0.876" calcext:value-type="float">
            <text:p>0,876</text:p>
          </table:table-cell>
          <table:table-cell/>
          <table:table-cell office:value-type="float" office:value="472.862" calcext:value-type="float">
            <text:p>472,862</text:p>
          </table:table-cell>
          <table:table-cell office:value-type="float" office:value="130.273" calcext:value-type="float">
            <text:p>130,273</text:p>
          </table:table-cell>
          <table:table-cell/>
          <table:table-cell office:value-type="float" office:value="319.982" calcext:value-type="float">
            <text:p>319,982</text:p>
          </table:table-cell>
          <table:table-cell office:value-type="float" office:value="240.683649" calcext:value-type="float">
            <text:p>240,683649</text:p>
          </table:table-cell>
          <table:table-cell table:number-columns-repeated="7"/>
        </table:table-row>
        <table:table-row table:style-name="ro1">
          <table:table-cell office:value-type="float" office:value="64.267" calcext:value-type="float">
            <text:p>64,267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760.307" calcext:value-type="float">
            <text:p>760,307</text:p>
          </table:table-cell>
          <table:table-cell office:value-type="float" office:value="127.71" calcext:value-type="float">
            <text:p>127,71</text:p>
          </table:table-cell>
          <table:table-cell/>
          <table:table-cell office:value-type="float" office:value="332.7" calcext:value-type="float">
            <text:p>332,7</text:p>
          </table:table-cell>
          <table:table-cell office:value-type="float" office:value="239.700276" calcext:value-type="float">
            <text:p>239,70027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D5:'PY37-128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D5:'PY37-256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D5:'PY37-512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D5:'PY37-1024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D5:'PY37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23:06:30.77311562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9T23:58:50.994827385</dc:date>
    <meta:editing-duration>PT6H18M33S</meta:editing-duration>
    <meta:editing-cycles>20</meta:editing-cycles>
    <meta:generator>LibreOffice/5.1.6.2$Linux_X86_64 LibreOffice_project/10m0$Build-2</meta:generator>
    <meta:document-statistic meta:table-count="6" meta:cell-count="2393" meta:object-count="0"/>
  </office:meta>
</office:document-meta>
</file>